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0.398cm" table:align="left"/>
    </style:style>
    <style:style style:name="Tableau1.A" style:family="table-column">
      <style:table-column-properties style:column-width="1.334cm"/>
    </style:style>
    <style:style style:name="Tableau1.B" style:family="table-column">
      <style:table-column-properties style:column-width="2.468cm"/>
    </style:style>
    <style:style style:name="Tableau1.C" style:family="table-column">
      <style:table-column-properties style:column-width="6.597cm"/>
    </style:style>
    <style:style style:name="Tableau1.A1" style:family="table-cell">
      <style:table-cell-properties style:vertical-align="middle" fo:padding="0.049cm" fo:border="none"/>
    </style:style>
    <style:style style:name="Tableau2" style:family="table">
      <style:table-properties style:width="13.903cm" table:align="left"/>
    </style:style>
    <style:style style:name="Tableau2.A" style:family="table-column">
      <style:table-column-properties style:column-width="4.531cm"/>
    </style:style>
    <style:style style:name="Tableau2.B" style:family="table-column">
      <style:table-column-properties style:column-width="9.372cm"/>
    </style:style>
    <style:style style:name="Tableau2.A1" style:family="table-cell">
      <style:table-cell-properties style:vertical-align="middle" fo:padding="0.049cm" fo:border="none"/>
    </style:style>
    <style:style style:name="Tableau3" style:family="table">
      <style:table-properties style:width="12.652cm" table:align="left"/>
    </style:style>
    <style:style style:name="Tableau3.A" style:family="table-column">
      <style:table-column-properties style:column-width="2.891cm"/>
    </style:style>
    <style:style style:name="Tableau3.B" style:family="table-column">
      <style:table-column-properties style:column-width="3.371cm"/>
    </style:style>
    <style:style style:name="Tableau3.C" style:family="table-column">
      <style:table-column-properties style:column-width="2.09cm"/>
    </style:style>
    <style:style style:name="Tableau3.D" style:family="table-column">
      <style:table-column-properties style:column-width="4.3cm"/>
    </style:style>
    <style:style style:name="Tableau3.A1" style:family="table-cell">
      <style:table-cell-properties style:vertical-align="middle" fo:padding="0.049cm" fo:border="none"/>
    </style:style>
    <style:style style:name="Tableau4" style:family="table">
      <style:table-properties style:width="12.665cm" table:align="left"/>
    </style:style>
    <style:style style:name="Tableau4.A" style:family="table-column">
      <style:table-column-properties style:column-width="3.186cm"/>
    </style:style>
    <style:style style:name="Tableau4.B" style:family="table-column">
      <style:table-column-properties style:column-width="3.089cm"/>
    </style:style>
    <style:style style:name="Tableau4.C" style:family="table-column">
      <style:table-column-properties style:column-width="2.09cm"/>
    </style:style>
    <style:style style:name="Tableau4.D" style:family="table-column">
      <style:table-column-properties style:column-width="4.3cm"/>
    </style:style>
    <style:style style:name="Tableau4.A1" style:family="table-cell">
      <style:table-cell-properties style:vertical-align="middle" fo:padding="0.049cm" fo:border="none"/>
    </style:style>
    <style:style style:name="Tableau5" style:family="table">
      <style:table-properties style:width="13.674cm" table:align="left"/>
    </style:style>
    <style:style style:name="Tableau5.A" style:family="table-column">
      <style:table-column-properties style:column-width="4.383cm"/>
    </style:style>
    <style:style style:name="Tableau5.B" style:family="table-column">
      <style:table-column-properties style:column-width="1.669cm"/>
    </style:style>
    <style:style style:name="Tableau5.C" style:family="table-column">
      <style:table-column-properties style:column-width="3.321cm"/>
    </style:style>
    <style:style style:name="Tableau5.D" style:family="table-column">
      <style:table-column-properties style:column-width="4.3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4.787cm"/>
    </style:style>
    <style:style style:name="Tableau6.B" style:family="table-column">
      <style:table-column-properties style:column-width="4.306cm"/>
    </style:style>
    <style:style style:name="Tableau6.C" style:family="table-column">
      <style:table-column-properties style:column-width="7.908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4.27cm"/>
    </style:style>
    <style:style style:name="Tableau7.B" style:family="table-column">
      <style:table-column-properties style:column-width="7.676cm"/>
    </style:style>
    <style:style style:name="Tableau7.C" style:family="table-column">
      <style:table-column-properties style:column-width="5.054cm"/>
    </style:style>
    <style:style style:name="Tableau7.A1" style:family="table-cell">
      <style:table-cell-properties style:vertical-align="middle" fo:padding="0.049cm" fo:border="none"/>
    </style:style>
    <style:style style:name="Tableau8" style:family="table">
      <style:table-properties style:width="13.351cm" table:align="left"/>
    </style:style>
    <style:style style:name="Tableau8.A" style:family="table-column">
      <style:table-column-properties style:column-width="1.575cm"/>
    </style:style>
    <style:style style:name="Tableau8.B" style:family="table-column">
      <style:table-column-properties style:column-width="4.759cm"/>
    </style:style>
    <style:style style:name="Tableau8.C" style:family="table-column">
      <style:table-column-properties style:column-width="7.017cm"/>
    </style:style>
    <style:style style:name="Tableau8.A1" style:family="table-cell">
      <style:table-cell-properties style:vertical-align="middle" fo:padding="0.049cm" fo:border="none"/>
    </style:style>
    <style:style style:name="Tableau9" style:family="table">
      <style:table-properties style:width="13.877cm" table:align="left"/>
    </style:style>
    <style:style style:name="Tableau9.A" style:family="table-column">
      <style:table-column-properties style:column-width="4.41cm"/>
    </style:style>
    <style:style style:name="Tableau9.B" style:family="table-column">
      <style:table-column-properties style:column-width="9.467cm"/>
    </style:style>
    <style:style style:name="Tableau9.A1" style:family="table-cell">
      <style:table-cell-properties style:vertical-align="middle" fo:padding="0.049cm" fo:border="none"/>
    </style:style>
    <style:style style:name="Tableau10" style:family="table">
      <style:table-properties style:width="10.398cm" table:align="left"/>
    </style:style>
    <style:style style:name="Tableau10.A" style:family="table-column">
      <style:table-column-properties style:column-width="1.334cm"/>
    </style:style>
    <style:style style:name="Tableau10.B" style:family="table-column">
      <style:table-column-properties style:column-width="2.468cm"/>
    </style:style>
    <style:style style:name="Tableau10.C" style:family="table-column">
      <style:table-column-properties style:column-width="6.597cm"/>
    </style:style>
    <style:style style:name="Tableau10.A1" style:family="table-cell">
      <style:table-cell-properties style:vertical-align="middle" fo:padding="0.049cm" fo:border="none"/>
    </style:style>
    <style:style style:name="Tableau11" style:family="table">
      <style:table-properties style:width="13.903cm" table:align="left"/>
    </style:style>
    <style:style style:name="Tableau11.A" style:family="table-column">
      <style:table-column-properties style:column-width="4.531cm"/>
    </style:style>
    <style:style style:name="Tableau11.B" style:family="table-column">
      <style:table-column-properties style:column-width="9.372cm"/>
    </style:style>
    <style:style style:name="Tableau11.A1" style:family="table-cell">
      <style:table-cell-properties style:vertical-align="middle" fo:padding="0.049cm" fo:border="none"/>
    </style:style>
    <style:style style:name="Tableau12" style:family="table">
      <style:table-properties style:width="15.602cm" table:align="left"/>
    </style:style>
    <style:style style:name="Tableau12.A" style:family="table-column">
      <style:table-column-properties style:column-width="3.073cm"/>
    </style:style>
    <style:style style:name="Tableau12.B" style:family="table-column">
      <style:table-column-properties style:column-width="12.529cm"/>
    </style:style>
    <style:style style:name="Tableau12.A1" style:family="table-cell">
      <style:table-cell-properties style:vertical-align="middle" fo:padding="0.049cm" fo:border="none"/>
    </style:style>
    <style:style style:name="Tableau13" style:family="table">
      <style:table-properties style:width="11.92cm" table:align="left"/>
    </style:style>
    <style:style style:name="Tableau13.A" style:family="table-column">
      <style:table-column-properties style:column-width="1.154cm"/>
    </style:style>
    <style:style style:name="Tableau13.B" style:family="table-column">
      <style:table-column-properties style:column-width="2.596cm"/>
    </style:style>
    <style:style style:name="Tableau13.C" style:family="table-column">
      <style:table-column-properties style:column-width="8.17cm"/>
    </style:style>
    <style:style style:name="Tableau13.A1" style:family="table-cell">
      <style:table-cell-properties style:vertical-align="middle" fo:padding="0.049cm" fo:border="none"/>
    </style:style>
    <style:style style:name="Tableau14" style:family="table">
      <style:table-properties style:width="8.573cm" table:align="left"/>
    </style:style>
    <style:style style:name="Tableau14.A" style:family="table-column">
      <style:table-column-properties style:column-width="1.991cm"/>
    </style:style>
    <style:style style:name="Tableau14.B" style:family="table-column">
      <style:table-column-properties style:column-width="6.581cm"/>
    </style:style>
    <style:style style:name="Tableau14.A1" style:family="table-cell">
      <style:table-cell-properties style:vertical-align="middle" fo:padding="0.049cm" fo:border="none"/>
    </style:style>
    <style:style style:name="Tableau15" style:family="table">
      <style:table-properties style:width="14.349cm" table:align="left"/>
    </style:style>
    <style:style style:name="Tableau15.A" style:family="table-column">
      <style:table-column-properties style:column-width="5.376cm"/>
    </style:style>
    <style:style style:name="Tableau15.B" style:family="table-column">
      <style:table-column-properties style:column-width="8.973cm"/>
    </style:style>
    <style:style style:name="Tableau15.A1" style:family="table-cell">
      <style:table-cell-properties style:vertical-align="middle" fo:padding="0.049cm" fo:border="none"/>
    </style:style>
    <style:style style:name="Tableau16" style:family="table">
      <style:table-properties style:width="11.836cm" table:align="left"/>
    </style:style>
    <style:style style:name="Tableau16.A" style:family="table-column">
      <style:table-column-properties style:column-width="2.697cm"/>
    </style:style>
    <style:style style:name="Tableau16.B" style:family="table-column">
      <style:table-column-properties style:column-width="9.139cm"/>
    </style:style>
    <style:style style:name="Tableau16.A1" style:family="table-cell">
      <style:table-cell-properties style:vertical-align="middle" fo:padding="0.049cm" fo:border="none"/>
    </style:style>
    <style:style style:name="Tableau17" style:family="table">
      <style:table-properties style:width="11.92cm" table:align="left"/>
    </style:style>
    <style:style style:name="Tableau17.A" style:family="table-column">
      <style:table-column-properties style:column-width="1.154cm"/>
    </style:style>
    <style:style style:name="Tableau17.B" style:family="table-column">
      <style:table-column-properties style:column-width="2.596cm"/>
    </style:style>
    <style:style style:name="Tableau17.C" style:family="table-column">
      <style:table-column-properties style:column-width="8.17cm"/>
    </style:style>
    <style:style style:name="Tableau17.A1" style:family="table-cell">
      <style:table-cell-properties style:vertical-align="middle" fo:padding="0.049cm" fo:border="none"/>
    </style:style>
    <style:style style:name="Tableau18" style:family="table">
      <style:table-properties style:width="8.573cm" table:align="left"/>
    </style:style>
    <style:style style:name="Tableau18.A" style:family="table-column">
      <style:table-column-properties style:column-width="1.991cm"/>
    </style:style>
    <style:style style:name="Tableau18.B" style:family="table-column">
      <style:table-column-properties style:column-width="6.581cm"/>
    </style:style>
    <style:style style:name="Tableau18.A1" style:family="table-cell">
      <style:table-cell-properties style:vertical-align="middle" fo:padding="0.049cm" fo:border="none"/>
    </style:style>
    <style:style style:name="Tableau19" style:family="table">
      <style:table-properties style:width="14.349cm" table:align="left"/>
    </style:style>
    <style:style style:name="Tableau19.A" style:family="table-column">
      <style:table-column-properties style:column-width="5.376cm"/>
    </style:style>
    <style:style style:name="Tableau19.B" style:family="table-column">
      <style:table-column-properties style:column-width="8.973cm"/>
    </style:style>
    <style:style style:name="Tableau19.A1" style:family="table-cell">
      <style:table-cell-properties style:vertical-align="middle" fo:padding="0.049cm" fo:border="none"/>
    </style:style>
    <style:style style:name="Tableau20" style:family="table">
      <style:table-properties style:width="11.836cm" table:align="left"/>
    </style:style>
    <style:style style:name="Tableau20.A" style:family="table-column">
      <style:table-column-properties style:column-width="2.697cm"/>
    </style:style>
    <style:style style:name="Tableau20.B" style:family="table-column">
      <style:table-column-properties style:column-width="9.139cm"/>
    </style:style>
    <style:style style:name="Tableau20.A1" style:family="table-cell">
      <style:table-cell-properties style:vertical-align="middle" fo:padding="0.049cm" fo:border="none"/>
    </style:style>
    <style:style style:name="Tableau21" style:family="table">
      <style:table-properties style:width="15.665cm" table:align="left"/>
    </style:style>
    <style:style style:name="Tableau21.A" style:family="table-column">
      <style:table-column-properties style:column-width="7.071cm"/>
    </style:style>
    <style:style style:name="Tableau21.B" style:family="table-column">
      <style:table-column-properties style:column-width="8.594cm"/>
    </style:style>
    <style:style style:name="Tableau21.A1" style:family="table-cell">
      <style:table-cell-properties style:vertical-align="middle" fo:padding="0.049cm" fo:border="none"/>
    </style:style>
    <style:style style:name="P1" style:family="paragraph" style:parent-style-name="Heading_20_1">
      <style:paragraph-properties fo:margin-top="0cm" fo:margin-bottom="0.247cm" style:contextual-spacing="false" fo:line-height="115%"/>
    </style:style>
    <style:style style:name="P2" style:family="paragraph" style:parent-style-name="Heading_20_3">
      <style:paragraph-properties fo:margin-top="0cm" fo:margin-bottom="0.247cm" style:contextual-spacing="false" fo:line-height="115%"/>
    </style:style>
    <style:style style:name="P3" style:family="paragraph" style:parent-style-name="Text_20_body">
      <style:paragraph-properties fo:margin-top="0cm" fo:margin-bottom="0.247cm" style:contextual-spacing="false" fo:line-height="115%"/>
    </style:style>
    <style:style style:name="P4" style:family="paragraph" style:parent-style-name="Text_20_body">
      <style:paragraph-properties fo:margin-top="0cm" fo:margin-bottom="0.247cm" style:contextual-spacing="false" fo:line-height="115%"/>
      <style:text-properties officeooo:paragraph-rsid="001f6f93"/>
    </style:style>
    <style:style style:name="P5" style:family="paragraph" style:parent-style-name="Heading_20_3">
      <style:paragraph-properties fo:margin-top="0cm" fo:margin-bottom="0.247cm" style:contextual-spacing="false" fo:line-height="115%" fo:keep-with-next="always"/>
    </style:style>
    <style:style style:name="P6" style:family="paragraph" style:parent-style-name="Text_20_body" style:list-style-name="L1"/>
    <style:style style:name="P7" style:family="paragraph" style:parent-style-name="Standard">
      <style:text-properties officeooo:paragraph-rsid="001f6f93"/>
    </style:style>
    <style:style style:name="P8" style:family="paragraph" style:parent-style-name="Text_20_body" style:list-style-name="L2"/>
    <style:style style:name="P9" style:family="paragraph" style:parent-style-name="Heading_20_2">
      <style:paragraph-properties fo:break-before="page"/>
    </style:style>
    <style:style style:name="P10" style:family="paragraph" style:parent-style-name="Text_20_body" style:list-style-name="L3"/>
    <style:style style:name="P11" style:family="paragraph" style:parent-style-name="Heading_20_2">
      <style:paragraph-properties fo:keep-with-next="always"/>
    </style:style>
    <style:style style:name="P12" style:family="paragraph" style:parent-style-name="Text_20_body">
      <style:text-properties officeooo:rsid="001f6f93" officeooo:paragraph-rsid="001f6f93"/>
    </style:style>
    <style:style style:name="P13" style:family="paragraph" style:parent-style-name="Quotations">
      <style:paragraph-properties fo:margin-top="0cm" fo:margin-bottom="0.247cm" style:contextual-spacing="false" fo:line-height="115%"/>
    </style:style>
    <style:style style:name="P14" style:family="paragraph" style:parent-style-name="Text_20_body" style:list-style-name="L4"/>
    <style:style style:name="P15" style:family="paragraph" style:parent-style-name="Horizontal_20_Line">
      <style:paragraph-properties fo:margin-top="0cm" fo:margin-bottom="0.247cm" style:contextual-spacing="false" fo:line-height="115%"/>
    </style:style>
    <style:style style:name="P16" style:family="paragraph" style:parent-style-name="Heading_20_2">
      <style:paragraph-properties fo:margin-top="0cm" fo:margin-bottom="0.247cm" style:contextual-spacing="false" fo:line-height="115%"/>
    </style:style>
    <style:style style:name="P17" style:family="paragraph" style:parent-style-name="Text_20_body" style:list-style-name="L5"/>
    <style:style style:name="P18" style:family="paragraph" style:parent-style-name="Text_20_body" style:list-style-name="L6"/>
    <style:style style:name="P19" style:family="paragraph" style:parent-style-name="Standard">
      <style:paragraph-properties fo:break-before="page"/>
    </style:style>
    <style:style style:name="P20" style:family="paragraph" style:parent-style-name="Standard">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Heading_20_5">
      <style:paragraph-properties fo:margin-left="0cm" fo:margin-right="0cm" fo:margin-top="0cm" fo:margin-bottom="0.247cm" style:contextual-spacing="false" fo:line-height="115%" fo:text-indent="0cm" style:auto-text-indent="false"/>
    </style:style>
    <style:style style:name="P23" style:family="paragraph" style:parent-style-name="Heading_20_2">
      <style:paragraph-properties fo:margin-left="0cm" fo:margin-right="0cm" fo:margin-top="0cm" fo:margin-bottom="0.247cm" style:contextual-spacing="false" fo:line-height="115%" fo:text-indent="0cm" style:auto-text-indent="false"/>
    </style:style>
    <style:style style:name="P24" style:family="paragraph" style:parent-style-name="Heading_20_6">
      <style:paragraph-properties fo:margin-top="0cm" fo:margin-bottom="0.247cm" style:contextual-spacing="false" fo:line-height="115%"/>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31" style:family="paragraph" style:parent-style-name="Preformatted_20_Text">
      <style:paragraph-properties fo:margin-top="0cm" fo:margin-bottom="0.247cm" style:contextual-spacing="false" fo:line-height="115%" style:writing-mode="lr-tb"/>
    </style:style>
    <style:style style:name="P32" style:family="paragraph" style:parent-style-name="Text_20_body" style:list-style-name="L12"/>
    <style:style style:name="P33" style:family="paragraph" style:parent-style-name="Heading_20_5">
      <style:paragraph-properties fo:margin-top="0cm" fo:margin-bottom="0.247cm" style:contextual-spacing="false" fo:line-height="115%"/>
    </style:style>
    <style:style style:name="P34" style:family="paragraph" style:parent-style-name="Text_20_body" style:list-style-name="L13"/>
    <style:style style:name="P35" style:family="paragraph" style:parent-style-name="Text_20_body" style:list-style-name="L14"/>
    <style:style style:name="P36" style:family="paragraph" style:parent-style-name="Table_20_Heading">
      <style:paragraph-properties fo:margin-left="0cm" fo:margin-right="0cm" fo:text-indent="0cm" style:auto-text-indent="false"/>
    </style:style>
    <style:style style:name="P37" style:family="paragraph" style:parent-style-name="Table_20_Heading">
      <style:paragraph-properties fo:text-align="end" style:justify-single-word="false"/>
    </style:style>
    <style:style style:name="P38" style:family="paragraph" style:parent-style-name="Table_20_Contents">
      <style:paragraph-properties fo:margin-left="0cm" fo:margin-right="0cm" fo:text-indent="0cm" style:auto-text-indent="false"/>
    </style:style>
    <style:style style:name="P39" style:family="paragraph" style:parent-style-name="Table_20_Contents">
      <style:paragraph-properties fo:text-align="end" style:justify-single-word="false"/>
    </style:style>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able_20_Heading">
      <style:paragraph-properties fo:margin-left="0cm" fo:margin-right="0cm" fo:text-align="center" style:justify-single-word="false" fo:text-indent="0cm" style:auto-text-indent="false"/>
    </style:style>
    <style:style style:name="P55" style:family="paragraph" style:parent-style-name="Table_20_Heading">
      <style:paragraph-properties fo:margin-left="0cm" fo:margin-right="0cm" fo:text-align="start" style:justify-single-word="false" fo:text-indent="0cm" style:auto-text-indent="false"/>
    </style:style>
    <style:style style:name="P56" style:family="paragraph" style:parent-style-name="Table_20_Contents">
      <style:paragraph-properties fo:margin-left="0cm" fo:margin-right="0cm" fo:text-align="center" style:justify-single-word="false" fo:text-indent="0cm" style:auto-text-indent="false"/>
    </style:style>
    <style:style style:name="P57" style:family="paragraph" style:parent-style-name="Table_20_Contents">
      <style:paragraph-properties fo:margin-left="0cm" fo:margin-right="0cm" fo:text-align="start" style:justify-single-word="false" fo:text-indent="0cm" style:auto-text-indent="false"/>
    </style:style>
    <style:style style:name="P58" style:family="paragraph" style:parent-style-name="Table_20_Contents">
      <style:paragraph-properties fo:text-align="start" style:justify-single-word="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able_20_Contents">
      <style:paragraph-properties fo:text-align="center" style:justify-single-word="false"/>
    </style:style>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Heading_20_4">
      <style:paragraph-properties fo:margin-top="0cm" fo:margin-bottom="0.247cm" style:contextual-spacing="false" fo:line-height="115%"/>
    </style:style>
    <style:style style:name="P69" style:family="paragraph" style:parent-style-name="Text_20_body" style:list-style-name="L37"/>
    <style:style style:name="P70" style:family="paragraph" style:parent-style-name="Preformatted_20_Text" style:list-style-name="L38">
      <style:paragraph-properties fo:margin-left="0cm" fo:margin-right="0cm" fo:margin-top="0cm" fo:margin-bottom="0.247cm" style:contextual-spacing="false" fo:line-height="115%" fo:text-indent="0cm" style:auto-text-indent="false" style:writing-mode="lr-tb"/>
    </style:style>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Preformatted_20_Text" style:list-style-name="L42">
      <style:paragraph-properties fo:margin-left="0cm" fo:margin-right="0cm" fo:margin-top="0cm" fo:margin-bottom="0.247cm" style:contextual-spacing="false" fo:line-height="115%" fo:text-indent="0cm" style:auto-text-indent="false" style:writing-mode="lr-tb"/>
    </style:style>
    <style:style style:name="P75" style:family="paragraph" style:parent-style-name="Text_20_body" style:list-style-name="L43"/>
    <style:style style:name="P76" style:family="paragraph" style:parent-style-name="Text_20_body" style:list-style-name="L44"/>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7"/>
    <style:style style:name="P80" style:family="paragraph" style:parent-style-name="Text_20_body" style:list-style-name="L48"/>
    <style:style style:name="P81" style:family="paragraph" style:parent-style-name="Preformatted_20_Text" style:list-style-name="L49">
      <style:paragraph-properties fo:margin-left="0cm" fo:margin-right="0cm" fo:margin-top="0cm" fo:margin-bottom="0.247cm" style:contextual-spacing="false" fo:line-height="115%" fo:text-indent="0cm" style:auto-text-indent="false" style:writing-mode="lr-tb"/>
    </style:style>
    <style:style style:name="P82" style:family="paragraph" style:parent-style-name="Text_20_body" style:list-style-name="L50"/>
    <style:style style:name="P83" style:family="paragraph" style:parent-style-name="Text_20_body" style:list-style-name="L51"/>
    <style:style style:name="P84" style:family="paragraph" style:parent-style-name="Text_20_body" style:list-style-name="L52"/>
    <style:style style:name="P85" style:family="paragraph" style:parent-style-name="Preformatted_20_Text" style:list-style-name="L53">
      <style:paragraph-properties fo:margin-left="0cm" fo:margin-right="0cm" fo:margin-top="0cm" fo:margin-bottom="0.247cm" style:contextual-spacing="false" fo:line-height="115%" fo:text-indent="0cm" style:auto-text-indent="false" style:writing-mode="lr-tb"/>
    </style:style>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Quotations" style:list-style-name="L59">
      <style:paragraph-properties fo:margin-top="0cm" fo:margin-bottom="0.247cm" style:contextual-spacing="false" fo:line-height="115%"/>
    </style:style>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style style:name="P101" style:family="paragraph" style:parent-style-name="Text_20_body" style:list-style-name="L69"/>
    <style:style style:name="P102" style:family="paragraph" style:parent-style-name="Text_20_body" style:list-style-name="L70"/>
    <style:style style:name="P103" style:family="paragraph" style:parent-style-name="Text_20_body" style:list-style-name="L71"/>
    <style:style style:name="P104" style:family="paragraph" style:parent-style-name="Text_20_body" style:list-style-name="L72"/>
    <style:style style:name="P105" style:family="paragraph" style:parent-style-name="Text_20_body" style:list-style-name="L73"/>
    <style:style style:name="P106" style:family="paragraph" style:parent-style-name="Text_20_body">
      <style:paragraph-properties fo:margin-top="0cm" fo:margin-bottom="0cm" style:contextual-spacing="false"/>
    </style:style>
    <style:style style:name="T1" style:family="text">
      <style:text-properties officeooo:rsid="001f6f93"/>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Structure et architecture globale du projet</text:h>
      <text:h text:style-name="P2" text:outline-level="3">📁 Organisation</text:h>
      <text:p text:style-name="P3"/>
      <text:p text:style-name="P4">arduino/<text:line-break/>└── RZlibrairiesPerso/<text:line-break/> <text:s text:c="3"/>├── library.properties <text:s text:c="6"/>← métadonnées de la librairie<text:line-break/> <text:s text:c="3"/>└── src/<text:line-break/> <text:s text:c="7"/>├── communication.cpp/.h ← gestion protocole série (USB ↔ SE)<text:line-break/> <text:s text:c="7"/>├── config.cpp/.h <text:s text:c="7"/>← constantes et paramètres globaux<text:line-break/> <text:s text:c="7"/>├── emergency.cpp/.h <text:s text:c="4"/>← gestion d’erreurs critiques<text:line-break/> <text:s text:c="7"/>├── leds.cpp/.h <text:s text:c="9"/>← contrôle des LEDs<text:line-break/> <text:s text:c="7"/>├── servos.cpp/.h <text:s text:c="7"/>← contrôle des servomoteurs<text:line-break/> <text:s text:c="7"/>├── moteurs.cpp/.h <text:s text:c="6"/>← gestion moteurs<text:line-break/> <text:s text:c="7"/>├── ultrasonic.cpp/.h <text:s text:c="3"/>← capteurs ultrason<text:line-break/> <text:s text:c="7"/>├── ... (autres modules capteurs/actionneurs)<text:line-break/> <text:s text:c="7"/>└── RZlibrairiesPerso.h <text:s/>← point d’entrée principal</text:p>
      <text:h text:style-name="P5" text:outline-level="3"><text:line-break/>⚙️ Fichier principal de ton projet</text:h>
      <text:p text:style-name="Text_20_body"><text:span text:style-name="Source_20_Text">RZmegaV4.ino</text:span> → <text:span text:style-name="Strong_20_Emphasis">le cœur de ton robot</text:span></text:p>
      <text:p text:style-name="Text_20_body">Dans <text:span text:style-name="Source_20_Text">loop()</text:span>, tu appelles :</text:p>
      <text:list text:style-name="L1">
        <text:list-item>
          <text:p text:style-name="P6"><text:span text:style-name="Source_20_Text">recvSeWithStartEndMarkers()</text:span> → lecture série (depuis SE)</text:p>
        </text:list-item>
        <text:list-item>
          <text:p text:style-name="P6"><text:span text:style-name="Source_20_Text">SeTraitementNewV4()</text:span> → traitement du message reçu</text:p>
        </text:list-item>
        <text:list-item>
          <text:p text:style-name="P6">fonctions selon <text:span text:style-name="Source_20_Text">lastMessage.variable</text:span> (<text:span text:style-name="Source_20_Text">leds.h</text:span>, <text:span text:style-name="Source_20_Text">servos.h</text:span>, etc.)</text:p>
        </text:list-item>
      </text:list>
      <text:p text:style-name="Text_20_body">L’<text:span text:style-name="Strong_20_Emphasis">Arduino</text:span> communique en <text:span text:style-name="Strong_20_Emphasis">USB série</text:span> avec le <text:span text:style-name="Strong_20_Emphasis">Smartphone Embarqué (SE)</text:span>, qui lui-même échange les données via <text:span text:style-name="Strong_20_Emphasis">MQTT</text:span> avec le <text:span text:style-name="Strong_20_Emphasis">Smartphone Pilote (SP)</text:span> (sous Node-RED).</text:p>
      <text:p text:style-name="P3"/>
      <text:h text:style-name="P5" text:outline-level="3"># 🧩 Module `communication.cpp` — Système VPIV pour Arduino Mega</text:h>
      <text:p text:style-name="P7"><text:line-break/><text:line-break/>**Auteur :** <text:span text:style-name="T1">PhVincent</text:span> <text:s/><text:line-break/>**Projet :** RZmegaV4 / RZlibrairiesPerso <text:s/><text:line-break/>**Date :** Octobre 2025 <text:s/><text:line-break/>**Langage :** C++ (Arduino) <text:s/><text:line-break/>**Version :** V4<text:line-break/><text:line-break/>---<text:line-break/><text:line-break/>## 📖 Rôle du module<text:line-break/><text:line-break/><text:soft-page-break/>Le module `communication.cpp` assure la **gestion des échanges série** entre l’Arduino Mega (microcontrôleur embarqué du robot) et le smartphone embarqué (**SE**). <text:s/><text:line-break/>Les messages circulent sous une **forme encodée compacte** selon le protocole **VPIV** :<text:line-break/><text:line-break/>But du module</text:p>
      <text:p text:style-name="Text_20_body">Ce fichier gère <text:span text:style-name="Strong_20_Emphasis">tout le protocole de communication série</text:span> :</text:p>
      <text:list text:style-name="L2">
        <text:list-item>
          <text:p text:style-name="P8">réception de données structurées (<text:span text:style-name="Source_20_Text">$...#</text:span>)</text:p>
        </text:list-item>
        <text:list-item>
          <text:p text:style-name="P8">décodage du contenu (<text:span text:style-name="Source_20_Text">VPIV</text:span>)</text:p>
        </text:list-item>
        <text:list-item>
          <text:p text:style-name="P8">stockage des infos dans une structure <text:span text:style-name="Source_20_Text">MessageVPIV</text:span></text:p>
        </text:list-item>
        <text:list-item>
          <text:p text:style-name="P8">traitement logique (exemple : commande LED)</text:p>
        </text:list-item>
        <text:list-item>
          <text:p text:style-name="P8">génération de réponses (<text:span text:style-name="Source_20_Text">ACK</text:span>, <text:span text:style-name="Source_20_Text">ERROR</text:span>)</text:p>
        </text:list-item>
      </text:list>
      <text:p text:style-name="Text_20_body">C’est ton <text:span text:style-name="Strong_20_Emphasis">pont entre SE et Arduino</text:span>.</text:p>
      <text:p text:style-name="Horizontal_20_Line"/>
      <text:h text:style-name="P9" text:outline-level="2">2️⃣ Format du message (protocole VPIV)</text:h>
      <text:p text:style-name="Text_20_body">F$&lt;Type&gt;:&lt;Contenu&gt;:&lt;Variable&gt;,&lt;Instances&gt;,&lt;Propriétés&gt;,&lt;Valeurs&gt;#<text:line-break/><text:span text:style-name="Source_20_Text">$</text:span> → marque <text:span text:style-name="Strong_20_Emphasis">début de message</text:span></text:p>
      <text:list text:style-name="L3">
        <text:list-item>
          <text:p text:style-name="P10"><text:span text:style-name="Source_20_Text">#</text:span> → marque <text:span text:style-name="Strong_20_Emphasis">fin de message</text:span></text:p>
        </text:list-item>
        <text:list-item>
          <text:p text:style-name="P10"><text:span text:style-name="Source_20_Text">:</text:span> → sépare les sections</text:p>
        </text:list-item>
        <text:list-item>
          <text:p text:style-name="P10"><text:span text:style-name="Source_20_Text">,</text:span> → sépare les éléments d’un tableau</text:p>
        </text:list-item>
      </text:list>
      <text:h text:style-name="P2" text:outline-level="3">Types existants :</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ettre</text:p>
            </table:table-cell>
            <table:table-cell table:style-name="Tableau1.A1" office:value-type="string">
              <text:p text:style-name="Table_20_Heading">Signification</text:p>
            </table:table-cell>
            <table:table-cell table:style-name="Tableau1.A1" office:value-type="string">
              <text:p text:style-name="Table_20_Heading">Usage</text:p>
            </table:table-cell>
          </table:table-row>
        </table:table-header-rows>
        <table:table-row>
          <table:table-cell table:style-name="Tableau1.A1" office:value-type="string">
            <text:p text:style-name="Table_20_Contents"><text:span text:style-name="Strong_20_Emphasis">V</text:span></text:p>
          </table:table-cell>
          <table:table-cell table:style-name="Tableau1.A1" office:value-type="string">
            <text:p text:style-name="Table_20_Contents">Variable</text:p>
          </table:table-cell>
          <table:table-cell table:style-name="Tableau1.A1" office:value-type="string">
            <text:p text:style-name="Table_20_Contents">envoyer / modifier une variable</text:p>
          </table:table-cell>
        </table:table-row>
        <table:table-row>
          <table:table-cell table:style-name="Tableau1.A1" office:value-type="string">
            <text:p text:style-name="Table_20_Contents"><text:span text:style-name="Strong_20_Emphasis">I</text:span></text:p>
          </table:table-cell>
          <table:table-cell table:style-name="Tableau1.A1" office:value-type="string">
            <text:p text:style-name="Table_20_Contents">Information</text:p>
          </table:table-cell>
          <table:table-cell table:style-name="Tableau1.A1" office:value-type="string">
            <text:p text:style-name="Table_20_Contents">réponse, message de statut</text:p>
          </table:table-cell>
        </table:table-row>
        <table:table-row>
          <table:table-cell table:style-name="Tableau1.A1" office:value-type="string">
            <text:p text:style-name="Table_20_Contents"><text:span text:style-name="Strong_20_Emphasis">F</text:span></text:p>
          </table:table-cell>
          <table:table-cell table:style-name="Tableau1.A1" office:value-type="string">
            <text:p text:style-name="Table_20_Contents">Fonction</text:p>
          </table:table-cell>
          <table:table-cell table:style-name="Tableau1.A1" office:value-type="string">
            <text:p text:style-name="Table_20_Contents">demande d’exécution d’un traitement</text:p>
          </table:table-cell>
        </table:table-row>
        <table:table-row>
          <table:table-cell table:style-name="Tableau1.A1" office:value-type="string">
            <text:p text:style-name="Table_20_Contents"><text:span text:style-name="Strong_20_Emphasis">E</text:span></text:p>
          </table:table-cell>
          <table:table-cell table:style-name="Tableau1.A1" office:value-type="string">
            <text:p text:style-name="Table_20_Contents">Erreur</text:p>
          </table:table-cell>
          <table:table-cell table:style-name="Tableau1.A1" office:value-type="string">
            <text:p text:style-name="Table_20_Contents">signalement d’erreur</text:p>
          </table:table-cell>
        </table:table-row>
      </table:table>
      <text:h text:style-name="P11" text:outline-level="2">Structure de données : <text:span text:style-name="Source_20_Text">MessageVPIV</text:span></text:h>
      <text:p text:style-name="Text_20_body">Définie dans <text:span text:style-name="Source_20_Text">communication.h</text:span>, elle stocke le dernier message reçu :</text:p>
      <text:p text:style-name="Text_20_body">typedef struct {<text:line-break/> <text:s text:c="3"/>char type; <text:s text:c="24"/>// Type : V / I / F / E<text:line-break/> <text:s text:c="3"/>char variable; <text:s text:c="20"/>// Variable concernée (ex: D pour Device)<text:line-break/> <text:s text:c="3"/>bool allInstances; <text:s text:c="16"/>// true si '*'<text:line-break/> <text:s text:c="3"/>int nbInstances; <text:s text:c="18"/>// nombre d’instances listées<text:line-break/> <text:s text:c="3"/>int nbProperties; <text:s text:c="17"/>// nombre de propriétés<text:line-break/> <text:s text:c="3"/>int instances[MAX_INSTANCES]; <text:s text:c="5"/>// tableau d’instances<text:line-break/> <text:s text:c="3"/>char properties[MAX_PROPERTIES]; <text:s text:c="2"/>// tableau de propriétés<text:line-break/> <text:s text:c="3"/>char values[MAX_PROPERTIES][MAX_INSTANCES][MAX_VALUE_LEN]; // valeurs<text:line-break/>} MessageVPIV;<text:line-break/></text:p>
      <text:p text:style-name="P12">exemple</text:p>
      <text:p text:style-name="Text_20_body">$V:D:*:C:255,0,0#<text:line-break/><text:span text:style-name="T1">traduction<text:line-break/>type = 'V'<text:line-break/>variable = 'D'<text:line-break/>allInstances = true<text:line-break/>nbInstances = 0<text:line-break/>nbProperties = 1<text:line-break/>properties[0] = 'C'<text:line-break/>values[0][0] = "255,0,0"<text:line-break/></text:span></text:p>
      <text:h text:style-name="P9" text:outline-level="2">4️⃣ Fonction <text:span text:style-name="Source_20_Text">recvSeWithStartEndMarkers()</text:span></text:h>
      <text:p text:style-name="P13">📥 <text:span text:style-name="Strong_20_Emphasis">Réception sécurisée des messages série</text:span></text:p>
      <text:p text:style-name="Text_20_body"><text:span text:style-name="Strong_20_Emphasis">But :</text:span> lire le port série caractère par caractère, détecter les bornes <text:span text:style-name="Source_20_Text">$</text:span> et <text:span text:style-name="Source_20_Text">#</text:span>, et stocker le contenu dans un buffer temporaire avant parsing.</text:p>
      <text:p text:style-name="Text_20_body"><text:span text:style-name="Strong_20_Emphasis">Mécanisme :</text:span></text:p>
      <text:list text:style-name="L4">
        <text:list-item>
          <text:p text:style-name="P14">Attend le caractère <text:span text:style-name="Source_20_Text">$</text:span> → <text:span text:style-name="Strong_20_Emphasis">début de message</text:span>.</text:p>
        </text:list-item>
        <text:list-item>
          <text:p text:style-name="P14">Lit tout jusqu’à <text:span text:style-name="Source_20_Text">#</text:span> → <text:span text:style-name="Strong_20_Emphasis">fin de message</text:span>.</text:p>
        </text:list-item>
        <text:list-item>
          <text:p text:style-name="P14">Quand <text:span text:style-name="Source_20_Text">#</text:span> est reçu :</text:p>
          <text:list>
            <text:list-item>
              <text:p text:style-name="P14">la chaîne est terminée (<text:span text:style-name="Source_20_Text">'\0'</text:span>)</text:p>
            </text:list-item>
            <text:list-item>
              <text:p text:style-name="P14">le message est envoyé au parseur <text:span text:style-name="Source_20_Text">parseVPIV()</text:span></text:p>
            </text:list-item>
            <text:list-item>
              <text:p text:style-name="P14"><text:span text:style-name="Source_20_Text">newData = true</text:span></text:p>
            </text:list-item>
          </text:list>
        </text:list-item>
      </text:list>
      <text:p text:style-name="Text_20_body">⚠️ Si le message dépasse 120 caractères → déclenche <text:span text:style-name="Source_20_Text">handleEmergency(EMERGENCY_BUFFER_OVERFLOW)</text:span> (gestion d’erreur critique centralisée dans <text:span text:style-name="Source_20_Text">emergency.cpp</text:span>).</text:p>
      <text:p text:style-name="P15"/>
      <text:h text:style-name="P16" text:outline-level="2">5️⃣ Fonction <text:span text:style-name="Source_20_Text">parseVPIV(char *msg)</text:span></text:h>
      <text:p text:style-name="P13">🔍 <text:span text:style-name="Strong_20_Emphasis">Analyse du message et remplissage de la structure </text:span><text:span text:style-name="Strong_20_Emphasis"><text:span text:style-name="Source_20_Text">lastMessage</text:span></text:span></text:p>
      <text:p text:style-name="Text_20_body">Cette fonction découpe le message en morceaux grâce à <text:span text:style-name="Source_20_Text">strtok()</text:span> et les stocke dans <text:span text:style-name="Source_20_Text">lastMessage</text:span>.</text:p>
      <text:h text:style-name="P2" text:outline-level="3">Étapes :</text:h>
      <text:list text:style-name="L5">
        <text:list-item>
          <text:p text:style-name="P17">Réinitialise <text:span text:style-name="Source_20_Text">lastMessage</text:span> avec <text:span text:style-name="Source_20_Text">memset()</text:span>.</text:p>
        </text:list-item>
        <text:list-item>
          <text:p text:style-name="P17">Extrait le <text:span text:style-name="Strong_20_Emphasis">type de message</text:span> (<text:span text:style-name="Source_20_Text">V</text:span>, <text:span text:style-name="Source_20_Text">I</text:span>, <text:span text:style-name="Source_20_Text">F</text:span>, <text:span text:style-name="Source_20_Text">E</text:span>).</text:p>
        </text:list-item>
        <text:list-item>
          <text:p text:style-name="P17">Extrait la <text:span text:style-name="Strong_20_Emphasis">variable</text:span> concernée.</text:p>
        </text:list-item>
        <text:list-item>
          <text:p text:style-name="P17">Boucle sur les sections suivantes :</text:p>
          <text:list>
            <text:list-item>
              <text:p text:style-name="P17"><text:span text:style-name="Source_20_Text">*</text:span> → toutes les instances (<text:span text:style-name="Source_20_Text">allInstances = true</text:span>)</text:p>
            </text:list-item>
            <text:list-item>
              <text:p text:style-name="P17">nombre → instance spécifique (ex: 0,1,2)</text:p>
            </text:list-item>
            <text:list-item>
              <text:p text:style-name="P17">lettre → propriété (ex: <text:span text:style-name="Source_20_Text">C</text:span> pour couleur)</text:p>
            </text:list-item>
            <text:list-item>
              <text:p text:style-name="P17">texte/chiffre → valeur associée</text:p>
            </text:list-item>
          </text:list>
        </text:list-item>
      </text:list>
      <text:h text:style-name="P2" text:outline-level="3">Exemples :</text:h>
      <table:table table:name="Tableau2" table:style-name="Tableau2">
        <table:table-column table:style-name="Tableau2.A"/>
        <table:table-column table:style-name="Tableau2.B"/>
        <table:table-header-rows>
          <table:table-row>
            <table:table-cell table:style-name="Tableau2.A1" office:value-type="string">
              <text:p text:style-name="Table_20_Heading">Message reçu</text:p>
            </table:table-cell>
            <table:table-cell table:style-name="Tableau2.A1" office:value-type="string">
              <text:p text:style-name="Table_20_Heading">Interprétation</text:p>
            </table:table-cell>
          </table:table-row>
        </table:table-header-rows>
        <table:table-row>
          <table:table-cell table:style-name="Tableau2.A1" office:value-type="string">
            <text:p text:style-name="Table_20_Contents"><text:span text:style-name="Source_20_Text">$V:D:*:C:255,0,0#</text:span></text:p>
          </table:table-cell>
          <table:table-cell table:style-name="Tableau2.A1" office:value-type="string">
            <text:p text:style-name="Table_20_Contents">Variable <text:span text:style-name="Source_20_Text">D</text:span>, propriété <text:span text:style-name="Source_20_Text">C</text:span>, valeur <text:span text:style-name="Source_20_Text">(255,0,0)</text:span></text:p>
          </table:table-cell>
        </table:table-row>
        <table:table-row>
          <table:table-cell table:style-name="Tableau2.A1" office:value-type="string">
            <text:p text:style-name="Table_20_Contents"><text:span text:style-name="Source_20_Text">$F:S:1:A:90#</text:span></text:p>
          </table:table-cell>
          <table:table-cell table:style-name="Tableau2.A1" office:value-type="string">
            <text:p text:style-name="Table_20_Contents">Fonction <text:span text:style-name="Source_20_Text">S</text:span>, instance <text:span text:style-name="Source_20_Text">1</text:span>, propriété <text:span text:style-name="Source_20_Text">A</text:span> (angle), valeur <text:span text:style-name="Source_20_Text">90</text:span></text:p>
          </table:table-cell>
        </table:table-row>
      </table:table>
      <text:h text:style-name="Heading_20_2" text:outline-level="2"><text:soft-page-break/>6️⃣ Fonction <text:span text:style-name="Source_20_Text">SeTraitementNewV4()</text:span></text:h>
      <text:p text:style-name="P13">⚙️ <text:span text:style-name="Strong_20_Emphasis">Exécution du traitement selon la variable</text:span></text:p>
      <text:p text:style-name="Text_20_body">Cette fonction est appelée après réception complète d’un message.</text:p>
      <text:p text:style-name="Text_20_body">Exemple implémenté : <text:span text:style-name="Strong_20_Emphasis">commande couleur LED</text:span>.</text:p>
      <text:h text:style-name="P2" text:outline-level="3">Processus :</text:h>
      <text:list text:style-name="L6">
        <text:list-item>
          <text:p text:style-name="P18">Vérifie si <text:span text:style-name="Source_20_Text">newData == true</text:span>.</text:p>
        </text:list-item>
        <text:list-item>
          <text:p text:style-name="P18">Si la variable est <text:span text:style-name="Source_20_Text">'D'</text:span> (device LED) :</text:p>
          <text:list>
            <text:list-item>
              <text:p text:style-name="P18">Recherche la propriété <text:span text:style-name="Source_20_Text">'C'</text:span> (couleur)</text:p>
            </text:list-item>
            <text:list-item>
              <text:p text:style-name="P18">Lit la valeur <text:span text:style-name="Source_20_Text">"255,0,0"</text:span></text:p>
            </text:list-item>
            <text:list-item>
              <text:p text:style-name="P18">Décode les trois entiers <text:span text:style-name="Source_20_Text">(r,g,b)</text:span> via <text:span text:style-name="Source_20_Text">sscanf</text:span></text:p>
            </text:list-item>
            <text:list-item>
              <text:p text:style-name="P18">Envoie erreur si format invalide</text:p>
            </text:list-item>
          </text:list>
        </text:list-item>
        <text:list-item>
          <text:p text:style-name="P18">Une fois traité → remet <text:span text:style-name="Source_20_Text">newData = false</text:span>.</text:p>
        </text:list-item>
      </text:list>
      <text:p text:style-name="Text_20_body">Tu pourrais avoir :<text:line-break/>if (lastMessage.variable == 'S') // servo<text:line-break/> <text:s text:c="2"/>moveServo(...);<text:line-break/>else if (lastMessage.variable == 'L') // LED<text:line-break/> <text:s text:c="2"/>setLedColor(...);<text:line-break/></text:p>
      <text:h text:style-name="Heading_20_2" text:outline-level="2">7️⃣ Fonction <text:span text:style-name="Source_20_Text">sendAck()</text:span></text:h>
      <text:p text:style-name="P13">📤 <text:span text:style-name="Strong_20_Emphasis">Envoi d’un accusé de réception</text:span></text:p>
      <text:p text:style-name="Text_20_body">Format :</text:p>
      <text:p text:style-name="Text_20_body"/>
      <text:p text:style-name="P19"><text:a xlink:type="simple" xlink:href="https://chatgpt.com/c/68ee3db7-bcac-8331-be4b-50facc475312#main" text:style-name="Internet_20_link" text:visited-style-name="Visited_20_Internet_20_Link">Ignorer et passer au contenu</text:a></text:p>
      <text:section text:style-name="Sect1" text:name="stage-slideover-sidebar">
        <text:p text:style-name="P20"/>
      </text:section>
      <text:section text:style-name="Sect1" text:name="sidebar-header">
        <text:p text:style-name="P21"/>
      </text:section>
      <text:section text:style-name="Sect1" text:name="thread">
        <text:p text:style-name="P21"/>
      </text:section>
      <text:h text:style-name="P22" text:outline-level="5"><draw:frame draw:style-name="fr1" draw:name="Cadre1" text:anchor-type="char" svg:width="0.041cm" draw:z-index="0"><draw:text-box fo:min-height="0.041cm"><text:h text:style-name="P23" text:outline-level="2">Historique de chat</text:h></draw:text-box></draw:frame>Vous avez dit :</text:h>
      <text:p text:style-name="Text_20_body">fait moi un montage arduino pour test avec une led trois couleurs et une photoresistance inclus le montage electronique. Branchement sur une mega arduino</text:p>
      <text:h text:style-name="P24" text:outline-level="6">ChatGPT a dit :</text:h>
      <text:p text:style-name="Text_20_body">Très bien 👍 Voici un <text:span text:style-name="Strong_20_Emphasis">montage complet Arduino Mega</text:span> avec :</text:p>
      <text:list text:style-name="L7">
        <text:list-item>
          <text:p text:style-name="P25">une <text:span text:style-name="Strong_20_Emphasis">LED RGB (3 couleurs : rouge, vert, bleu)</text:span>,</text:p>
        </text:list-item>
        <text:list-item>
          <text:p text:style-name="P25">une <text:span text:style-name="Strong_20_Emphasis">photoresistance (LDR)</text:span> pour mesurer la lumière ambiante,</text:p>
        </text:list-item>
        <text:list-item>
          <text:p text:style-name="P25">et un <text:span text:style-name="Strong_20_Emphasis">programme Arduino</text:span> pour tester le tout.</text:p>
        </text:list-item>
      </text:list>
      <text:p text:style-name="P15"/>
      <text:h text:style-name="P16" text:outline-level="2">🎯 Objectif du montage</text:h>
      <text:p text:style-name="Text_20_body">La LED RGB change de couleur selon la luminosité mesurée par la photoresistance :</text:p>
      <text:list text:style-name="L8">
        <text:list-item>
          <text:p text:style-name="P26">💡 <text:span text:style-name="Strong_20_Emphasis">Forte lumière</text:span> → LED bleue</text:p>
        </text:list-item>
        <text:list-item>
          <text:p text:style-name="P26">🌤️ <text:span text:style-name="Strong_20_Emphasis">Lumière moyenne</text:span> → LED verte</text:p>
        </text:list-item>
        <text:list-item>
          <text:p text:style-name="P26">🌑 <text:span text:style-name="Strong_20_Emphasis">Faible lumière</text:span> → LED rouge</text:p>
        </text:list-item>
      </text:list>
      <text:p text:style-name="P15"/>
      <text:h text:style-name="P16" text:outline-level="2">🔧 Matériel nécessaire</text:h>
      <text:list text:style-name="L9">
        <text:list-item>
          <text:p text:style-name="P27">1 × Arduino <text:span text:style-name="Strong_20_Emphasis">Mega 2560</text:span></text:p>
        </text:list-item>
        <text:list-item>
          <text:p text:style-name="P27">1 × <text:span text:style-name="Strong_20_Emphasis">LED RGB commune cathode</text:span> (ou anode, voir plus bas)</text:p>
        </text:list-item>
        <text:list-item>
          <text:p text:style-name="P27">3 × <text:span text:style-name="Strong_20_Emphasis">résistances</text:span> de 220 Ω (une par couleur de la LED)</text:p>
        </text:list-item>
        <text:list-item>
          <text:p text:style-name="P27">1 × <text:span text:style-name="Strong_20_Emphasis">photoresistance (LDR)</text:span></text:p>
        </text:list-item>
        <text:list-item>
          <text:p text:style-name="P27">1 × <text:span text:style-name="Strong_20_Emphasis">résistance de 10 kΩ</text:span> (pont diviseur pour la LDR)</text:p>
        </text:list-item>
        <text:list-item>
          <text:p text:style-name="P27">Fils de connexion</text:p>
        </text:list-item>
        <text:list-item>
          <text:p text:style-name="P27">Plaque <text:span text:style-name="Strong_20_Emphasis">breadboard</text:span></text:p>
        </text:list-item>
      </text:list>
      <text:p text:style-name="P15"/>
      <text:h text:style-name="P16" text:outline-level="2">⚡ Schéma de câblage (texte)</text:h>
      <text:h text:style-name="P2" text:outline-level="3">🔹 LED RGB (commune <text:span text:style-name="Strong_20_Emphasis">cathode</text:span>)</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Broche LED</text:p>
            </table:table-cell>
            <table:table-cell table:style-name="Tableau3.A1" office:value-type="string">
              <text:p text:style-name="Table_20_Heading">Couleur</text:p>
            </table:table-cell>
            <table:table-cell table:style-name="Tableau3.A1" office:value-type="string">
              <text:p text:style-name="Table_20_Heading">Résistance</text:p>
            </table:table-cell>
            <table:table-cell table:style-name="Tableau3.A1" office:value-type="string">
              <text:p text:style-name="Table_20_Heading">Broche Arduino Mega</text:p>
            </table:table-cell>
          </table:table-row>
        </table:table-header-rows>
        <table:table-row>
          <table:table-cell table:style-name="Tableau3.A1" office:value-type="string">
            <text:p text:style-name="Table_20_Contents">1 (longue patte)</text:p>
          </table:table-cell>
          <table:table-cell table:style-name="Tableau3.A1" office:value-type="string">
            <text:p text:style-name="Table_20_Contents">Cathode commune</text:p>
          </table:table-cell>
          <table:table-cell table:style-name="Tableau3.A1" office:value-type="string">
            <text:p text:style-name="Table_20_Contents">—</text:p>
          </table:table-cell>
          <table:table-cell table:style-name="Tableau3.A1" office:value-type="string">
            <text:p text:style-name="Table_20_Contents"><text:span text:style-name="Strong_20_Emphasis">GND</text:span></text:p>
          </table:table-cell>
        </table:table-row>
        <table:table-row>
          <table:table-cell table:style-name="Tableau3.A1" office:value-type="string">
            <text:p text:style-name="Table_20_Contents">2</text:p>
          </table:table-cell>
          <table:table-cell table:style-name="Tableau3.A1" office:value-type="string">
            <text:p text:style-name="Table_20_Contents">Rouge</text:p>
          </table:table-cell>
          <table:table-cell table:style-name="Tableau3.A1" office:value-type="string">
            <text:p text:style-name="Table_20_Contents">220 Ω</text:p>
          </table:table-cell>
          <table:table-cell table:style-name="Tableau3.A1" office:value-type="string">
            <text:p text:style-name="Table_20_Contents"><text:span text:style-name="Strong_20_Emphasis">D9</text:span></text:p>
          </table:table-cell>
        </table:table-row>
        <table:table-row>
          <table:table-cell table:style-name="Tableau3.A1" office:value-type="string">
            <text:p text:style-name="Table_20_Contents">3</text:p>
          </table:table-cell>
          <table:table-cell table:style-name="Tableau3.A1" office:value-type="string">
            <text:p text:style-name="Table_20_Contents">Vert</text:p>
          </table:table-cell>
          <table:table-cell table:style-name="Tableau3.A1" office:value-type="string">
            <text:p text:style-name="Table_20_Contents">220 Ω</text:p>
          </table:table-cell>
          <table:table-cell table:style-name="Tableau3.A1" office:value-type="string">
            <text:p text:style-name="Table_20_Contents"><text:span text:style-name="Strong_20_Emphasis">D10</text:span></text:p>
          </table:table-cell>
        </table:table-row>
        <text:soft-page-break/>
        <table:table-row>
          <table:table-cell table:style-name="Tableau3.A1" office:value-type="string">
            <text:p text:style-name="Table_20_Contents">4</text:p>
          </table:table-cell>
          <table:table-cell table:style-name="Tableau3.A1" office:value-type="string">
            <text:p text:style-name="Table_20_Contents">Bleu</text:p>
          </table:table-cell>
          <table:table-cell table:style-name="Tableau3.A1" office:value-type="string">
            <text:p text:style-name="Table_20_Contents">220 Ω</text:p>
          </table:table-cell>
          <table:table-cell table:style-name="Tableau3.A1" office:value-type="string">
            <text:p text:style-name="Table_20_Contents"><text:span text:style-name="Strong_20_Emphasis">D11</text:span></text:p>
          </table:table-cell>
        </table:table-row>
      </table:table>
      <text:p text:style-name="Text_20_body"><text:span text:style-name="Emphasis">(si ta LED est </text:span><text:span text:style-name="Emphasis"><text:span text:style-name="Strong_20_Emphasis">commune anode</text:span></text:span><text:span text:style-name="Emphasis">, relie la grande patte à </text:span><text:span text:style-name="Emphasis"><text:span text:style-name="Strong_20_Emphasis">+5 V</text:span></text:span><text:span text:style-name="Emphasis"> et inverse les sorties dans le code : </text:span><text:span text:style-name="Emphasis"><text:span text:style-name="Source_20_Text">analogWrite(pin, 255 - valeur)</text:span></text:span><text:span text:style-name="Emphasis">)</text:span></text:p>
      <text:p text:style-name="P15"/>
      <text:h text:style-name="P2" text:outline-level="3">🔹 Photoresistance (LDR)</text:h>
      <text:p text:style-name="Text_20_body">Faire un <text:span text:style-name="Strong_20_Emphasis">pont diviseur</text:span> :</text:p>
      <text:list text:style-name="L10">
        <text:list-item>
          <text:p text:style-name="P28">Une patte de la LDR → <text:span text:style-name="Strong_20_Emphasis">+5 V</text:span></text:p>
        </text:list-item>
        <text:list-item>
          <text:p text:style-name="P28">L’autre patte → <text:span text:style-name="Strong_20_Emphasis">A0</text:span></text:p>
        </text:list-item>
        <text:list-item>
          <text:p text:style-name="P28">Une résistance de <text:span text:style-name="Strong_20_Emphasis">10 kΩ</text:span> entre <text:span text:style-name="Strong_20_Emphasis">A0</text:span> et <text:span text:style-name="Strong_20_Emphasis">GND</text:span></text:p>
        </text:list-item>
      </text:list>
      <text:p text:style-name="Text_20_body">🧠 Ainsi, la tension sur A0 dépend de la luminosité :</text:p>
      <text:list text:style-name="L11">
        <text:list-item>
          <text:p text:style-name="P29">Plus il y a de lumière → tension haute</text:p>
        </text:list-item>
        <text:list-item>
          <text:p text:style-name="P29">Moins il y a de lumière → tension basse</text:p>
        </text:list-item>
      </text:list>
      <text:p text:style-name="P15"/>
      <text:h text:style-name="P16" text:outline-level="2">💻 Code Arduino</text:h>
      <text:p text:style-name="P30"><text:span text:style-name="Source_20_Text">// Broches</text:span></text:p>
      <text:p text:style-name="P31"><text:span text:style-name="Source_20_Text">const int pinLDR = A0;</text:span></text:p>
      <text:p text:style-name="P31"><text:span text:style-name="Source_20_Text">const int ledR = 9;</text:span></text:p>
      <text:p text:style-name="P31"><text:span text:style-name="Source_20_Text">const int ledG = 10;</text:span></text:p>
      <text:p text:style-name="P31"><text:span text:style-name="Source_20_Text">const int ledB = 11;</text:span></text:p>
      <text:p text:style-name="P31"/>
      <text:p text:style-name="P31"><text:span text:style-name="Source_20_Text">int valeurLDR = 0;</text:span></text:p>
      <text:p text:style-name="P31"/>
      <text:p text:style-name="P31"><text:span text:style-name="Source_20_Text">void setup() {</text:span></text:p>
      <text:p text:style-name="P31"><text:span text:style-name="Source_20_Text"><text:s text:c="2"/>Serial.begin(9600);</text:span></text:p>
      <text:p text:style-name="P31"><text:span text:style-name="Source_20_Text"><text:s text:c="2"/>pinMode(ledR, OUTPUT);</text:span></text:p>
      <text:p text:style-name="P31"><text:span text:style-name="Source_20_Text"><text:s text:c="2"/>pinMode(ledG, OUTPUT);</text:span></text:p>
      <text:p text:style-name="P31"><text:span text:style-name="Source_20_Text"><text:s text:c="2"/>pinMode(ledB, OUTPUT);</text:span></text:p>
      <text:p text:style-name="P31"><text:span text:style-name="Source_20_Text">}</text:span></text:p>
      <text:p text:style-name="P31"/>
      <text:p text:style-name="P31"><text:span text:style-name="Source_20_Text">void loop() {</text:span></text:p>
      <text:p text:style-name="P31"><text:span text:style-name="Source_20_Text"><text:s text:c="2"/>valeurLDR = analogRead(pinLDR); // Lecture du capteur</text:span></text:p>
      <text:p text:style-name="P31"><text:span text:style-name="Source_20_Text"><text:s text:c="2"/>Serial.println(valeurLDR);</text:span></text:p>
      <text:p text:style-name="P31"/>
      <text:p text:style-name="P31"><text:span text:style-name="Source_20_Text"><text:s text:c="2"/>// Valeurs typiques : 0 (sombre) → 1023 (clair)</text:span></text:p>
      <text:p text:style-name="P31"><text:soft-page-break/><text:span text:style-name="Source_20_Text"><text:s text:c="2"/>if (valeurLDR &lt; 300) { // sombre</text:span></text:p>
      <text:p text:style-name="P31"><text:span text:style-name="Source_20_Text"><text:s text:c="4"/>setColor(255, 0, 0); // rouge</text:span></text:p>
      <text:p text:style-name="P31"><text:span text:style-name="Source_20_Text"><text:s text:c="2"/>} else if (valeurLDR &lt; 700) { // lumière moyenne</text:span></text:p>
      <text:p text:style-name="P31"><text:span text:style-name="Source_20_Text"><text:s text:c="4"/>setColor(0, 255, 0); // vert</text:span></text:p>
      <text:p text:style-name="P31"><text:span text:style-name="Source_20_Text"><text:s text:c="2"/>} else { // très clair</text:span></text:p>
      <text:p text:style-name="P31"><text:span text:style-name="Source_20_Text"><text:s text:c="4"/>setColor(0, 0, 255); // bleu</text:span></text:p>
      <text:p text:style-name="P31"><text:span text:style-name="Source_20_Text"><text:s text:c="2"/>}</text:span></text:p>
      <text:p text:style-name="P31"/>
      <text:p text:style-name="P31"><text:span text:style-name="Source_20_Text"><text:s text:c="2"/>delay(200);</text:span></text:p>
      <text:p text:style-name="P31"><text:span text:style-name="Source_20_Text">}</text:span></text:p>
      <text:p text:style-name="P31"/>
      <text:p text:style-name="P31"><text:span text:style-name="Source_20_Text">// Fonction utilitaire pour LED RGB</text:span></text:p>
      <text:p text:style-name="P31"><text:span text:style-name="Source_20_Text">void setColor(int r, int g, int b) {</text:span></text:p>
      <text:p text:style-name="P31"><text:span text:style-name="Source_20_Text"><text:s text:c="2"/>analogWrite(ledR, r);</text:span></text:p>
      <text:p text:style-name="P31"><text:span text:style-name="Source_20_Text"><text:s text:c="2"/>analogWrite(ledG, g);</text:span></text:p>
      <text:p text:style-name="P31"><text:span text:style-name="Source_20_Text"><text:s text:c="2"/>analogWrite(ledB, b);</text:span></text:p>
      <text:p text:style-name="P31"><text:span text:style-name="Source_20_Text">}</text:span></text:p>
      <text:p text:style-name="P15"/>
      <text:h text:style-name="P16" text:outline-level="2">📊 Fonctionnement</text:h>
      <text:list text:style-name="L12">
        <text:list-item>
          <text:p text:style-name="P32">Le moniteur série (Ctrl+Maj+M) affichera la <text:span text:style-name="Strong_20_Emphasis">valeur de la LDR</text:span>.</text:p>
        </text:list-item>
        <text:list-item>
          <text:p text:style-name="P32">Tu peux modifier les seuils <text:span text:style-name="Source_20_Text">300</text:span> et <text:span text:style-name="Source_20_Text">700</text:span> selon ta luminosité ambiante.</text:p>
        </text:list-item>
        <text:list-item>
          <text:p text:style-name="P32">Si tu veux des effets plus fluides, on peut ajouter un <text:span text:style-name="Strong_20_Emphasis">fondu progressif</text:span>.</text:p>
        </text:list-item>
      </text:list>
      <text:p text:style-name="P15"/>
      <text:p text:style-name="Text_20_body">Souhaites-tu que je te fasse un <text:span text:style-name="Strong_20_Emphasis">schéma visuel (diagramme de câblage type Fritzing)</text:span> du montage ?<text:line-break/>👉 Je peux te le générer pour que tu voies où brancher chaque fil sur la Mega.</text:p>
      <text:h text:style-name="P33" text:outline-level="5">Vous avez dit :</text:h>
      <text:p text:style-name="Text_20_body">ok</text:p>
      <text:h text:style-name="P24" text:outline-level="6">ChatGPT a dit :</text:h>
      <text:p text:style-name="Text_20_body">Parfait 😄<text:line-break/>Avant que je te génère le <text:span text:style-name="Strong_20_Emphasis">schéma visuel (type Fritzing)</text:span>, j’ai juste besoin d’une petite précision :</text:p>
      <text:p text:style-name="Text_20_body">Ta <text:span text:style-name="Strong_20_Emphasis">LED RGB</text:span> est :<text:line-break/>🔸 <text:span text:style-name="Strong_20_Emphasis">commune cathode</text:span> (la patte la plus longue va à GND)<text:line-break/>🔸 ou <text:span text:style-name="Strong_20_Emphasis">commune anode</text:span> (la patte la plus longue va à +5V) ?</text:p>
      <text:p text:style-name="Text_20_body">C’est important car le branchement et le code changent légèrement.<text:line-break/>Peux-tu me dire laquelle tu as ?</text:p>
      <text:h text:style-name="P33" text:outline-level="5"><text:soft-page-break/>Vous avez dit :</text:h>
      <text:p text:style-name="Text_20_body">La plus longue au plus</text:p>
      <text:h text:style-name="P24" text:outline-level="6">ChatGPT a dit :</text:h>
      <text:p text:style-name="Text_20_body">Super 👍 — donc ta <text:span text:style-name="Strong_20_Emphasis">LED RGB est à anode commune</text:span> (la plus longue patte reliée au <text:span text:style-name="Strong_20_Emphasis">+5V</text:span>).<text:line-break/>Je vais donc te faire le <text:span text:style-name="Strong_20_Emphasis">montage adapté à une LED RGB anode commune + LDR</text:span>, sur <text:span text:style-name="Strong_20_Emphasis">Arduino Mega 2560</text:span>.</text:p>
      <text:p text:style-name="Text_20_body">Voici les détails exacts 👇</text:p>
      <text:p text:style-name="P15"/>
      <text:h text:style-name="P16" text:outline-level="2">⚡ Câblage (texte clair)</text:h>
      <text:h text:style-name="P2" text:outline-level="3">🔹 LED RGB (anode commune)</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atte LED</text:p>
            </table:table-cell>
            <table:table-cell table:style-name="Tableau4.A1" office:value-type="string">
              <text:p text:style-name="Table_20_Heading">Couleur</text:p>
            </table:table-cell>
            <table:table-cell table:style-name="Tableau4.A1" office:value-type="string">
              <text:p text:style-name="Table_20_Heading">Résistance</text:p>
            </table:table-cell>
            <table:table-cell table:style-name="Tableau4.A1" office:value-type="string">
              <text:p text:style-name="Table_20_Heading">Broche Arduino Mega</text:p>
            </table:table-cell>
          </table:table-row>
        </table:table-header-rows>
        <table:table-row>
          <table:table-cell table:style-name="Tableau4.A1" office:value-type="string">
            <text:p text:style-name="Table_20_Contents">1 (la plus longue)</text:p>
          </table:table-cell>
          <table:table-cell table:style-name="Tableau4.A1" office:value-type="string">
            <text:p text:style-name="Table_20_Contents">Anode commune</text:p>
          </table:table-cell>
          <table:table-cell table:style-name="Tableau4.A1" office:value-type="string">
            <text:p text:style-name="Table_20_Contents">—</text:p>
          </table:table-cell>
          <table:table-cell table:style-name="Tableau4.A1" office:value-type="string">
            <text:p text:style-name="Table_20_Contents"><text:span text:style-name="Strong_20_Emphasis">+5V</text:span></text:p>
          </table:table-cell>
        </table:table-row>
        <table:table-row>
          <table:table-cell table:style-name="Tableau4.A1" office:value-type="string">
            <text:p text:style-name="Table_20_Contents">2</text:p>
          </table:table-cell>
          <table:table-cell table:style-name="Tableau4.A1" office:value-type="string">
            <text:p text:style-name="Table_20_Contents">Rouge</text:p>
          </table:table-cell>
          <table:table-cell table:style-name="Tableau4.A1" office:value-type="string">
            <text:p text:style-name="Table_20_Contents">220 Ω</text:p>
          </table:table-cell>
          <table:table-cell table:style-name="Tableau4.A1" office:value-type="string">
            <text:p text:style-name="Table_20_Contents"><text:span text:style-name="Strong_20_Emphasis">D9</text:span></text:p>
          </table:table-cell>
        </table:table-row>
        <table:table-row>
          <table:table-cell table:style-name="Tableau4.A1" office:value-type="string">
            <text:p text:style-name="Table_20_Contents">3</text:p>
          </table:table-cell>
          <table:table-cell table:style-name="Tableau4.A1" office:value-type="string">
            <text:p text:style-name="Table_20_Contents">Vert</text:p>
          </table:table-cell>
          <table:table-cell table:style-name="Tableau4.A1" office:value-type="string">
            <text:p text:style-name="Table_20_Contents">220 Ω</text:p>
          </table:table-cell>
          <table:table-cell table:style-name="Tableau4.A1" office:value-type="string">
            <text:p text:style-name="Table_20_Contents"><text:span text:style-name="Strong_20_Emphasis">D10</text:span></text:p>
          </table:table-cell>
        </table:table-row>
        <table:table-row>
          <table:table-cell table:style-name="Tableau4.A1" office:value-type="string">
            <text:p text:style-name="Table_20_Contents">4</text:p>
          </table:table-cell>
          <table:table-cell table:style-name="Tableau4.A1" office:value-type="string">
            <text:p text:style-name="Table_20_Contents">Bleu</text:p>
          </table:table-cell>
          <table:table-cell table:style-name="Tableau4.A1" office:value-type="string">
            <text:p text:style-name="Table_20_Contents">220 Ω</text:p>
          </table:table-cell>
          <table:table-cell table:style-name="Tableau4.A1" office:value-type="string">
            <text:p text:style-name="Table_20_Contents"><text:span text:style-name="Strong_20_Emphasis">D11</text:span></text:p>
          </table:table-cell>
        </table:table-row>
      </table:table>
      <text:p text:style-name="P13">💡 Comme c’est une <text:span text:style-name="Strong_20_Emphasis">anode commune</text:span>, la LED s’allume quand la sortie Arduino est <text:span text:style-name="Strong_20_Emphasis">LOW</text:span> (0 V), donc on inverse la logique dans le code.</text:p>
      <text:p text:style-name="P15"/>
      <text:h text:style-name="P2" text:outline-level="3">🔹 Photoresistance (LDR)</text:h>
      <text:list text:style-name="L13">
        <text:list-item>
          <text:p text:style-name="P34">Une patte de la <text:span text:style-name="Strong_20_Emphasis">LDR</text:span> → <text:span text:style-name="Strong_20_Emphasis">+5V</text:span></text:p>
        </text:list-item>
        <text:list-item>
          <text:p text:style-name="P34">L’autre patte de la <text:span text:style-name="Strong_20_Emphasis">LDR</text:span> → <text:span text:style-name="Strong_20_Emphasis">A0</text:span></text:p>
        </text:list-item>
        <text:list-item>
          <text:p text:style-name="P34">Une résistance de <text:span text:style-name="Strong_20_Emphasis">10 kΩ</text:span> entre <text:span text:style-name="Strong_20_Emphasis">A0</text:span> et <text:span text:style-name="Strong_20_Emphasis">GND</text:span></text:p>
        </text:list-item>
      </text:list>
      <text:p text:style-name="P15"/>
      <text:h text:style-name="P16" text:outline-level="2">💻 Code Arduino (version anode commune)</text:h>
      <text:p text:style-name="P30"><text:span text:style-name="Source_20_Text">// Broches</text:span></text:p>
      <text:p text:style-name="P31"><text:span text:style-name="Source_20_Text">const int pinLDR = A0;</text:span></text:p>
      <text:p text:style-name="P31"><text:span text:style-name="Source_20_Text">const int ledR = 9;</text:span></text:p>
      <text:p text:style-name="P31"><text:span text:style-name="Source_20_Text">const int ledG = 10;</text:span></text:p>
      <text:p text:style-name="P31"><text:span text:style-name="Source_20_Text">const int ledB = 11;</text:span></text:p>
      <text:p text:style-name="P31"/>
      <text:p text:style-name="P31"><text:span text:style-name="Source_20_Text">int valeurLDR = 0;</text:span></text:p>
      <text:p text:style-name="P31"/>
      <text:p text:style-name="P31"><text:span text:style-name="Source_20_Text">void setup() {</text:span></text:p>
      <text:p text:style-name="P31"><text:span text:style-name="Source_20_Text"><text:s text:c="2"/>Serial.begin(9600);</text:span></text:p>
      <text:p text:style-name="P31"><text:span text:style-name="Source_20_Text"><text:s text:c="2"/>pinMode(ledR, OUTPUT);</text:span></text:p>
      <text:p text:style-name="P31"><text:span text:style-name="Source_20_Text"><text:s text:c="2"/>pinMode(ledG, OUTPUT);</text:span></text:p>
      <text:p text:style-name="P31"><text:soft-page-break/><text:span text:style-name="Source_20_Text"><text:s text:c="2"/>pinMode(ledB, OUTPUT);</text:span></text:p>
      <text:p text:style-name="P31"><text:span text:style-name="Source_20_Text">}</text:span></text:p>
      <text:p text:style-name="P31"/>
      <text:p text:style-name="P31"><text:span text:style-name="Source_20_Text">void loop() {</text:span></text:p>
      <text:p text:style-name="P31"><text:span text:style-name="Source_20_Text"><text:s text:c="2"/>valeurLDR = analogRead(pinLDR); // lecture LDR</text:span></text:p>
      <text:p text:style-name="P31"><text:span text:style-name="Source_20_Text"><text:s text:c="2"/>Serial.println(valeurLDR);</text:span></text:p>
      <text:p text:style-name="P31"/>
      <text:p text:style-name="P31"><text:span text:style-name="Source_20_Text"><text:s text:c="2"/>if (valeurLDR &lt; 300) { // sombre</text:span></text:p>
      <text:p text:style-name="P31"><text:span text:style-name="Source_20_Text"><text:s text:c="4"/>setColor(255, 0, 0); // rouge</text:span></text:p>
      <text:p text:style-name="P31"><text:span text:style-name="Source_20_Text"><text:s text:c="2"/>} else if (valeurLDR &lt; 700) { // moyenne lumière</text:span></text:p>
      <text:p text:style-name="P31"><text:span text:style-name="Source_20_Text"><text:s text:c="4"/>setColor(0, 255, 0); // vert</text:span></text:p>
      <text:p text:style-name="P31"><text:span text:style-name="Source_20_Text"><text:s text:c="2"/>} else { // clair</text:span></text:p>
      <text:p text:style-name="P31"><text:span text:style-name="Source_20_Text"><text:s text:c="4"/>setColor(0, 0, 255); // bleu</text:span></text:p>
      <text:p text:style-name="P31"><text:span text:style-name="Source_20_Text"><text:s text:c="2"/>}</text:span></text:p>
      <text:p text:style-name="P31"/>
      <text:p text:style-name="P31"><text:span text:style-name="Source_20_Text"><text:s text:c="2"/>delay(200);</text:span></text:p>
      <text:p text:style-name="P31"><text:span text:style-name="Source_20_Text">}</text:span></text:p>
      <text:p text:style-name="P31"/>
      <text:p text:style-name="P31"><text:span text:style-name="Source_20_Text">// Pour anode commune : inverser les sorties (255 - valeur)</text:span></text:p>
      <text:p text:style-name="P31"><text:span text:style-name="Source_20_Text">void setColor(int r, int g, int b) {</text:span></text:p>
      <text:p text:style-name="P31"><text:span text:style-name="Source_20_Text"><text:s text:c="2"/>analogWrite(ledR, 255 - r);</text:span></text:p>
      <text:p text:style-name="P31"><text:span text:style-name="Source_20_Text"><text:s text:c="2"/>analogWrite(ledG, 255 - g);</text:span></text:p>
      <text:p text:style-name="P31"><text:span text:style-name="Source_20_Text"><text:s text:c="2"/>analogWrite(ledB, 255 - b);</text:span></text:p>
      <text:p text:style-name="P31"><text:span text:style-name="Source_20_Text">}</text:span></text:p>
      <text:p text:style-name="P15"/>
      <text:p text:style-name="Text_20_body">Souhaites-tu que je te génère maintenant le <text:span text:style-name="Strong_20_Emphasis">schéma visuel complet du montage</text:span> (Arduino Mega + LED RGB + LDR + résistances sur breadboard) ?<text:line-break/>👉 Je peux te le faire en image claire avec les fils et composants visibles.</text:p>
      <text:h text:style-name="P33" text:outline-level="5">Vous avez dit :</text:h>
      <text:p text:style-name="Text_20_body">désolé c'est l'inverse - commun</text:p>
      <text:h text:style-name="P24" text:outline-level="6">ChatGPT a dit :</text:h>
      <text:p text:style-name="P21">Parfait — merci pour la précision. Voilà la version <text:span text:style-name="Strong_20_Emphasis">correcte pour une LED RGB à cathode commune</text:span> (la patte la plus longue → <text:span text:style-name="Strong_20_Emphasis">GND</text:span>). Je t’ai préparé le montage complet, le câblage clair et un sketch Arduino prêt à téléverser sur ta <text:span text:style-name="Strong_20_Emphasis">Mega 2560</text:span>.</text:p>
      <text:p text:style-name="P15"/>
      <text:h text:style-name="P16" text:outline-level="2">🔧 Matériel</text:h>
      <text:list text:style-name="L14">
        <text:list-item>
          <text:p text:style-name="P35">Arduino <text:span text:style-name="Strong_20_Emphasis">Mega 2560</text:span></text:p>
        </text:list-item>
        <text:list-item>
          <text:p text:style-name="P35"><text:soft-page-break/>LED <text:span text:style-name="Strong_20_Emphasis">RGB (cathode commune)</text:span></text:p>
        </text:list-item>
        <text:list-item>
          <text:p text:style-name="P35">3 × résistances <text:span text:style-name="Strong_20_Emphasis">220 Ω</text:span> (une par couleur)</text:p>
        </text:list-item>
        <text:list-item>
          <text:p text:style-name="P35">1 × <text:span text:style-name="Strong_20_Emphasis">LDR (photoresistance)</text:span></text:p>
        </text:list-item>
        <text:list-item>
          <text:p text:style-name="P35">1 × résistance <text:span text:style-name="Strong_20_Emphasis">10 kΩ</text:span> (pour le pont diviseur)</text:p>
        </text:list-item>
        <text:list-item>
          <text:p text:style-name="P35">Breadboard + fils</text:p>
        </text:list-item>
      </text:list>
      <text:p text:style-name="P15"/>
      <text:h text:style-name="P16" text:outline-level="2">⚡ Câblage (pour cathode commune)</text:h>
      <text:h text:style-name="P2" text:outline-level="3">LED RGB (cathode commune)</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atte LED</text:p>
            </table:table-cell>
            <table:table-cell table:style-name="Tableau5.A1" office:value-type="string">
              <text:p text:style-name="P36">Couleur</text:p>
            </table:table-cell>
            <table:table-cell table:style-name="Tableau5.A1" office:value-type="string">
              <text:p text:style-name="P37">Résistance (série)</text:p>
            </table:table-cell>
            <table:table-cell table:style-name="Tableau5.A1" office:value-type="string">
              <text:p text:style-name="Table_20_Heading">Broche Arduino Mega</text:p>
            </table:table-cell>
          </table:table-row>
        </table:table-header-rows>
        <table:table-row>
          <table:table-cell table:style-name="Tableau5.A1" office:value-type="string">
            <text:p text:style-name="Table_20_Contents">Cathode (la plus longue)</text:p>
          </table:table-cell>
          <table:table-cell table:style-name="Tableau5.A1" office:value-type="string">
            <text:p text:style-name="P38">—</text:p>
          </table:table-cell>
          <table:table-cell table:style-name="Tableau5.A1" office:value-type="string">
            <text:p text:style-name="P39">—</text:p>
          </table:table-cell>
          <table:table-cell table:style-name="Tableau5.A1" office:value-type="string">
            <text:p text:style-name="Table_20_Contents"><text:span text:style-name="Strong_20_Emphasis">GND</text:span> (sur la Mega)</text:p>
          </table:table-cell>
        </table:table-row>
        <table:table-row>
          <table:table-cell table:style-name="Tableau5.A1" office:value-type="string">
            <text:p text:style-name="Table_20_Contents">Anode R</text:p>
          </table:table-cell>
          <table:table-cell table:style-name="Tableau5.A1" office:value-type="string">
            <text:p text:style-name="P38">Rouge</text:p>
          </table:table-cell>
          <table:table-cell table:style-name="Tableau5.A1" office:value-type="string">
            <text:p text:style-name="P39">220 Ω</text:p>
          </table:table-cell>
          <table:table-cell table:style-name="Tableau5.A1" office:value-type="string">
            <text:p text:style-name="Table_20_Contents"><text:span text:style-name="Strong_20_Emphasis">D9</text:span> (PWM)</text:p>
          </table:table-cell>
        </table:table-row>
        <table:table-row>
          <table:table-cell table:style-name="Tableau5.A1" office:value-type="string">
            <text:p text:style-name="Table_20_Contents">Anode G</text:p>
          </table:table-cell>
          <table:table-cell table:style-name="Tableau5.A1" office:value-type="string">
            <text:p text:style-name="P38">Vert</text:p>
          </table:table-cell>
          <table:table-cell table:style-name="Tableau5.A1" office:value-type="string">
            <text:p text:style-name="P39">220 Ω</text:p>
          </table:table-cell>
          <table:table-cell table:style-name="Tableau5.A1" office:value-type="string">
            <text:p text:style-name="Table_20_Contents"><text:span text:style-name="Strong_20_Emphasis">D10</text:span> (PWM)</text:p>
          </table:table-cell>
        </table:table-row>
        <table:table-row>
          <table:table-cell table:style-name="Tableau5.A1" office:value-type="string">
            <text:p text:style-name="Table_20_Contents">Anode B</text:p>
          </table:table-cell>
          <table:table-cell table:style-name="Tableau5.A1" office:value-type="string">
            <text:p text:style-name="P38">Bleu</text:p>
          </table:table-cell>
          <table:table-cell table:style-name="Tableau5.A1" office:value-type="string">
            <text:p text:style-name="P39">220 Ω</text:p>
          </table:table-cell>
          <table:table-cell table:style-name="Tableau5.A1" office:value-type="string">
            <text:p text:style-name="Table_20_Contents"><text:span text:style-name="Strong_20_Emphasis">D11</text:span> (PWM)</text:p>
          </table:table-cell>
        </table:table-row>
      </table:table>
      <text:p text:style-name="P13">Remarque : D9, D10, D11 sont des broches PWM sur Mega — parfait pour gérer l’intensité.</text:p>
      <text:h text:style-name="P2" text:outline-level="3">Photoresistance (LDR) — pont diviseur</text:h>
      <text:list text:style-name="L15">
        <text:list-item>
          <text:p text:style-name="P40">LDR patte 1 → <text:span text:style-name="Strong_20_Emphasis">+5 V</text:span></text:p>
        </text:list-item>
        <text:list-item>
          <text:p text:style-name="P40">LDR patte 2 → <text:span text:style-name="Strong_20_Emphasis">A0</text:span> (entrée analogique)</text:p>
        </text:list-item>
        <text:list-item>
          <text:p text:style-name="P40">Résistance 10 kΩ entre <text:span text:style-name="Strong_20_Emphasis">A0</text:span> et <text:span text:style-name="Strong_20_Emphasis">GND</text:span></text:p>
        </text:list-item>
      </text:list>
      <text:p text:style-name="Text_20_body">La tension en A0 varie avec la luminosité (0 = sombre → 1023 = lumineux).</text:p>
      <text:p text:style-name="P15"/>
      <text:h text:style-name="P16" text:outline-level="2">💻 Code Arduino (pour LED <text:span text:style-name="Strong_20_Emphasis">cathode commune</text:span>)</text:h>
      <text:p text:style-name="Text_20_body">Téléverse ce sketch sur ta Mega. Il lit la LDR et choisit une couleur : rouge = sombre, vert = moyen, bleu = clair. Tu peux ajuster les seuils à ta lumière.</text:p>
      <text:p text:style-name="P30"><text:span text:style-name="Source_20_Text">// Broches</text:span></text:p>
      <text:p text:style-name="P31"><text:span text:style-name="Source_20_Text">const int pinLDR = A0;</text:span></text:p>
      <text:p text:style-name="P31"><text:span text:style-name="Source_20_Text">const int ledR = 9; <text:s text:c="2"/>// PWM</text:span></text:p>
      <text:p text:style-name="P31"><text:span text:style-name="Source_20_Text">const int ledG = 10; <text:s/>// PWM</text:span></text:p>
      <text:p text:style-name="P31"><text:span text:style-name="Source_20_Text">const int ledB = 11; <text:s/>// PWM</text:span></text:p>
      <text:p text:style-name="P31"/>
      <text:p text:style-name="P31"><text:span text:style-name="Source_20_Text">int valeurLDR = 0;</text:span></text:p>
      <text:p text:style-name="P31"/>
      <text:p text:style-name="P31"><text:span text:style-name="Source_20_Text">void setup() {</text:span></text:p>
      <text:p text:style-name="P31"><text:span text:style-name="Source_20_Text"><text:s text:c="2"/>Serial.begin(9600);</text:span></text:p>
      <text:p text:style-name="P31"><text:span text:style-name="Source_20_Text"><text:s text:c="2"/>pinMode(ledR, OUTPUT);</text:span></text:p>
      <text:p text:style-name="P31"><text:soft-page-break/><text:span text:style-name="Source_20_Text"><text:s text:c="2"/>pinMode(ledG, OUTPUT);</text:span></text:p>
      <text:p text:style-name="P31"><text:span text:style-name="Source_20_Text"><text:s text:c="2"/>pinMode(ledB, OUTPUT);</text:span></text:p>
      <text:p text:style-name="P31"><text:span text:style-name="Source_20_Text"><text:s text:c="2"/>// S'assurer que la LED est éteinte au démarrage</text:span></text:p>
      <text:p text:style-name="P31"><text:span text:style-name="Source_20_Text"><text:s text:c="2"/>setColor(0, 0, 0);</text:span></text:p>
      <text:p text:style-name="P31"><text:span text:style-name="Source_20_Text">}</text:span></text:p>
      <text:p text:style-name="P31"/>
      <text:p text:style-name="P31"><text:span text:style-name="Source_20_Text">void loop() {</text:span></text:p>
      <text:p text:style-name="P31"><text:span text:style-name="Source_20_Text"><text:s text:c="2"/>valeurLDR = analogRead(pinLDR); // 0..1023</text:span></text:p>
      <text:p text:style-name="P31"><text:span text:style-name="Source_20_Text"><text:s text:c="2"/>Serial.println(valeurLDR);</text:span></text:p>
      <text:p text:style-name="P31"/>
      <text:p text:style-name="P31"><text:span text:style-name="Source_20_Text"><text:s text:c="2"/>// Ajuste ces seuils selon ton environnement lumineux</text:span></text:p>
      <text:p text:style-name="P31"><text:span text:style-name="Source_20_Text"><text:s text:c="2"/>if (valeurLDR &lt; 300) { <text:s text:c="7"/>// sombre</text:span></text:p>
      <text:p text:style-name="P31"><text:span text:style-name="Source_20_Text"><text:s text:c="4"/>setColor(255, 0, 0); <text:s text:c="7"/>// rouge</text:span></text:p>
      <text:p text:style-name="P31"><text:span text:style-name="Source_20_Text"><text:s text:c="2"/>} else if (valeurLDR &lt; 700) { // lumière moyenne</text:span></text:p>
      <text:p text:style-name="P31"><text:span text:style-name="Source_20_Text"><text:s text:c="4"/>setColor(0, 255, 0); <text:s text:c="7"/>// vert</text:span></text:p>
      <text:p text:style-name="P31"><text:span text:style-name="Source_20_Text"><text:s text:c="2"/>} else { <text:s text:c="21"/>// très clair</text:span></text:p>
      <text:p text:style-name="P31"><text:span text:style-name="Source_20_Text"><text:s text:c="4"/>setColor(0, 0, 255); <text:s text:c="7"/>// bleu</text:span></text:p>
      <text:p text:style-name="P31"><text:span text:style-name="Source_20_Text"><text:s text:c="2"/>}</text:span></text:p>
      <text:p text:style-name="P31"/>
      <text:p text:style-name="P31"><text:span text:style-name="Source_20_Text"><text:s text:c="2"/>delay(200);</text:span></text:p>
      <text:p text:style-name="P31"><text:span text:style-name="Source_20_Text">}</text:span></text:p>
      <text:p text:style-name="P31"/>
      <text:p text:style-name="P31"><text:span text:style-name="Source_20_Text">// Pour cathode commune : valeur 0 = éteint, 255 = max</text:span></text:p>
      <text:p text:style-name="P31"><text:span text:style-name="Source_20_Text">void setColor(int r, int g, int b) {</text:span></text:p>
      <text:p text:style-name="P31"><text:span text:style-name="Source_20_Text"><text:s text:c="2"/>// clamp par sécurité</text:span></text:p>
      <text:p text:style-name="P31"><text:span text:style-name="Source_20_Text"><text:s text:c="2"/>r = constrain(r, 0, 255);</text:span></text:p>
      <text:p text:style-name="P31"><text:span text:style-name="Source_20_Text"><text:s text:c="2"/>g = constrain(g, 0, 255);</text:span></text:p>
      <text:p text:style-name="P31"><text:span text:style-name="Source_20_Text"><text:s text:c="2"/>b = constrain(b, 0, 255);</text:span></text:p>
      <text:p text:style-name="P31"><text:span text:style-name="Source_20_Text"><text:s text:c="2"/>analogWrite(ledR, r);</text:span></text:p>
      <text:p text:style-name="P31"><text:span text:style-name="Source_20_Text"><text:s text:c="2"/>analogWrite(ledG, g);</text:span></text:p>
      <text:p text:style-name="P31"><text:span text:style-name="Source_20_Text"><text:s text:c="2"/>analogWrite(ledB, b);</text:span></text:p>
      <text:p text:style-name="P31"><text:span text:style-name="Source_20_Text">}</text:span></text:p>
      <text:p text:style-name="P15"/>
      <text:h text:style-name="P16" text:outline-level="2"><text:soft-page-break/>✅ Conseils pratiques / calibration</text:h>
      <text:list text:style-name="L16">
        <text:list-item>
          <text:p text:style-name="P41">Ouvre le <text:span text:style-name="Strong_20_Emphasis">moniteur série</text:span> (9600 bauds) pour voir <text:span text:style-name="Source_20_Text">valeurLDR</text:span>. Teste dans l’obscurité / lumière ambiante / plein soleil et relève les valeurs ; ajuste les seuils <text:span text:style-name="Source_20_Text">300</text:span> / <text:span text:style-name="Source_20_Text">700</text:span> en conséquence.</text:p>
        </text:list-item>
        <text:list-item>
          <text:p text:style-name="P41">Si la LED ne s’allume pas : vérifie la <text:span text:style-name="Strong_20_Emphasis">masse GND commune</text:span> (GND de la Mega → cathode de la LED) et les résistances.</text:p>
        </text:list-item>
        <text:list-item>
          <text:p text:style-name="P41">Si une couleur paraît faible, essaye une résistance un peu plus faible (ex. 180 Ω) — mais ne descends pas trop pour éviter d’endommager la LED.</text:p>
        </text:list-item>
        <text:list-item>
          <text:p text:style-name="P41">Si tu veux des transitions douces (fondu), je peux te fournir un code avec interpolation (fade) entre couleurs.</text:p>
        </text:list-item>
      </text:list>
      <text:p text:style-name="P15"/>
      <text:p text:style-name="Text_20_body">Si tu veux, je peux maintenant :</text:p>
      <text:list text:style-name="L17">
        <text:list-item>
          <text:p text:style-name="P42">te générer un <text:span text:style-name="Strong_20_Emphasis">schéma visuel type Fritzing</text:span> (image) montrant le breadboard + Mega + fils,</text:p>
        </text:list-item>
        <text:list-item>
          <text:p text:style-name="P42">ou t’envoyer la version du code avec <text:span text:style-name="Strong_20_Emphasis">fondu</text:span> entre couleurs.</text:p>
        </text:list-item>
      </text:list>
      <text:p text:style-name="Text_20_body">Dis-moi ce que tu veux que je fasse ensuite — sinon, tu as tout le nécessaire pour tester le montage. 😊</text:p>
      <text:h text:style-name="P33" text:outline-level="5">Vous avez dit :</text:h>
      <text:p text:style-name="Text_20_body">Je vais connecter dans un premier temps mon arduino avec mon pc via un cable usb. je veux pouvoir envoyer et recevoir des données par ce cable. j'aimerai encoder les informations transmises avec une économie de moyens. Le principe je transmet des messages le plus court possible en encodant l'information et je l'encode et décode de façon lisible . La structure des messages: $ -&gt; debut du message Un caractère -&gt; correspond à une variable, que l'on retrouvera en claire (un peu genre enum ou autre) un': '-&gt; pour marquer transition instance -&gt; si toutes les instances * ,sinon tableau avec la référence des instances concernées un ": " -&gt; pour transition propriété -&gt; tableau des propriétés dont on va changer les valeurs pour les instances contenu dans le tableau des instances valeurs -&gt; tableau des valeurs par instance. Couple valeur / propriété dans un tableau des instances. # -&gt; signal de fin du message. Voici la version "officiel" de mon encodage dans arduino communication.cpp : ** /*communication.cpp -j'ai gardé un communication old, Les anciens champs supprimés (instance, propriete, valeur) → remplacés par les tableaux instances[], properties[], values[][] - Gestion du cas * (toutes les instances → lastMessage.allInstances = true). - limites avec MAX_PROPERTIES, MAX_INSTANCES, MAX_VALUE_LEN dans config.h - on renvoie les erreurs de taille de buffer etc ... vers emergency.* pour centraliser les erreurs - On utilise le type char plutôt que string pour la vitesse et éviter la fragmentation de la mémoire - suit la structure Node-Red du programme - inclus un exemple */ #include "communication.h" #include "config.h" #include &lt;string.h&gt; // Pour strncpy, strcmp,... utile pour char #include "emergency.h" // Ajout pour gérer les erreurs critiques // ==================== // Variables globales // ==================== MessageVPIV lastMessage; // Dernier message reçu bool newData = false; // Flag pour nouveau message // ==================== // Réception des messages série (SE) // ==================== void recvSeWithStartEndMarkers() { static char receivedChars[120]; static size_t idx = 0; static bool recvInProgress = false; while (Serial.available() &gt; 0) { char rc = Serial.read(); if (rc == '$') { recvInProgress = true; idx = 0; <text:soft-page-break/>memset(receivedChars, 0, sizeof(receivedChars)); } else if (rc == '#') { receivedChars[idx] = '\0'; recvInProgress = false; parseVPIV(receivedChars); newData = true; } else if (recvInProgress) { if (idx &gt;= sizeof(receivedChars) - 1) { handleEmergency(EMERGENCY_BUFFER_OVERFLOW); // Débordement détecté return; } receivedChars[idx++] = rc; } } } // ==================== // Parsing du message VPIV // Format : $&lt;type&gt;:&lt;contenu&gt;:&lt;variable&gt;,&lt;instances&gt;,&lt;propriétés&gt;,&lt;valeurs&gt;# // ==================== void parseVPIV(char *msg) { char *token; int propIndex = -1; int instIndex = 0; // Réinitialisation de la structure memset(&amp;lastMessage, 0, sizeof(lastMessage)); lastMessage.nbProperties = 0; lastMessage.nbInstances = 0; lastMessage.allInstances = false; // Découpage du message avec strtok token = strtok(msg, ":,"); if (token != NULL) lastMessage.type = token[0]; // Type de message (V, I, F, E) token = strtok(NULL, ":,"); // Contenu (ex: "US") → ignoré pour l'instant token = strtok(NULL, ":,"); if (token != NULL) lastMessage.variable = token[0]; // Variable (ex: U) // Lecture des instances, propriétés et valeurs while ((token = strtok(NULL, ",#")) != NULL) { if (strcmp(token, "*") == 0) { // Cas spécial : * = toutes les instances lastMessage.allInstances = true; } else if (isdigit(token[0])) { // Instance numérique if (lastMessage.nbInstances &lt; MAX_INSTANCES) { lastMessage.instances[lastMessage.nbInstances++] = atoi(token); } } else if (isalpha(token[0]) &amp;&amp; strlen(token) == 1) { // Nouvelle propriété if (lastMessage.nbProperties &lt; MAX_PROPERTIES) { propIndex = lastMessage.nbProperties++; lastMessage.properties[propIndex] = token[0]; instIndex = 0; // Réinitialisation de l'index d'instance } } else { // Valeur associée à la dernière propriété if (propIndex &gt;= 0 &amp;&amp; propIndex &lt; MAX_PROPERTIES &amp;&amp; instIndex &lt; MAX_INSTANCES) { strncpy(lastMessage.values[propIndex][instIndex], token, MAX_VALUE_LEN - 1); lastMessage.values[propIndex][instIndex][MAX_VALUE_LEN - 1] = '\0'; instIndex++; } } } } // ==================== // Traitement du message reçu - zz ici exemple couleur // ==================== void SeTraitementNewV4() { if (!newData) return; if (lastMessage.variable == 'D') { for (int p = 0; p &lt; lastMessage.nbProperties; p++) { if (lastMessage.properties[p] == 'C') { int r, g, b; // Vérification du retour de sscanf if (sscanf(lastMessage.values[p][0], "%d,%d,%d", &amp;r, &amp;g, &amp;b) != 3) { handleEmergency(EMERGENCY_SENSOR_FAIL); // Format invalide sendError("Format couleur invalide", "LED", lastMessage.values[p][0]); return; } // Traiter r, g, b } } } newData = false; } // ================================ // Envoi d’un accusé de réception // ================================ // Dans communication.cpp void sendAck(const char* message) { Serial.print("$I:ACK:"); Serial.print(message); // Serial.print gère les char* Serial.println("#"); } // ================================ // Envoi d’un message d’erreur // ================================ void sendError(const char* errorMsg, const char* module, const char* details) { Serial.print("$E:"); Serial.print(errorMsg); Serial.print(":"); Serial.print(module); Serial.print(",,,"); Serial.print(details); Serial.println("#"); } ********************** </text:p>
      <text:h text:style-name="P24" text:outline-level="6">ChatGPT a dit :</text:h>
      <text:p text:style-name="Text_20_body">Excellent 👏 tu es déjà sur une base <text:span text:style-name="Strong_20_Emphasis">très propre et robuste</text:span> pour la communication série structurée et optimisée !</text:p>
      <text:p text:style-name="Text_20_body">Je vois que tu veux t’assurer que ton <text:span text:style-name="Strong_20_Emphasis">protocole compact</text:span> fonctionne bien pour échanger des messages entre ton <text:span text:style-name="Strong_20_Emphasis">Arduino Mega</text:span> et ton <text:span text:style-name="Strong_20_Emphasis">PC via USB</text:span>, avec un <text:span text:style-name="Strong_20_Emphasis">encodage lisible et court</text:span>, type <text:span text:style-name="Source_20_Text">$...#</text:span>.</text:p>
      <text:p text:style-name="Text_20_body"><text:soft-page-break/>Prenons ton idée et ton code pour faire un <text:span text:style-name="Strong_20_Emphasis">résumé clair + exemple pratique</text:span> de communication complète dans les deux sens (Arduino ↔ PC), puis je te proposerai une mini amélioration d’encodage pour économiser encore plus sans perdre en clarté.</text:p>
      <text:p text:style-name="P15"/>
      <text:h text:style-name="P16" text:outline-level="2">🧩 Principe de ton protocole VPIV (Variable / Propriété / Instance / Valeur)</text:h>
      <text:h text:style-name="P2" text:outline-level="3">Structure :</text:h>
      <text:p text:style-name="P30"><text:span text:style-name="Source_20_Text">$&lt;Type&gt;:&lt;Variable&gt;:&lt;Instances&gt;:&lt;Propriétés&gt;:&lt;Valeurs&gt;#</text:span></text:p>
      <text:h text:style-name="P2" text:outline-level="3">Séparateurs :</text:h>
      <text:list text:style-name="L18">
        <text:list-item>
          <text:p text:style-name="P43"><text:span text:style-name="Source_20_Text">$</text:span> → début de message</text:p>
        </text:list-item>
        <text:list-item>
          <text:p text:style-name="P43"><text:span text:style-name="Source_20_Text">:</text:span> → séparation des sections</text:p>
        </text:list-item>
        <text:list-item>
          <text:p text:style-name="P43"><text:span text:style-name="Source_20_Text">,</text:span> → séparation des éléments d’un tableau</text:p>
        </text:list-item>
        <text:list-item>
          <text:p text:style-name="P43"><text:span text:style-name="Source_20_Text">#</text:span> → fin de message</text:p>
        </text:list-item>
      </text:list>
      <text:h text:style-name="P2" text:outline-level="3">Exemples :</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Objectif</text:p>
            </table:table-cell>
            <table:table-cell table:style-name="Tableau6.A1" office:value-type="string">
              <text:p text:style-name="Table_20_Heading">Message envoyé</text:p>
            </table:table-cell>
            <table:table-cell table:style-name="Tableau6.A1" office:value-type="string">
              <text:p text:style-name="Table_20_Heading">Interprétation</text:p>
            </table:table-cell>
          </table:table-row>
        </table:table-header-rows>
        <table:table-row>
          <table:table-cell table:style-name="Tableau6.A1" office:value-type="string">
            <text:p text:style-name="Table_20_Contents">Allumer LED RGB rouge sur toutes les instances</text:p>
          </table:table-cell>
          <table:table-cell table:style-name="Tableau6.A1" office:value-type="string">
            <text:p text:style-name="Table_20_Contents"><text:span text:style-name="Source_20_Text">$V:D:*:C:255,0,0#</text:span></text:p>
          </table:table-cell>
          <table:table-cell table:style-name="Tableau6.A1" office:value-type="string">
            <text:p text:style-name="Table_20_Contents">Variable <text:span text:style-name="Source_20_Text">D</text:span> (device), propriété <text:span text:style-name="Source_20_Text">C</text:span> (couleur), toutes les instances <text:span text:style-name="Source_20_Text">*</text:span>, valeur <text:span text:style-name="Source_20_Text">(255,0,0)</text:span></text:p>
          </table:table-cell>
        </table:table-row>
        <table:table-row>
          <table:table-cell table:style-name="Tableau6.A1" office:value-type="string">
            <text:p text:style-name="Table_20_Contents">Changer luminosité d’une instance spécifique</text:p>
          </table:table-cell>
          <table:table-cell table:style-name="Tableau6.A1" office:value-type="string">
            <text:p text:style-name="Table_20_Contents"><text:span text:style-name="Source_20_Text">$V:D:2:B:128#</text:span></text:p>
          </table:table-cell>
          <table:table-cell table:style-name="Tableau6.A1" office:value-type="string">
            <text:p text:style-name="Table_20_Contents">Instance <text:span text:style-name="Source_20_Text">2</text:span>, propriété <text:span text:style-name="Source_20_Text">B</text:span> (brightness), valeur <text:span text:style-name="Source_20_Text">128</text:span></text:p>
          </table:table-cell>
        </table:table-row>
        <table:table-row>
          <table:table-cell table:style-name="Tableau6.A1" office:value-type="string">
            <text:p text:style-name="Table_20_Contents">Message d’erreur</text:p>
          </table:table-cell>
          <table:table-cell table:style-name="Tableau6.A1" office:value-type="string">
            <text:p text:style-name="Table_20_Contents"><text:span text:style-name="Source_20_Text">$E:Buffer overflow:COM,,,#</text:span></text:p>
          </table:table-cell>
          <table:table-cell table:style-name="Tableau6.A1" office:value-type="string">
            <text:p text:style-name="Table_20_Contents">Erreur signalée depuis module COM</text:p>
          </table:table-cell>
        </table:table-row>
      </table:table>
      <text:p text:style-name="P15"/>
      <text:h text:style-name="P16" text:outline-level="2">🔁 Communication bidirectionnelle</text:h>
      <text:p text:style-name="Text_20_body">Tu as déjà tout côté Arduino :</text:p>
      <text:list text:style-name="L19">
        <text:list-item>
          <text:p text:style-name="P44">réception (avec <text:span text:style-name="Source_20_Text">recvSeWithStartEndMarkers()</text:span>),</text:p>
        </text:list-item>
        <text:list-item>
          <text:p text:style-name="P44">parsing (<text:span text:style-name="Source_20_Text">parseVPIV()</text:span>),</text:p>
        </text:list-item>
        <text:list-item>
          <text:p text:style-name="P44">traitement (<text:span text:style-name="Source_20_Text">SeTraitementNewV4()</text:span>),</text:p>
        </text:list-item>
        <text:list-item>
          <text:p text:style-name="P44">et accusé de réception / erreur (<text:span text:style-name="Source_20_Text">sendAck()</text:span> / <text:span text:style-name="Source_20_Text">sendError()</text:span>).</text:p>
        </text:list-item>
      </text:list>
      <text:p text:style-name="Text_20_body">👉 Voyons comment le <text:span text:style-name="Strong_20_Emphasis">PC</text:span> peut dialoguer avec ton Arduino en USB (via le port série).</text:p>
      <text:p text:style-name="P15"/>
      <text:h text:style-name="P2" text:outline-level="3">💻 Exemple côté PC (Python minimaliste)</text:h>
      <text:p text:style-name="Text_20_body">Voici un script Python (testable immédiatement avec <text:span text:style-name="Source_20_Text">pyserial</text:span>) pour envoyer/recevoir ces messages encodés :</text:p>
      <text:p text:style-name="P30"><text:span text:style-name="Source_20_Text">import serial</text:span></text:p>
      <text:p text:style-name="P31"><text:span text:style-name="Source_20_Text">import time</text:span></text:p>
      <text:p text:style-name="P31"><text:soft-page-break/></text:p>
      <text:p text:style-name="P31"><text:span text:style-name="Source_20_Text"># Ouvre le port série</text:span></text:p>
      <text:p text:style-name="P31"><text:span text:style-name="Source_20_Text">ser = serial.Serial('COM6', 9600, timeout=1)</text:span></text:p>
      <text:p text:style-name="P31"><text:span text:style-name="Source_20_Text">time.sleep(2) <text:s/># Attendre que l'Arduino démarre</text:span></text:p>
      <text:p text:style-name="P31"/>
      <text:p text:style-name="P31"><text:span text:style-name="Source_20_Text"># Envoi d'une commande : changer couleur LED</text:span></text:p>
      <text:p text:style-name="P31"><text:span text:style-name="Source_20_Text">msg = "$V:D:*:C:255,0,0#"</text:span></text:p>
      <text:p text:style-name="P31"><text:span text:style-name="Source_20_Text">ser.write(msg.encode())</text:span></text:p>
      <text:p text:style-name="P31"><text:span text:style-name="Source_20_Text">print(f"&gt;&gt;&gt; Envoyé: {msg}")</text:span></text:p>
      <text:p text:style-name="P31"/>
      <text:p text:style-name="P31"><text:span text:style-name="Source_20_Text"># Lecture de la réponse</text:span></text:p>
      <text:p text:style-name="P31"><text:span text:style-name="Source_20_Text">while True:</text:span></text:p>
      <text:p text:style-name="P31"><text:span text:style-name="Source_20_Text"><text:s text:c="4"/>if ser.in_waiting:</text:span></text:p>
      <text:p text:style-name="P31"><text:span text:style-name="Source_20_Text"><text:s text:c="8"/>data = ser.readline().decode().strip()</text:span></text:p>
      <text:p text:style-name="P31"><text:span text:style-name="Source_20_Text"><text:s text:c="8"/>if data:</text:span></text:p>
      <text:p text:style-name="P31"><text:span text:style-name="Source_20_Text"><text:s text:c="12"/>print(f"&lt;&lt;&lt; Reçu: {data}")</text:span></text:p>
      <text:p text:style-name="P31"><text:span text:style-name="Source_20_Text"><text:s text:c="12"/>if "#": <text:s/># fin de message</text:span></text:p>
      <text:p text:style-name="P31"><text:span text:style-name="Source_20_Text"><text:s text:c="16"/>break</text:span></text:p>
      <text:p text:style-name="P31"/>
      <text:p text:style-name="P31"><text:span text:style-name="Source_20_Text">ser.close()</text:span></text:p>
      <text:p text:style-name="Text_20_body">✅ L’Arduino reçoit <text:span text:style-name="Source_20_Text">$V:D:*:C:255,0,0#</text:span>, exécute <text:span text:style-name="Source_20_Text">SeTraitementNewV4()</text:span>, traite la LED et répond :</text:p>
      <text:p text:style-name="P30"><text:span text:style-name="Source_20_Text">$I:ACK:V:D:*:C:255,0,0#</text:span></text:p>
      <text:p text:style-name="Text_20_body">ou en cas d’erreur :</text:p>
      <text:p text:style-name="P30"><text:span text:style-name="Source_20_Text">$E:Format couleur invalide:LED,,,255-0-0#</text:span></text:p>
      <text:p text:style-name="P15"/>
      <text:h text:style-name="P16" text:outline-level="2">⚙️ Amélioration possible : encodage encore plus compact</text:h>
      <text:p text:style-name="Text_20_body">Tu peux réduire la taille de message sans perdre la structure avec deux astuces :</text:p>
      <text:h text:style-name="P2" text:outline-level="3">1. <text:span text:style-name="Strong_20_Emphasis">Enlever les champs vides</text:span></text:h>
      <text:p text:style-name="Text_20_body">Ton parser est déjà robuste : tu peux omettre les parties inutiles.<text:line-break/>Par ex. :<text:line-break/><text:span text:style-name="Source_20_Text">$V:D:*:C:255,0,0#</text:span> → <text:span text:style-name="Source_20_Text">$VD*C255,0,0#</text:span> (sans <text:span text:style-name="Source_20_Text">:</text:span> ni <text:span text:style-name="Source_20_Text">,</text:span> redondants).</text:p>
      <text:p text:style-name="Text_20_body">Il suffit de modifier ton <text:span text:style-name="Source_20_Text">parseVPIV()</text:span> pour tolérer l’absence de <text:span text:style-name="Source_20_Text">:</text:span> et utiliser uniquement des séparateurs clés (<text:span text:style-name="Source_20_Text">*</text:span>, lettres majuscules, chiffres, etc.).</text:p>
      <text:p text:style-name="P15"/>
      <text:h text:style-name="P2" text:outline-level="3"><text:soft-page-break/>2. <text:span text:style-name="Strong_20_Emphasis">Encodage binaire ultra-court (option avancée)</text:span></text:h>
      <text:p text:style-name="Text_20_body">Si tu veux pousser l’optimisation mémoire, tu pourrais encoder le message en <text:span text:style-name="Strong_20_Emphasis">ASCII compact</text:span> :</text:p>
      <text:list text:style-name="L20">
        <text:list-item>
          <text:p text:style-name="P45">1 octet pour le type (<text:span text:style-name="Source_20_Text">V</text:span>, <text:span text:style-name="Source_20_Text">I</text:span>, <text:span text:style-name="Source_20_Text">E</text:span>, etc.)</text:p>
        </text:list-item>
        <text:list-item>
          <text:p text:style-name="P45">1 octet pour la variable</text:p>
        </text:list-item>
        <text:list-item>
          <text:p text:style-name="P45">1 octet pour nbInstances</text:p>
        </text:list-item>
        <text:list-item>
          <text:p text:style-name="P45">1 octet pour nbProperties</text:p>
        </text:list-item>
        <text:list-item>
          <text:p text:style-name="P45">Données variables (instances + propriétés + valeurs)</text:p>
        </text:list-item>
      </text:list>
      <text:p text:style-name="Text_20_body">Mais pour l’instant, ta version texte <text:span text:style-name="Source_20_Text">$...#</text:span> reste <text:span text:style-name="Strong_20_Emphasis">idéale pour déboguer et lire facilement</text:span> depuis le port série.</text:p>
      <text:p text:style-name="P15"/>
      <text:h text:style-name="P16" text:outline-level="2">✅ Ce que tu as déjà bien fait</text:h>
      <text:p text:style-name="Text_20_body">✔ Gestion des limites mémoire (<text:span text:style-name="Source_20_Text">MAX_*</text:span>, <text:span text:style-name="Source_20_Text">strncpy</text:span>, etc.)<text:line-break/>✔ Parsing robuste avec détection d’erreurs<text:line-break/>✔ Accusé de réception standardisé<text:line-break/>✔ Prévu pour compatibilité avec <text:span text:style-name="Strong_20_Emphasis">Node-RED</text:span></text:p>
      <text:p text:style-name="P15"/>
      <text:p text:style-name="Text_20_body">Souhaites-tu que je te propose une <text:span text:style-name="Strong_20_Emphasis">version allégée du protocole</text:span> (par ex. <text:span text:style-name="Source_20_Text">$VD*C255,0,0#</text:span>) + le <text:span text:style-name="Strong_20_Emphasis">parseur Arduino correspondant</text:span> (plus court, mais 100 % compatible avec ton code actuel) ?<text:line-break/>Cela te permettrait de réduire la taille des messages transmis sans casser ton architecture actuelle.</text:p>
      <text:h text:style-name="P33" text:outline-level="5">Vous avez dit :</text:h>
      <text:p text:style-name="Text_20_body">Merci pour ta première analyse. - J'ai une précision : le traitement final se fait sur node-red. - le schéma général de l'appli . Pour que tu comprennes voici un schéma de l'organisation de mon projet : un robot ou les informations des capteurs du smartphone embarqué (SE) et celles de l'arduino sont échangés via mqtt avec le smartphone "pilote" (SP). SP utilise node-red . SE tasker (qui via commande MQTT de SP lance des applis tierces de visio. conf ou autres). L'arduino est connecté à SE via USB (c'est la partie délicate que je vais testé en utilisant un switch alimenté (chargement continue de SE) les données de l'arduino capté par appli et envoyé en mqtt. - Pour le type, actuellement si je ne me trompe pas c'est variable, information, erreur. on pourrait au lieu de variable préciser le type de variable pour faciliter les transcriptions en évitant les lettres clefs I d'information et E d'erreur (ou les majuscules) on pourrait avoir o pour objet et t pour tableau, b pour boolean, s pour string, i pour integer. - J'aimerai garder les séparateurs : car ils me permettraient le cas échéant d'évoluer vers un système ou plusieurs caractères soient entrées sans erreur d'interprétation dans la chaine. - Pour que tu ais la structure des données cotés node-red sur SP. Je te joint la variable qui encapsule les variables sur SP : ****** object DemoVar: object nomVarG: "DemoVar" abbrVarG: "DVar" instances: array[3] 0: "*" 1: "inst1" 2: "inst2" descriptionVarG: "Variable de démo avec différents types de propriétés" dateUpdateVarG: "2025-09-23T15:00:00.000Z" proprietes: array[5] 0: object nomP: "nom" abbrP: "nbrev" typeP: "string" schema: null valeurs: object 1: object nomP: "age" abbrP: "ag" typeP: "number" schema: null valeurs: object *: "10" inst1: 30 inst2: "26" 2: object nomP: "actif" abbrP: "act" typeP: "boolean" schema: null valeurs: object 3: object nomP: "newProp" abbrP: "New" typeP: "string" schema: null <text:soft-page-break/>valeurs: object _locked: false 4: object nomP: "propObjetTest" abbrP: "pot" typeP: "object" schema: array[2] _locked: true valeurs: object SensorConfig: object nomVarG: "SensorConfig" abbrVarG: "SCfg" instances: array[4] 0: "*" 1: "capteur1" 2: "capteur2" 3: "capteur3" descriptionVarG: "Configuration des capteurs avec seuils et unités" dateUpdateVarG: "2025-09-20T09:12:00.000Z" proprietes: array[5] 0: object nomP: "unite" abbrP: "u" typeP: "string" schema: null valeurs: object 1: object nomP: "seuil" abbrP: "s" typeP: "number" schema: null valeurs: object 2: object nomP: "actif" abbrP: "act" typeP: "boolean" schema: null valeurs: object 3: object nomP: "testnewProp" abbrP: "tnp" typeP: "object" schema: array[2] _locked: true 4: object nomP: "testnewProp" abbrP: "tnp" typeP: "object" schema: array[2] _locked: true UserProfile: object nomVarG: "UserProfile" abbrVarG: "UProf" instances: array[3] 0: "*" 1: "user1" 2: "user2" descriptionVarG: "Profils utilisateurs avec préférences" dateUpdateVarG: "2025-09-15T18:30:00.000Z" proprietes: array[3] 0: object nomP: "theme" abbrP: "thm" typeP: "string" schema: null valeurs: object 1: object nomP: "notifications" abbrP: "not" typeP: "boolean" schema: null valeurs: object *: true user1: true user2: false 2: object nomP: "roles" abbrP: "rls" typeP: "array" schema: array[1] 0: object nomSsP: "role" typeSsP: "string" valeurs: object *: array[1] user1: array[2] user2: array[1] ledring: object nomVarG: "ledring" abbrVarG: "ledr" instances: array[3] 0: "i0" 1: "i1" 2: "i2" descriptionVarG: "reqzr" dateUpdateVarG: "2025-10-05T15:18:51.136Z" proprietes: array[1] 0: object nomP: "zen" abbrP: "z" typeP: "number" valeurs: object zaza: object nomVarG: "zaza" abbrVarG: "qsdqs" instances: array[3] 0: "z" 1: "a" 2: "a" descriptionVarG: "xd" dateUpdateVarG: "2025-10-05T15:37:47.796Z" proprietes: array[1] 0: object nomP: "test" abbrP: "Ntest" typeP: "integer" valeurs: object *: "2" z: "4" a: "5"</text:p>
      <text:h text:style-name="P24" text:outline-level="6">ChatGPT a dit :</text:h>
      <text:p text:style-name="Text_20_body">Merci 🙏 pour toutes ces précisions — ton architecture est très claire maintenant, et franchement, ton approche est <text:span text:style-name="Strong_20_Emphasis">très bien pensée</text:span> : tu t’orientes vers une communication <text:span text:style-name="Strong_20_Emphasis">type modèle de données distribuées</text:span>, avec encodage minimal entre <text:span text:style-name="Strong_20_Emphasis">Arduino (esclave matériel capteur/actionneur)</text:span>, <text:span text:style-name="Strong_20_Emphasis">Smartphone Embarqué (SE)</text:span> et <text:span text:style-name="Strong_20_Emphasis">Smartphone Pilote (SP via Node-RED + MQTT)</text:span>.</text:p>
      <text:p text:style-name="P15"/>
      <text:h text:style-name="P16" text:outline-level="2">🔭 Résumé de ton architecture</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Élément</text:p>
            </table:table-cell>
            <table:table-cell table:style-name="Tableau7.A1" office:value-type="string">
              <text:p text:style-name="Table_20_Heading">Rôle</text:p>
            </table:table-cell>
            <table:table-cell table:style-name="Tableau7.A1" office:value-type="string">
              <text:p text:style-name="Table_20_Heading">Communication</text:p>
            </table:table-cell>
          </table:table-row>
        </table:table-header-rows>
        <table:table-row>
          <table:table-cell table:style-name="Tableau7.A1" office:value-type="string">
            <text:p text:style-name="Table_20_Contents"><text:span text:style-name="Strong_20_Emphasis">Arduino Mega</text:span></text:p>
          </table:table-cell>
          <table:table-cell table:style-name="Tableau7.A1" office:value-type="string">
            <text:p text:style-name="Table_20_Contents">Interface capteurs/actionneurs physiques</text:p>
          </table:table-cell>
          <table:table-cell table:style-name="Tableau7.A1" office:value-type="string">
            <text:p text:style-name="Table_20_Contents">↔ via USB Série → SE</text:p>
          </table:table-cell>
        </table:table-row>
        <table:table-row>
          <table:table-cell table:style-name="Tableau7.A1" office:value-type="string">
            <text:p text:style-name="Table_20_Contents"><text:span text:style-name="Strong_20_Emphasis">SE (Smartphone embarqué)</text:span></text:p>
          </table:table-cell>
          <table:table-cell table:style-name="Tableau7.A1" office:value-type="string">
            <text:p text:style-name="Table_20_Contents">Intermédiaire : collecte données Arduino et publie vers MQTT</text:p>
          </table:table-cell>
          <table:table-cell table:style-name="Tableau7.A1" office:value-type="string">
            <text:p text:style-name="Table_20_Contents">↔ USB Série vers Arduino<text:line-break/>↔ MQTT vers SP</text:p>
          </table:table-cell>
        </table:table-row>
        <table:table-row>
          <table:table-cell table:style-name="Tableau7.A1" office:value-type="string">
            <text:p text:style-name="Table_20_Contents"><text:span text:style-name="Strong_20_Emphasis">SP (Smartphone pilote)</text:span></text:p>
          </table:table-cell>
          <table:table-cell table:style-name="Tableau7.A1" office:value-type="string">
            <text:p text:style-name="Table_20_Contents">Interface utilisateur / supervision (Node-RED)</text:p>
          </table:table-cell>
          <table:table-cell table:style-name="Tableau7.A1" office:value-type="string">
            <text:p text:style-name="Table_20_Contents">↔ MQTT</text:p>
          </table:table-cell>
        </table:table-row>
        <table:table-row>
          <table:table-cell table:style-name="Tableau7.A1" office:value-type="string">
            <text:p text:style-name="Table_20_Contents"><text:span text:style-name="Strong_20_Emphasis">Node-RED (SP)</text:span></text:p>
          </table:table-cell>
          <table:table-cell table:style-name="Tableau7.A1" office:value-type="string">
            <text:p text:style-name="Table_20_Contents">Gère logique, visualisation et orchestration</text:p>
          </table:table-cell>
          <table:table-cell table:style-name="Tableau7.A1" office:value-type="string">
            <text:p text:style-name="Table_20_Contents">Interprète messages VPIV encodés</text:p>
          </table:table-cell>
        </table:table-row>
      </table:table>
      <text:p text:style-name="P15"/>
      <text:h text:style-name="P16" text:outline-level="2">🧩 Observation sur ton protocole actuel</text:h>
      <text:p text:style-name="Text_20_body">Tu as défini une base solide :</text:p>
      <text:p text:style-name="P30"><text:span text:style-name="Source_20_Text">$&lt;Type&gt;:&lt;Variable&gt;:&lt;Instances&gt;:&lt;Propriétés&gt;:&lt;Valeurs&gt;#</text:span></text:p>
      <text:p text:style-name="Text_20_body">et tu proposes d’étendre <text:span text:style-name="Source_20_Text">&lt;Type&gt;</text:span> pour <text:span text:style-name="Strong_20_Emphasis">décrire le type de données</text:span> (et non plus seulement la nature du message).</text:p>
      <text:p text:style-name="Text_20_body"><text:soft-page-break/>Excellente idée ✅<text:line-break/>Ça clarifie la <text:span text:style-name="Strong_20_Emphasis">sémantique</text:span> côté Node-RED sans casser ta compatibilité.</text:p>
      <text:p text:style-name="P15"/>
      <text:h text:style-name="P16" text:outline-level="2">🔠 Proposition d’évolution cohérente du champ “Type”</text:h>
      <text:p text:style-name="Text_20_body">Actuellement :</text:p>
      <text:list text:style-name="L21">
        <text:list-item>
          <text:p text:style-name="P46"><text:span text:style-name="Source_20_Text">V</text:span> → Variable / Valeur (commande / donnée)</text:p>
        </text:list-item>
        <text:list-item>
          <text:p text:style-name="P46"><text:span text:style-name="Source_20_Text">I</text:span> → Information / ACK</text:p>
        </text:list-item>
        <text:list-item>
          <text:p text:style-name="P46"><text:span text:style-name="Source_20_Text">E</text:span> → Erreur</text:p>
        </text:list-item>
      </text:list>
      <text:p text:style-name="Text_20_body">Tu proposes d’ajouter des <text:span text:style-name="Strong_20_Emphasis">types de données</text:span> :</text:p>
      <text:list text:style-name="L22">
        <text:list-item>
          <text:p text:style-name="P47"><text:span text:style-name="Source_20_Text">b</text:span> → boolean</text:p>
        </text:list-item>
        <text:list-item>
          <text:p text:style-name="P47"><text:span text:style-name="Source_20_Text">i</text:span> → integer</text:p>
        </text:list-item>
        <text:list-item>
          <text:p text:style-name="P47"><text:span text:style-name="Source_20_Text">s</text:span> → string</text:p>
        </text:list-item>
        <text:list-item>
          <text:p text:style-name="P47"><text:span text:style-name="Source_20_Text">t</text:span> → tableau</text:p>
        </text:list-item>
        <text:list-item>
          <text:p text:style-name="P47"><text:span text:style-name="Source_20_Text">o</text:span> → objet</text:p>
        </text:list-item>
      </text:list>
      <text:p text:style-name="Text_20_body">💡 On peut concilier les deux niveaux de signification en ajoutant un <text:span text:style-name="Strong_20_Emphasis">préfixe unique en 2 caractères</text:span> :</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Format</text:p>
            </table:table-cell>
            <table:table-cell table:style-name="Tableau8.A1" office:value-type="string">
              <text:p text:style-name="Table_20_Heading">Exemple</text:p>
            </table:table-cell>
            <table:table-cell table:style-name="Tableau8.A1" office:value-type="string">
              <text:p text:style-name="Table_20_Heading">Signification</text:p>
            </table:table-cell>
          </table:table-row>
        </table:table-header-rows>
        <table:table-row>
          <table:table-cell table:style-name="Tableau8.A1" office:value-type="string">
            <text:p text:style-name="Table_20_Contents"><text:span text:style-name="Source_20_Text">Vb</text:span></text:p>
          </table:table-cell>
          <table:table-cell table:style-name="Tableau8.A1" office:value-type="string">
            <text:p text:style-name="Table_20_Contents"><text:span text:style-name="Source_20_Text">$Vb:D:*:A:true#</text:span></text:p>
          </table:table-cell>
          <table:table-cell table:style-name="Tableau8.A1" office:value-type="string">
            <text:p text:style-name="Table_20_Contents">Valeur de type booléenne</text:p>
          </table:table-cell>
        </table:table-row>
        <table:table-row>
          <table:table-cell table:style-name="Tableau8.A1" office:value-type="string">
            <text:p text:style-name="Table_20_Contents"><text:span text:style-name="Source_20_Text">Vi</text:span></text:p>
          </table:table-cell>
          <table:table-cell table:style-name="Tableau8.A1" office:value-type="string">
            <text:p text:style-name="Table_20_Contents"><text:span text:style-name="Source_20_Text">$Vi:U:*:S:123#</text:span></text:p>
          </table:table-cell>
          <table:table-cell table:style-name="Tableau8.A1" office:value-type="string">
            <text:p text:style-name="Table_20_Contents">Valeur de type integer</text:p>
          </table:table-cell>
        </table:table-row>
        <table:table-row>
          <table:table-cell table:style-name="Tableau8.A1" office:value-type="string">
            <text:p text:style-name="Table_20_Contents"><text:span text:style-name="Source_20_Text">Vs</text:span></text:p>
          </table:table-cell>
          <table:table-cell table:style-name="Tableau8.A1" office:value-type="string">
            <text:p text:style-name="Table_20_Contents"><text:span text:style-name="Source_20_Text">$Vs:U:*:N:"Alice"#</text:span></text:p>
          </table:table-cell>
          <table:table-cell table:style-name="Tableau8.A1" office:value-type="string">
            <text:p text:style-name="Table_20_Contents">Valeur string</text:p>
          </table:table-cell>
        </table:table-row>
        <table:table-row>
          <table:table-cell table:style-name="Tableau8.A1" office:value-type="string">
            <text:p text:style-name="Table_20_Contents"><text:span text:style-name="Source_20_Text">Vo</text:span></text:p>
          </table:table-cell>
          <table:table-cell table:style-name="Tableau8.A1" office:value-type="string">
            <text:p text:style-name="Table_20_Contents"><text:span text:style-name="Source_20_Text">$Vo:Cfg:*:T:1,2,3#</text:span></text:p>
          </table:table-cell>
          <table:table-cell table:style-name="Tableau8.A1" office:value-type="string">
            <text:p text:style-name="Table_20_Contents">Valeur objet</text:p>
          </table:table-cell>
        </table:table-row>
        <table:table-row>
          <table:table-cell table:style-name="Tableau8.A1" office:value-type="string">
            <text:p text:style-name="Table_20_Contents"><text:span text:style-name="Source_20_Text">It</text:span></text:p>
          </table:table-cell>
          <table:table-cell table:style-name="Tableau8.A1" office:value-type="string">
            <text:p text:style-name="Table_20_Contents"><text:span text:style-name="Source_20_Text">$It:D:*:C:255,0,0#</text:span></text:p>
          </table:table-cell>
          <table:table-cell table:style-name="Tableau8.A1" office:value-type="string">
            <text:p text:style-name="Table_20_Contents">Info envoyée (type tableau, ex. couleur)</text:p>
          </table:table-cell>
        </table:table-row>
        <table:table-row>
          <table:table-cell table:style-name="Tableau8.A1" office:value-type="string">
            <text:p text:style-name="Table_20_Contents"><text:span text:style-name="Source_20_Text">E_</text:span></text:p>
          </table:table-cell>
          <table:table-cell table:style-name="Tableau8.A1" office:value-type="string">
            <text:p text:style-name="Table_20_Contents"><text:span text:style-name="Source_20_Text">$E:...#</text:span></text:p>
          </table:table-cell>
          <table:table-cell table:style-name="Tableau8.A1" office:value-type="string">
            <text:p text:style-name="Table_20_Contents">Erreur (inchangé)</text:p>
          </table:table-cell>
        </table:table-row>
      </table:table>
      <text:p text:style-name="Text_20_body">👉 Cela reste <text:span text:style-name="Strong_20_Emphasis">humainement lisible</text:span>, évolutif, et backward-compatible (les anciens parseurs qui lisent juste le premier caractère “V/I/E” continueront à fonctionner).</text:p>
      <text:p text:style-name="P15"/>
      <text:h text:style-name="P16" text:outline-level="2">⚙️ Proposition de parsing simplifié compatible (Arduino)</text:h>
      <text:p text:style-name="Text_20_body">Tu peux légèrement modifier ton parseur pour :</text:p>
      <text:list text:style-name="L23">
        <text:list-item>
          <text:p text:style-name="P48">Lire les <text:span text:style-name="Strong_20_Emphasis">deux premiers caractères</text:span> du “type”.</text:p>
        </text:list-item>
        <text:list-item>
          <text:p text:style-name="P48">Extraire le <text:span text:style-name="Strong_20_Emphasis">sous-type</text:span> si présent.</text:p>
        </text:list-item>
        <text:list-item>
          <text:p text:style-name="P48">Stocker ces deux infos dans ta structure <text:span text:style-name="Source_20_Text">MessageVPIV</text:span>.</text:p>
        </text:list-item>
      </text:list>
      <text:p text:style-name="Text_20_body">Exemple modif dans <text:span text:style-name="Source_20_Text">parseVPIV()</text:span> :</text:p>
      <text:p text:style-name="P30"><text:span text:style-name="Source_20_Text">// Nouveau : support des sous-types comme "Vb", "Vi"...</text:span></text:p>
      <text:p text:style-name="P31"><text:span text:style-name="Source_20_Text">token = strtok(msg, ":,");</text:span></text:p>
      <text:p text:style-name="P31"><text:soft-page-break/><text:span text:style-name="Source_20_Text">if (token != NULL) {</text:span></text:p>
      <text:p text:style-name="P31"><text:span text:style-name="Source_20_Text"><text:s text:c="4"/>lastMessage.mainType = token[0]; <text:s text:c="2"/>// V, I, E</text:span></text:p>
      <text:p text:style-name="P31"><text:span text:style-name="Source_20_Text"><text:s text:c="4"/>if (strlen(token) &gt; 1) {</text:span></text:p>
      <text:p text:style-name="P31"><text:span text:style-name="Source_20_Text"><text:s text:c="8"/>lastMessage.subType = token[1]; // b, i, s, o, t...</text:span></text:p>
      <text:p text:style-name="P31"><text:span text:style-name="Source_20_Text"><text:s text:c="4"/>} else {</text:span></text:p>
      <text:p text:style-name="P31"><text:span text:style-name="Source_20_Text"><text:s text:c="8"/>lastMessage.subType = '\0';</text:span></text:p>
      <text:p text:style-name="P31"><text:span text:style-name="Source_20_Text"><text:s text:c="4"/>}</text:span></text:p>
      <text:p text:style-name="P31"><text:span text:style-name="Source_20_Text">}</text:span></text:p>
      <text:p text:style-name="Text_20_body">Et dans ta struct <text:span text:style-name="Source_20_Text">MessageVPIV</text:span>, ajoute :</text:p>
      <text:p text:style-name="P30"><text:span text:style-name="Source_20_Text">char mainType; <text:s/>// V, I, E</text:span></text:p>
      <text:p text:style-name="P31"><text:span text:style-name="Source_20_Text">char subType; <text:s text:c="2"/>// b, i, s, o, t, etc.</text:span></text:p>
      <text:p text:style-name="P15"/>
      <text:h text:style-name="P16" text:outline-level="2">🧮 Exemple d’échange complet</text:h>
      <text:h text:style-name="P2" text:outline-level="3">1️⃣ Arduino → Node-RED (lecture capteur)</text:h>
      <text:p text:style-name="P30"><text:span text:style-name="Source_20_Text">$Vi:Temp:*:v:23#</text:span></text:p>
      <text:p text:style-name="Text_20_body">→ Variable <text:span text:style-name="Source_20_Text">Temp</text:span>, type <text:span text:style-name="Source_20_Text">integer</text:span>, propriété <text:span text:style-name="Source_20_Text">v</text:span> = valeur, <text:span text:style-name="Source_20_Text">23°C</text:span>.</text:p>
      <text:h text:style-name="P2" text:outline-level="3">2️⃣ Node-RED → Arduino (commande LED)</text:h>
      <text:p text:style-name="P30"><text:span text:style-name="Source_20_Text">$Vs:D:*:C:255,0,0#</text:span></text:p>
      <text:p text:style-name="Text_20_body">→ Variable <text:span text:style-name="Source_20_Text">D</text:span> (device LED), type <text:span text:style-name="Source_20_Text">string</text:span>, propriété <text:span text:style-name="Source_20_Text">C</text:span> (couleur), valeur <text:span text:style-name="Source_20_Text">"255,0,0"</text:span>.</text:p>
      <text:h text:style-name="P2" text:outline-level="3">3️⃣ ACK Arduino → Node-RED</text:h>
      <text:p text:style-name="P30"><text:span text:style-name="Source_20_Text">$I:ACK:D:C:OK#</text:span></text:p>
      <text:h text:style-name="P2" text:outline-level="3">4️⃣ Erreur Arduino → Node-RED</text:h>
      <text:p text:style-name="P30"><text:span text:style-name="Source_20_Text">$E:Format couleur invalide:LED,,,255-0-0#</text:span></text:p>
      <text:p text:style-name="P15"/>
      <text:h text:style-name="P16" text:outline-level="2">📦 Côté Node-RED : structure JSON cohérente</text:h>
      <text:p text:style-name="Text_20_body">Tu pourrais faire correspondre directement ton message <text:span text:style-name="Source_20_Text">$Vi:Temp:*:v:23#</text:span> à :</text:p>
      <text:p text:style-name="P30"><text:span text:style-name="Source_20_Text">{</text:span></text:p>
      <text:p text:style-name="P31"><text:span text:style-name="Source_20_Text"><text:s text:c="2"/>"type": "integer",</text:span></text:p>
      <text:p text:style-name="P31"><text:span text:style-name="Source_20_Text"><text:s text:c="2"/>"variable": "Temp",</text:span></text:p>
      <text:p text:style-name="P31"><text:span text:style-name="Source_20_Text"><text:s text:c="2"/>"instances": ["*"],</text:span></text:p>
      <text:p text:style-name="P31"><text:span text:style-name="Source_20_Text"><text:s text:c="2"/>"properties": ["v"],</text:span></text:p>
      <text:p text:style-name="P31"><text:span text:style-name="Source_20_Text"><text:s text:c="2"/>"values": [["23"]]</text:span></text:p>
      <text:p text:style-name="P31"><text:span text:style-name="Source_20_Text">}</text:span></text:p>
      <text:p text:style-name="Text_20_body"><text:soft-page-break/>Et inversement, Node-RED peut reconstruire le message <text:span text:style-name="Source_20_Text">$Vi:Temp:*:v:23#</text:span> à partir de ce JSON pour l’envoyer sur le port série (grâce à un <text:span text:style-name="Source_20_Text">function node</text:span>).</text:p>
      <text:p text:style-name="P15"/>
      <text:h text:style-name="P16" text:outline-level="2">🧠 Avantages de cette version</text:h>
      <table:table table:name="Tableau9" table:style-name="Tableau9">
        <table:table-column table:style-name="Tableau9.A"/>
        <table:table-column table:style-name="Tableau9.B"/>
        <table:table-header-rows>
          <table:table-row>
            <table:table-cell table:style-name="Tableau9.A1" office:value-type="string">
              <text:p text:style-name="Table_20_Heading">Critère</text:p>
            </table:table-cell>
            <table:table-cell table:style-name="Tableau9.A1" office:value-type="string">
              <text:p text:style-name="Table_20_Heading">Résultat</text:p>
            </table:table-cell>
          </table:table-row>
        </table:table-header-rows>
        <table:table-row>
          <table:table-cell table:style-name="Tableau9.A1" office:value-type="string">
            <text:p text:style-name="Table_20_Contents"><text:span text:style-name="Strong_20_Emphasis">Lisible</text:span></text:p>
          </table:table-cell>
          <table:table-cell table:style-name="Tableau9.A1" office:value-type="string">
            <text:p text:style-name="Table_20_Contents">Oui, message court mais auto-documenté</text:p>
          </table:table-cell>
        </table:table-row>
        <table:table-row>
          <table:table-cell table:style-name="Tableau9.A1" office:value-type="string">
            <text:p text:style-name="Table_20_Contents"><text:span text:style-name="Strong_20_Emphasis">Évolutif</text:span></text:p>
          </table:table-cell>
          <table:table-cell table:style-name="Tableau9.A1" office:value-type="string">
            <text:p text:style-name="Table_20_Contents">Ajout de types ou sous-types sans casser compatibilité</text:p>
          </table:table-cell>
        </table:table-row>
        <table:table-row>
          <table:table-cell table:style-name="Tableau9.A1" office:value-type="string">
            <text:p text:style-name="Table_20_Contents"><text:span text:style-name="Strong_20_Emphasis">Compact</text:span></text:p>
          </table:table-cell>
          <table:table-cell table:style-name="Tableau9.A1" office:value-type="string">
            <text:p text:style-name="Table_20_Contents">Aucun mot clé inutile</text:p>
          </table:table-cell>
        </table:table-row>
        <table:table-row>
          <table:table-cell table:style-name="Tableau9.A1" office:value-type="string">
            <text:p text:style-name="Table_20_Contents"><text:span text:style-name="Strong_20_Emphasis">Compatible Node-RED</text:span></text:p>
          </table:table-cell>
          <table:table-cell table:style-name="Tableau9.A1" office:value-type="string">
            <text:p text:style-name="Table_20_Contents">Structure naturelle pour JSON</text:p>
          </table:table-cell>
        </table:table-row>
        <table:table-row>
          <table:table-cell table:style-name="Tableau9.A1" office:value-type="string">
            <text:p text:style-name="Table_20_Contents"><text:span text:style-name="Strong_20_Emphasis">Rapide</text:span></text:p>
          </table:table-cell>
          <table:table-cell table:style-name="Tableau9.A1" office:value-type="string">
            <text:p text:style-name="Table_20_Contents">Parsing simple, usage du C pur</text:p>
          </table:table-cell>
        </table:table-row>
      </table:table>
      <text:p text:style-name="P15"/>
      <text:h text:style-name="P16" text:outline-level="2">🚀 Étapes suivantes suggérées</text:h>
      <text:list text:style-name="L24">
        <text:list-item>
          <text:p text:style-name="P49">🔄 Adapter <text:span text:style-name="Source_20_Text">communication.h</text:span> et <text:span text:style-name="Source_20_Text">communication.cpp</text:span> (ajout du champ <text:span text:style-name="Source_20_Text">subType</text:span>).</text:p>
        </text:list-item>
        <text:list-item>
          <text:p text:style-name="P49">🧩 Côté Node-RED, créer un <text:span text:style-name="Strong_20_Emphasis">Function Node</text:span> pour :</text:p>
          <text:list>
            <text:list-item>
              <text:p text:style-name="P49">Encoder l’objet en <text:span text:style-name="Source_20_Text">$Vx:...#</text:span></text:p>
            </text:list-item>
            <text:list-item>
              <text:p text:style-name="P49">Décoder <text:span text:style-name="Source_20_Text">$Vx:...#</text:span> en objet JS.</text:p>
            </text:list-item>
          </text:list>
        </text:list-item>
        <text:list-item>
          <text:p text:style-name="P49">📶 Tester le flux MQTT complet SE ↔ SP.</text:p>
        </text:list-item>
        <text:list-item>
          <text:p text:style-name="P49">💡 Ajouter un <text:span text:style-name="Strong_20_Emphasis">heartbeat</text:span> (ex. <text:span text:style-name="Source_20_Text">$I:HB:*#</text:span>) pour valider la liaison série.</text:p>
        </text:list-item>
      </text:list>
      <text:p text:style-name="P15"/>
      <text:p text:style-name="Text_20_body">Souhaites-tu que je te montre <text:span text:style-name="Strong_20_Emphasis">le code Node-RED (Function Node)</text:span> qui :</text:p>
      <text:list text:style-name="L25">
        <text:list-item>
          <text:p text:style-name="P50">décode ton message <text:span text:style-name="Source_20_Text">$Vi:D:*:z:42#</text:span> en objet JS,</text:p>
        </text:list-item>
        <text:list-item>
          <text:p text:style-name="P50">et encode l’objet inverse vers la forme série <text:span text:style-name="Source_20_Text">$Vi:...#</text:span> ?</text:p>
        </text:list-item>
      </text:list>
      <text:p text:style-name="Text_20_body">Ce serait la brique clé pour ton pont MQTT ↔ USB.</text:p>
      <text:h text:style-name="P33" text:outline-level="5">Vous avez dit :</text:h>
      <text:p text:style-name="Text_20_body">Dans arduino j'ai un fichier library.properties qui me permet d'inclure mes autres fichiers . Structure globale : *************** +---arduino | | +---RZlibrairiesPerso | | | | library.properties | | | | | | | \---src | | | communication.cpp | | | communication.h | | | config.cpp | | | config.h | | | emergency.cpp | | | emergency.h | | | force_sensor.cpp | | | force_sensor.h | | | ir_motion.cpp | | | ir_motion.h | | | leds.cpp | | | leds.h | | | microphone_array.cpp | | | microphone_array.h | | | moteurs.cpp | | | moteurs.h | | | odometry.cpp | | | odometry.h | | | RZlibrairiesPerso.h | | | servos.cpp | | | servos.h | | | sound_tracker.cpp | | | sound_tracker.h | | | ultrasonic.cpp | | | ultrasonic.h *********** Mon fichier RZmegaV4.ino est le fichier principal à la réception d'un message dans la boucle mes données au format "VPIV" sont lus. la séquence d'include est de type : RZlibrairiesPerso.h&gt;config.h (récup des constantes) &gt; communication.h (lecture VPIV) &gt; traitement du message en fonction de la variable servo.h , led.h,... ********* Peut-tu me redonner l'explication détaillée de mon code ! Pour info les types existants sont : I pour information -&gt; transmettre un message F pour fonction - &gt; demande d'exécution d'une fonction, d'un traitement E pour transmission d'un message d'erreur V variable - <text:soft-page-break/>On utilise le type char plutôt que string pour la vitesse et éviter la fragmentation de la mémoire - suit la structure Node-Red du programme - inclus un exemple */ #include "communication.h" #include "config.h" #include &lt;string.h&gt; // Pour strncpy, strcmp,... utile pour char #include "emergency.h" // Ajout pour gérer les erreurs critiques // ==================== // Variables globales // ==================== MessageVPIV lastMessage; // Dernier message reçu bool newData = false; // Flag pour nouveau message // ==================== // Réception des messages série (SE) // ==================== void recvSeWithStartEndMarkers() { static char receivedChars[120]; static size_t idx = 0; static bool recvInProgress = false; while (Serial.available() &gt; 0) { char rc = Serial.read(); if (rc == '$') { recvInProgress = true; idx = 0; memset(receivedChars, 0, sizeof(receivedChars)); } else if (rc == '#') { receivedChars[idx] = '\0'; recvInProgress = false; parseVPIV(receivedChars); newData = true; } else if (recvInProgress) { if (idx &gt;= sizeof(receivedChars) - 1) { handleEmergency(EMERGENCY_BUFFER_OVERFLOW); // Débordement détecté return; } receivedChars[idx++] = rc; } } } // ==================== // Parsing du message VPIV // Format : $&lt;type&gt;:&lt;contenu&gt;:&lt;variable&gt;,&lt;instances&gt;,&lt;propriétés&gt;,&lt;valeurs&gt;# // ==================== void parseVPIV(char *msg) { char *token; int propIndex = -1; int instIndex = 0; // Réinitialisation de la structure memset(&amp;lastMessage, 0, sizeof(lastMessage)); lastMessage.nbProperties = 0; lastMessage.nbInstances = 0; lastMessage.allInstances = false; // Découpage du message avec strtok token = strtok(msg, ":,"); if (token != NULL) lastMessage.type = token[0]; // Type de message (V, I, F, E) token = strtok(NULL, ":,"); // Contenu (ex: "US") → ignoré pour l'instant token = strtok(NULL, ":,"); if (token != NULL) lastMessage.variable = token[0]; // Variable (ex: U) // Lecture des instances, propriétés et valeurs while ((token = strtok(NULL, ",#")) != NULL) { if (strcmp(token, "*") == 0) { // Cas spécial : * = toutes les instances lastMessage.allInstances = true; } else if (isdigit(token[0])) { // Instance numérique if (lastMessage.nbInstances &lt; MAX_INSTANCES) { lastMessage.instances[lastMessage.nbInstances++] = atoi(token); } } else if (isalpha(token[0]) &amp;&amp; strlen(token) == 1) { // Nouvelle propriété if (lastMessage.nbProperties &lt; MAX_PROPERTIES) { propIndex = lastMessage.nbProperties++; lastMessage.properties[propIndex] = token[0]; instIndex = 0; // Réinitialisation de l'index d'instance } } else { // Valeur associée à la dernière propriété if (propIndex &gt;= 0 &amp;&amp; propIndex &lt; MAX_PROPERTIES &amp;&amp; instIndex &lt; MAX_INSTANCES) { strncpy(lastMessage.values[propIndex][instIndex], token, MAX_VALUE_LEN - 1); lastMessage.values[propIndex][instIndex][MAX_VALUE_LEN - 1] = '\0'; instIndex++; } } } } // ==================== // Traitement du message reçu - zz ici exemple couleur // ==================== void SeTraitementNewV4() { if (!newData) return; if (lastMessage.variable == 'D') { for (int p = 0; p &lt; lastMessage.nbProperties; p++) { if (lastMessage.properties[p] == 'C') { int r, g, b; // Vérification du retour de sscanf if (sscanf(lastMessage.values[p][0], "%d,%d,%d", &amp;r, &amp;g, &amp;b) != 3) { handleEmergency(EMERGENCY_SENSOR_FAIL); // Format invalide sendError("Format couleur invalide", "LED", lastMessage.values[p][0]); return; } // Traiter r, g, b } } } newData = false; } // ================================ // Envoi d’un accusé de réception // ================================ // Dans communication.cpp void sendAck(const char* message) { Serial.print("$I:ACK:"); Serial.print(message); // Serial.print gère les char* Serial.println("#"); } // ================================ // Envoi d’un message d’erreur // ================================ void sendError(const char* errorMsg, const char* module, const char* details) { Serial.print("$E:"); Serial.print(errorMsg); Serial.print(":"); <text:soft-page-break/>Serial.print(module); Serial.print(",,,"); Serial.print(details); Serial.println("#"); } ****************</text:p>
      <text:h text:style-name="P24" text:outline-level="6">ChatGPT a dit :</text:h>
      <text:p text:style-name="Text_20_body">Excellent 👏 tu m’as donné tout le contexte — parfait pour que je t’explique <text:span text:style-name="Strong_20_Emphasis">en profondeur</text:span> ce que fait ton code et comment il s’intègre dans la <text:span text:style-name="Strong_20_Emphasis">structure globale de ta librairie Arduino (RZlibrairiesPerso)</text:span>.<text:line-break/>On va le détailler <text:span text:style-name="Strong_20_Emphasis">comme une documentation technique complète</text:span>, afin que tu puisses t’y référer plus tard.</text:p>
      <text:p text:style-name="P15"/>
      <text:h text:style-name="P1" text:outline-level="1">🧱 Structure et architecture globale du projet</text:h>
      <text:h text:style-name="P2" text:outline-level="3">📁 Organisation</text:h>
      <text:p text:style-name="P30"><text:span text:style-name="Source_20_Text">arduino/</text:span></text:p>
      <text:p text:style-name="P31"><text:span text:style-name="Source_20_Text">└── RZlibrairiesPerso/</text:span></text:p>
      <text:p text:style-name="P31"><text:span text:style-name="Source_20_Text"><text:s text:c="4"/>├── library.properties <text:s text:c="6"/>← métadonnées de la librairie</text:span></text:p>
      <text:p text:style-name="P31"><text:span text:style-name="Source_20_Text"><text:s text:c="4"/>└── src/</text:span></text:p>
      <text:p text:style-name="P31"><text:span text:style-name="Source_20_Text"><text:s text:c="8"/>├── communication.cpp/.h ← gestion protocole série (USB ↔ SE)</text:span></text:p>
      <text:p text:style-name="P31"><text:span text:style-name="Source_20_Text"><text:s text:c="8"/>├── config.cpp/.h <text:s text:c="7"/>← constantes et paramètres globaux</text:span></text:p>
      <text:p text:style-name="P31"><text:span text:style-name="Source_20_Text"><text:s text:c="8"/>├── emergency.cpp/.h <text:s text:c="4"/>← gestion d’erreurs critiques</text:span></text:p>
      <text:p text:style-name="P31"><text:span text:style-name="Source_20_Text"><text:s text:c="8"/>├── leds.cpp/.h <text:s text:c="9"/>← contrôle des LEDs</text:span></text:p>
      <text:p text:style-name="P31"><text:span text:style-name="Source_20_Text"><text:s text:c="8"/>├── servos.cpp/.h <text:s text:c="7"/>← contrôle des servomoteurs</text:span></text:p>
      <text:p text:style-name="P31"><text:span text:style-name="Source_20_Text"><text:s text:c="8"/>├── moteurs.cpp/.h <text:s text:c="6"/>← gestion moteurs</text:span></text:p>
      <text:p text:style-name="P31"><text:span text:style-name="Source_20_Text"><text:s text:c="8"/>├── ultrasonic.cpp/.h <text:s text:c="3"/>← capteurs ultrason</text:span></text:p>
      <text:p text:style-name="P31"><text:span text:style-name="Source_20_Text"><text:s text:c="8"/>├── ... (autres modules capteurs/actionneurs)</text:span></text:p>
      <text:p text:style-name="P31"><text:span text:style-name="Source_20_Text"><text:s text:c="8"/>└── RZlibrairiesPerso.h <text:s/>← point d’entrée principal</text:span></text:p>
      <text:h text:style-name="P2" text:outline-level="3">⚙️ Fichier principal de ton projet</text:h>
      <text:p text:style-name="Text_20_body"><text:span text:style-name="Source_20_Text">RZmegaV4.ino</text:span> → <text:span text:style-name="Strong_20_Emphasis">le cœur de ton robot</text:span></text:p>
      <text:p text:style-name="Text_20_body">Dans <text:span text:style-name="Source_20_Text">loop()</text:span>, tu appelles :</text:p>
      <text:list text:style-name="L26">
        <text:list-item>
          <text:p text:style-name="P51"><text:span text:style-name="Source_20_Text">recvSeWithStartEndMarkers()</text:span> → lecture série (depuis SE)</text:p>
        </text:list-item>
        <text:list-item>
          <text:p text:style-name="P51"><text:span text:style-name="Source_20_Text">SeTraitementNewV4()</text:span> → traitement du message reçu</text:p>
        </text:list-item>
        <text:list-item>
          <text:p text:style-name="P51">fonctions selon <text:span text:style-name="Source_20_Text">lastMessage.variable</text:span> (<text:span text:style-name="Source_20_Text">leds.h</text:span>, <text:span text:style-name="Source_20_Text">servos.h</text:span>, etc.)</text:p>
        </text:list-item>
      </text:list>
      <text:p text:style-name="Text_20_body">L’<text:span text:style-name="Strong_20_Emphasis">Arduino</text:span> communique en <text:span text:style-name="Strong_20_Emphasis">USB série</text:span> avec le <text:span text:style-name="Strong_20_Emphasis">Smartphone Embarqué (SE)</text:span>, qui lui-même échange les données via <text:span text:style-name="Strong_20_Emphasis">MQTT</text:span> avec le <text:span text:style-name="Strong_20_Emphasis">Smartphone Pilote (SP)</text:span> (sous Node-RED).</text:p>
      <text:p text:style-name="P15"/>
      <text:h text:style-name="P1" text:outline-level="1"><text:soft-page-break/>🧠 Description détaillée du fichier <text:span text:style-name="Source_20_Text">communication.cpp</text:span></text:h>
      <text:h text:style-name="P16" text:outline-level="2">1️⃣ But du module</text:h>
      <text:p text:style-name="Text_20_body">Ce fichier gère <text:span text:style-name="Strong_20_Emphasis">tout le protocole de communication série</text:span> :</text:p>
      <text:list text:style-name="L27">
        <text:list-item>
          <text:p text:style-name="P52">réception de données structurées (<text:span text:style-name="Source_20_Text">$...#</text:span>)</text:p>
        </text:list-item>
        <text:list-item>
          <text:p text:style-name="P52">décodage du contenu (<text:span text:style-name="Source_20_Text">VPIV</text:span>)</text:p>
        </text:list-item>
        <text:list-item>
          <text:p text:style-name="P52">stockage des infos dans une structure <text:span text:style-name="Source_20_Text">MessageVPIV</text:span></text:p>
        </text:list-item>
        <text:list-item>
          <text:p text:style-name="P52">traitement logique (exemple : commande LED)</text:p>
        </text:list-item>
        <text:list-item>
          <text:p text:style-name="P52">génération de réponses (<text:span text:style-name="Source_20_Text">ACK</text:span>, <text:span text:style-name="Source_20_Text">ERROR</text:span>)</text:p>
        </text:list-item>
      </text:list>
      <text:p text:style-name="Text_20_body">C’est ton <text:span text:style-name="Strong_20_Emphasis">pont entre SE et Arduino</text:span>.</text:p>
      <text:p text:style-name="P15"/>
      <text:h text:style-name="P16" text:outline-level="2">2️⃣ Format du message (protocole VPIV)</text:h>
      <text:p text:style-name="Text_20_body">Format général :</text:p>
      <text:p text:style-name="P30"><text:span text:style-name="Source_20_Text">$&lt;Type&gt;:&lt;Contenu&gt;:&lt;Variable&gt;,&lt;Instances&gt;,&lt;Propriétés&gt;,&lt;Valeurs&gt;#</text:span></text:p>
      <text:list text:style-name="L28">
        <text:list-item>
          <text:p text:style-name="P53"><text:span text:style-name="Source_20_Text">$</text:span> → marque <text:span text:style-name="Strong_20_Emphasis">début de message</text:span></text:p>
        </text:list-item>
        <text:list-item>
          <text:p text:style-name="P53"><text:span text:style-name="Source_20_Text">#</text:span> → marque <text:span text:style-name="Strong_20_Emphasis">fin de message</text:span></text:p>
        </text:list-item>
        <text:list-item>
          <text:p text:style-name="P53"><text:span text:style-name="Source_20_Text">:</text:span> → sépare les sections</text:p>
        </text:list-item>
        <text:list-item>
          <text:p text:style-name="P53"><text:span text:style-name="Source_20_Text">,</text:span> → sépare les éléments d’un tableau</text:p>
        </text:list-item>
      </text:list>
      <text:h text:style-name="P2" text:outline-level="3">Types existants :</text:h>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54">Lettre</text:p>
            </table:table-cell>
            <table:table-cell table:style-name="Tableau10.A1" office:value-type="string">
              <text:p text:style-name="P55">Signification</text:p>
            </table:table-cell>
            <table:table-cell table:style-name="Tableau10.A1" office:value-type="string">
              <text:p text:style-name="P55">Usage</text:p>
            </table:table-cell>
          </table:table-row>
        </table:table-header-rows>
        <table:table-row>
          <table:table-cell table:style-name="Tableau10.A1" office:value-type="string">
            <text:p text:style-name="P56"><text:span text:style-name="Strong_20_Emphasis">V</text:span></text:p>
          </table:table-cell>
          <table:table-cell table:style-name="Tableau10.A1" office:value-type="string">
            <text:p text:style-name="P57">Variable</text:p>
          </table:table-cell>
          <table:table-cell table:style-name="Tableau10.A1" office:value-type="string">
            <text:p text:style-name="P57">envoyer / modifier une variable</text:p>
          </table:table-cell>
        </table:table-row>
        <table:table-row>
          <table:table-cell table:style-name="Tableau10.A1" office:value-type="string">
            <text:p text:style-name="P56"><text:span text:style-name="Strong_20_Emphasis">I</text:span></text:p>
          </table:table-cell>
          <table:table-cell table:style-name="Tableau10.A1" office:value-type="string">
            <text:p text:style-name="P57">Information</text:p>
          </table:table-cell>
          <table:table-cell table:style-name="Tableau10.A1" office:value-type="string">
            <text:p text:style-name="P57">réponse, message de statut</text:p>
          </table:table-cell>
        </table:table-row>
        <table:table-row>
          <table:table-cell table:style-name="Tableau10.A1" office:value-type="string">
            <text:p text:style-name="P56"><text:span text:style-name="Strong_20_Emphasis">F</text:span></text:p>
          </table:table-cell>
          <table:table-cell table:style-name="Tableau10.A1" office:value-type="string">
            <text:p text:style-name="P57">Fonction</text:p>
          </table:table-cell>
          <table:table-cell table:style-name="Tableau10.A1" office:value-type="string">
            <text:p text:style-name="P57">demande d’exécution d’un traitement</text:p>
          </table:table-cell>
        </table:table-row>
        <table:table-row>
          <table:table-cell table:style-name="Tableau10.A1" office:value-type="string">
            <text:p text:style-name="P56"><text:span text:style-name="Strong_20_Emphasis">E</text:span></text:p>
          </table:table-cell>
          <table:table-cell table:style-name="Tableau10.A1" office:value-type="string">
            <text:p text:style-name="P57">Erreur</text:p>
          </table:table-cell>
          <table:table-cell table:style-name="Tableau10.A1" office:value-type="string">
            <text:p text:style-name="P58">signalement d’erreur</text:p>
          </table:table-cell>
        </table:table-row>
      </table:table>
      <text:p text:style-name="P15"/>
      <text:h text:style-name="P16" text:outline-level="2">3️⃣ Structure de données : <text:span text:style-name="Source_20_Text">MessageVPIV</text:span></text:h>
      <text:p text:style-name="Text_20_body">Définie dans <text:span text:style-name="Source_20_Text">communication.h</text:span>, elle stocke le dernier message reçu :</text:p>
      <text:p text:style-name="P30"><text:span text:style-name="Source_20_Text">typedef struct {</text:span></text:p>
      <text:p text:style-name="P31"><text:span text:style-name="Source_20_Text"><text:s text:c="4"/>char type; <text:s text:c="24"/>// Type : V / I / F / E</text:span></text:p>
      <text:p text:style-name="P31"><text:span text:style-name="Source_20_Text"><text:s text:c="4"/>char variable; <text:s text:c="20"/>// Variable concernée (ex: D pour Device)</text:span></text:p>
      <text:p text:style-name="P31"><text:span text:style-name="Source_20_Text"><text:s text:c="4"/>bool allInstances; <text:s text:c="16"/>// true si '*'</text:span></text:p>
      <text:p text:style-name="P31"><text:span text:style-name="Source_20_Text"><text:s text:c="4"/>int nbInstances; <text:s text:c="18"/>// nombre d’instances listées</text:span></text:p>
      <text:p text:style-name="P31"><text:soft-page-break/><text:span text:style-name="Source_20_Text"><text:s text:c="4"/>int nbProperties; <text:s text:c="17"/>// nombre de propriétés</text:span></text:p>
      <text:p text:style-name="P31"><text:span text:style-name="Source_20_Text"><text:s text:c="4"/>int instances[MAX_INSTANCES]; <text:s text:c="5"/>// tableau d’instances</text:span></text:p>
      <text:p text:style-name="P31"><text:span text:style-name="Source_20_Text"><text:s text:c="4"/>char properties[MAX_PROPERTIES]; <text:s text:c="2"/>// tableau de propriétés</text:span></text:p>
      <text:p text:style-name="P31"><text:span text:style-name="Source_20_Text"><text:s text:c="4"/>char values[MAX_PROPERTIES][MAX_INSTANCES][MAX_VALUE_LEN]; // valeurs</text:span></text:p>
      <text:p text:style-name="P31"><text:span text:style-name="Source_20_Text">} MessageVPIV;</text:span></text:p>
      <text:p text:style-name="Text_20_body">🧩 Exemple de message :</text:p>
      <text:p text:style-name="P30"><text:span text:style-name="Source_20_Text">$V:D:*:C:255,0,0#</text:span></text:p>
      <text:p text:style-name="Text_20_body">→ se traduit en mémoire par :</text:p>
      <text:p text:style-name="P30"><text:span text:style-name="Source_20_Text">type = 'V'</text:span></text:p>
      <text:p text:style-name="P31"><text:span text:style-name="Source_20_Text">variable = 'D'</text:span></text:p>
      <text:p text:style-name="P31"><text:span text:style-name="Source_20_Text">allInstances = true</text:span></text:p>
      <text:p text:style-name="P31"><text:span text:style-name="Source_20_Text">nbInstances = 0</text:span></text:p>
      <text:p text:style-name="P31"><text:span text:style-name="Source_20_Text">nbProperties = 1</text:span></text:p>
      <text:p text:style-name="P31"><text:span text:style-name="Source_20_Text">properties[0] = 'C'</text:span></text:p>
      <text:p text:style-name="P31"><text:span text:style-name="Source_20_Text">values[0][0] = "255,0,0"</text:span></text:p>
      <text:p text:style-name="P15"/>
      <text:h text:style-name="P16" text:outline-level="2">4️⃣ Fonction <text:span text:style-name="Source_20_Text">recvSeWithStartEndMarkers()</text:span></text:h>
      <text:p text:style-name="P13">📥 <text:span text:style-name="Strong_20_Emphasis">Réception sécurisée des messages série</text:span></text:p>
      <text:p text:style-name="Text_20_body"><text:span text:style-name="Strong_20_Emphasis">But :</text:span> lire le port série caractère par caractère, détecter les bornes <text:span text:style-name="Source_20_Text">$</text:span> et <text:span text:style-name="Source_20_Text">#</text:span>, et stocker le contenu dans un buffer temporaire avant parsing.</text:p>
      <text:p text:style-name="Text_20_body"><text:span text:style-name="Strong_20_Emphasis">Mécanisme :</text:span></text:p>
      <text:list text:style-name="L29">
        <text:list-item>
          <text:p text:style-name="P59">Attend le caractère <text:span text:style-name="Source_20_Text">$</text:span> → <text:span text:style-name="Strong_20_Emphasis">début de message</text:span>.</text:p>
        </text:list-item>
        <text:list-item>
          <text:p text:style-name="P59">Lit tout jusqu’à <text:span text:style-name="Source_20_Text">#</text:span> → <text:span text:style-name="Strong_20_Emphasis">fin de message</text:span>.</text:p>
        </text:list-item>
        <text:list-item>
          <text:p text:style-name="P59">Quand <text:span text:style-name="Source_20_Text">#</text:span> est reçu :</text:p>
          <text:list>
            <text:list-item>
              <text:p text:style-name="P59">la chaîne est terminée (<text:span text:style-name="Source_20_Text">'\0'</text:span>)</text:p>
            </text:list-item>
            <text:list-item>
              <text:p text:style-name="P59">le message est envoyé au parseur <text:span text:style-name="Source_20_Text">parseVPIV()</text:span></text:p>
            </text:list-item>
            <text:list-item>
              <text:p text:style-name="P59"><text:span text:style-name="Source_20_Text">newData = true</text:span></text:p>
            </text:list-item>
          </text:list>
        </text:list-item>
      </text:list>
      <text:p text:style-name="Text_20_body">⚠️ Si le message dépasse 120 caractères → déclenche <text:span text:style-name="Source_20_Text">handleEmergency(EMERGENCY_BUFFER_OVERFLOW)</text:span> (gestion d’erreur critique centralisée dans <text:span text:style-name="Source_20_Text">emergency.cpp</text:span>).</text:p>
      <text:p text:style-name="P15"/>
      <text:h text:style-name="P16" text:outline-level="2">5️⃣ Fonction <text:span text:style-name="Source_20_Text">parseVPIV(char *msg)</text:span></text:h>
      <text:p text:style-name="P13">🔍 <text:span text:style-name="Strong_20_Emphasis">Analyse du message et remplissage de la structure </text:span><text:span text:style-name="Strong_20_Emphasis"><text:span text:style-name="Source_20_Text">lastMessage</text:span></text:span></text:p>
      <text:p text:style-name="Text_20_body"><text:soft-page-break/>Cette fonction découpe le message en morceaux grâce à <text:span text:style-name="Source_20_Text">strtok()</text:span> et les stocke dans <text:span text:style-name="Source_20_Text">lastMessage</text:span>.</text:p>
      <text:h text:style-name="P2" text:outline-level="3">Étapes :</text:h>
      <text:list text:style-name="L30">
        <text:list-item>
          <text:p text:style-name="P60">Réinitialise <text:span text:style-name="Source_20_Text">lastMessage</text:span> avec <text:span text:style-name="Source_20_Text">memset()</text:span>.</text:p>
        </text:list-item>
        <text:list-item>
          <text:p text:style-name="P60">Extrait le <text:span text:style-name="Strong_20_Emphasis">type de message</text:span> (<text:span text:style-name="Source_20_Text">V</text:span>, <text:span text:style-name="Source_20_Text">I</text:span>, <text:span text:style-name="Source_20_Text">F</text:span>, <text:span text:style-name="Source_20_Text">E</text:span>).</text:p>
        </text:list-item>
        <text:list-item>
          <text:p text:style-name="P60">Extrait la <text:span text:style-name="Strong_20_Emphasis">variable</text:span> concernée.</text:p>
        </text:list-item>
        <text:list-item>
          <text:p text:style-name="P60">Boucle sur les sections suivantes :</text:p>
          <text:list>
            <text:list-item>
              <text:p text:style-name="P60"><text:span text:style-name="Source_20_Text">*</text:span> → toutes les instances (<text:span text:style-name="Source_20_Text">allInstances = true</text:span>)</text:p>
            </text:list-item>
            <text:list-item>
              <text:p text:style-name="P60">nombre → instance spécifique (ex: 0,1,2)</text:p>
            </text:list-item>
            <text:list-item>
              <text:p text:style-name="P60">lettre → propriété (ex: <text:span text:style-name="Source_20_Text">C</text:span> pour couleur)</text:p>
            </text:list-item>
            <text:list-item>
              <text:p text:style-name="P60">texte/chiffre → valeur associée</text:p>
            </text:list-item>
          </text:list>
        </text:list-item>
      </text:list>
      <text:h text:style-name="P2" text:outline-level="3">Exemples :</text:h>
      <table:table table:name="Tableau11" table:style-name="Tableau11">
        <table:table-column table:style-name="Tableau11.A"/>
        <table:table-column table:style-name="Tableau11.B"/>
        <table:table-header-rows>
          <table:table-row>
            <table:table-cell table:style-name="Tableau11.A1" office:value-type="string">
              <text:p text:style-name="Table_20_Heading">Message reçu</text:p>
            </table:table-cell>
            <table:table-cell table:style-name="Tableau11.A1" office:value-type="string">
              <text:p text:style-name="Table_20_Heading">Interprétation</text:p>
            </table:table-cell>
          </table:table-row>
        </table:table-header-rows>
        <table:table-row>
          <table:table-cell table:style-name="Tableau11.A1" office:value-type="string">
            <text:p text:style-name="Table_20_Contents"><text:span text:style-name="Source_20_Text">$V:D:*:C:255,0,0#</text:span></text:p>
          </table:table-cell>
          <table:table-cell table:style-name="Tableau11.A1" office:value-type="string">
            <text:p text:style-name="Table_20_Contents">Variable <text:span text:style-name="Source_20_Text">D</text:span>, propriété <text:span text:style-name="Source_20_Text">C</text:span>, valeur <text:span text:style-name="Source_20_Text">(255,0,0)</text:span></text:p>
          </table:table-cell>
        </table:table-row>
        <table:table-row>
          <table:table-cell table:style-name="Tableau11.A1" office:value-type="string">
            <text:p text:style-name="Table_20_Contents"><text:span text:style-name="Source_20_Text">$F:S:1:A:90#</text:span></text:p>
          </table:table-cell>
          <table:table-cell table:style-name="Tableau11.A1" office:value-type="string">
            <text:p text:style-name="Table_20_Contents">Fonction <text:span text:style-name="Source_20_Text">S</text:span>, instance <text:span text:style-name="Source_20_Text">1</text:span>, propriété <text:span text:style-name="Source_20_Text">A</text:span> (angle), valeur <text:span text:style-name="Source_20_Text">90</text:span></text:p>
          </table:table-cell>
        </table:table-row>
      </table:table>
      <text:p text:style-name="P15"/>
      <text:h text:style-name="P16" text:outline-level="2">6️⃣ Fonction <text:span text:style-name="Source_20_Text">SeTraitementNewV4()</text:span></text:h>
      <text:p text:style-name="P13">⚙️ <text:span text:style-name="Strong_20_Emphasis">Exécution du traitement selon la variable</text:span></text:p>
      <text:p text:style-name="Text_20_body">Cette fonction est appelée après réception complète d’un message.</text:p>
      <text:p text:style-name="Text_20_body">Exemple implémenté : <text:span text:style-name="Strong_20_Emphasis">commande couleur LED</text:span>.</text:p>
      <text:h text:style-name="P2" text:outline-level="3">Processus :</text:h>
      <text:list text:style-name="L31">
        <text:list-item>
          <text:p text:style-name="P61">Vérifie si <text:span text:style-name="Source_20_Text">newData == true</text:span>.</text:p>
        </text:list-item>
        <text:list-item>
          <text:p text:style-name="P61">Si la variable est <text:span text:style-name="Source_20_Text">'D'</text:span> (device LED) :</text:p>
          <text:list>
            <text:list-item>
              <text:p text:style-name="P61">Recherche la propriété <text:span text:style-name="Source_20_Text">'C'</text:span> (couleur)</text:p>
            </text:list-item>
            <text:list-item>
              <text:p text:style-name="P61">Lit la valeur <text:span text:style-name="Source_20_Text">"255,0,0"</text:span></text:p>
            </text:list-item>
            <text:list-item>
              <text:p text:style-name="P61">Décode les trois entiers <text:span text:style-name="Source_20_Text">(r,g,b)</text:span> via <text:span text:style-name="Source_20_Text">sscanf</text:span></text:p>
            </text:list-item>
            <text:list-item>
              <text:p text:style-name="P61">Envoie erreur si format invalide</text:p>
            </text:list-item>
          </text:list>
        </text:list-item>
        <text:list-item>
          <text:p text:style-name="P61">Une fois traité → remet <text:span text:style-name="Source_20_Text">newData = false</text:span>.</text:p>
        </text:list-item>
      </text:list>
      <text:p text:style-name="Text_20_body">Tu pourrais avoir :</text:p>
      <text:p text:style-name="P30"><text:span text:style-name="Source_20_Text">if (lastMessage.variable == 'S') // servo</text:span></text:p>
      <text:p text:style-name="P31"><text:span text:style-name="Source_20_Text"><text:s text:c="3"/>moveServo(...);</text:span></text:p>
      <text:p text:style-name="P31"><text:span text:style-name="Source_20_Text">else if (lastMessage.variable == 'L') // LED</text:span></text:p>
      <text:p text:style-name="P31"><text:soft-page-break/><text:span text:style-name="Source_20_Text"><text:s text:c="3"/>setLedColor(...);</text:span></text:p>
      <text:p text:style-name="P15"/>
      <text:h text:style-name="P16" text:outline-level="2">7️⃣ Fonction <text:span text:style-name="Source_20_Text">sendAck()</text:span></text:h>
      <text:p text:style-name="P13">📤 <text:span text:style-name="Strong_20_Emphasis">Envoi d’un accusé de réception</text:span></text:p>
      <text:p text:style-name="Text_20_body">Format :</text:p>
      <text:p text:style-name="P30"><text:span text:style-name="Source_20_Text">$I:ACK:&lt;message&gt;#</text:span></text:p>
      <text:p text:style-name="Text_20_body">Appelée après un traitement réussi :</text:p>
      <text:p text:style-name="P30"><text:span text:style-name="Source_20_Text">sendAck("D:C:255,0,0");</text:span></text:p>
      <text:p text:style-name="Text_20_body">Sortie série :</text:p>
      <text:p text:style-name="P30"><text:span text:style-name="Source_20_Text">$I:ACK:D:C:255,0,0#</text:span></text:p>
      <text:p text:style-name="P15"/>
      <text:h text:style-name="P16" text:outline-level="2">8️⃣ Fonction <text:span text:style-name="Source_20_Text">sendError()</text:span></text:h>
      <text:p text:style-name="P13">🚨 <text:span text:style-name="Strong_20_Emphasis">Transmission d’un message d’erreur</text:span></text:p>
      <text:p text:style-name="Text_20_body">Format :</text:p>
      <text:p text:style-name="P30"><text:span text:style-name="Source_20_Text">$E:&lt;message&gt;:&lt;module&gt;,,,&lt;details&gt;#</text:span></text:p>
      <text:p text:style-name="Text_20_body">Exemple :</text:p>
      <text:p text:style-name="P30"><text:span text:style-name="Source_20_Text">sendError("Format couleur invalide", "LED", "255-0-0");</text:span></text:p>
      <text:p text:style-name="Text_20_body">Sortie série :</text:p>
      <text:p text:style-name="P30"><text:span text:style-name="Source_20_Text">$E:Format couleur invalide:LED,,,255-0-0#</text:span></text:p>
      <text:p text:style-name="P15"/>
      <text:h text:style-name="P1" text:outline-level="1">🧩 Pourquoi ce code est bien conçu</text:h>
      <table:table table:name="Tableau12" table:style-name="Tableau12">
        <table:table-column table:style-name="Tableau12.A"/>
        <table:table-column table:style-name="Tableau12.B"/>
        <table:table-header-rows>
          <table:table-row>
            <table:table-cell table:style-name="Tableau12.A1" office:value-type="string">
              <text:p text:style-name="Table_20_Heading">Aspect</text:p>
            </table:table-cell>
            <table:table-cell table:style-name="Tableau12.A1" office:value-type="string">
              <text:p text:style-name="Table_20_Heading">Justification</text:p>
            </table:table-cell>
          </table:table-row>
        </table:table-header-rows>
        <table:table-row>
          <table:table-cell table:style-name="Tableau12.A1" office:value-type="string">
            <text:p text:style-name="Table_20_Contents"><text:span text:style-name="Strong_20_Emphasis">Performance</text:span></text:p>
          </table:table-cell>
          <table:table-cell table:style-name="Tableau12.A1" office:value-type="string">
            <text:p text:style-name="Table_20_Contents">Utilisation de <text:span text:style-name="Source_20_Text">char[]</text:span> et <text:span text:style-name="Source_20_Text">strtok()</text:span> → pas de fragmentation mémoire</text:p>
          </table:table-cell>
        </table:table-row>
        <table:table-row>
          <table:table-cell table:style-name="Tableau12.A1" office:value-type="string">
            <text:p text:style-name="Table_20_Contents"><text:span text:style-name="Strong_20_Emphasis">Sécurité</text:span></text:p>
          </table:table-cell>
          <table:table-cell table:style-name="Tableau12.A1" office:value-type="string">
            <text:p text:style-name="Table_20_Contents">Contrôle de taille de buffer et gestion des débordements</text:p>
          </table:table-cell>
        </table:table-row>
        <table:table-row>
          <table:table-cell table:style-name="Tableau12.A1" office:value-type="string">
            <text:p text:style-name="Table_20_Contents"><text:span text:style-name="Strong_20_Emphasis">Lisibilité</text:span></text:p>
          </table:table-cell>
          <table:table-cell table:style-name="Tableau12.A1" office:value-type="string">
            <text:p text:style-name="Table_20_Contents">Structure claire <text:span text:style-name="Source_20_Text">$...#</text:span> compatible MQTT / Node-RED</text:p>
          </table:table-cell>
        </table:table-row>
        <table:table-row>
          <table:table-cell table:style-name="Tableau12.A1" office:value-type="string">
            <text:p text:style-name="Table_20_Contents"><text:span text:style-name="Strong_20_Emphasis">Évolutivité</text:span></text:p>
          </table:table-cell>
          <table:table-cell table:style-name="Tableau12.A1" office:value-type="string">
            <text:p text:style-name="Table_20_Contents">Types génériques (<text:span text:style-name="Source_20_Text">V</text:span>, <text:span text:style-name="Source_20_Text">I</text:span>, <text:span text:style-name="Source_20_Text">F</text:span>, <text:span text:style-name="Source_20_Text">E</text:span>) extensibles (<text:span text:style-name="Source_20_Text">Vb</text:span>, <text:span text:style-name="Source_20_Text">Vi</text:span>, etc.)</text:p>
          </table:table-cell>
        </table:table-row>
        <table:table-row>
          <table:table-cell table:style-name="Tableau12.A1" office:value-type="string">
            <text:p text:style-name="Table_20_Contents"><text:span text:style-name="Strong_20_Emphasis">Interopérabilité</text:span></text:p>
          </table:table-cell>
          <table:table-cell table:style-name="Tableau12.A1" office:value-type="string">
            <text:p text:style-name="Table_20_Contents">Aligné avec ton modèle Node-RED (VPIV)</text:p>
          </table:table-cell>
        </table:table-row>
        <table:table-row>
          <table:table-cell table:style-name="Tableau12.A1" office:value-type="string">
            <text:p text:style-name="Table_20_Contents"><text:span text:style-name="Strong_20_Emphasis">Modularité</text:span></text:p>
          </table:table-cell>
          <table:table-cell table:style-name="Tableau12.A1" office:value-type="string">
            <text:p text:style-name="Table_20_Contents">Chaque module (<text:span text:style-name="Source_20_Text">leds</text:span>, <text:span text:style-name="Source_20_Text">servos</text:span>, etc.) peut s’accrocher facilement</text:p>
          </table:table-cell>
        </table:table-row>
      </table:table>
      <text:p text:style-name="P15"/>
      <text:h text:style-name="P1" text:outline-level="1">🧠 En résumé</text:h>
      <text:p text:style-name="Text_20_body">Ton <text:span text:style-name="Source_20_Text">communication.cpp</text:span> agit comme :</text:p>
      <text:list text:style-name="L32">
        <text:list-item>
          <text:p text:style-name="P62"><text:span text:style-name="Strong_20_Emphasis">Décodeur</text:span> des messages <text:span text:style-name="Source_20_Text">$...#</text:span> entrants du SE.</text:p>
        </text:list-item>
        <text:list-item>
          <text:p text:style-name="P62"><text:span text:style-name="Strong_20_Emphasis">Distributeur</text:span> des ordres vers les bons modules (<text:span text:style-name="Source_20_Text">leds</text:span>, <text:span text:style-name="Source_20_Text">servos</text:span>, etc.).</text:p>
        </text:list-item>
        <text:list-item>
          <text:p text:style-name="P62"><text:soft-page-break/><text:span text:style-name="Strong_20_Emphasis">Encodeur</text:span> des réponses / erreurs vers le SE.</text:p>
        </text:list-item>
        <text:list-item>
          <text:p text:style-name="P62"><text:span text:style-name="Strong_20_Emphasis">Garantie de robustesse</text:span> (vérifications, gestion mémoire, centralisation erreurs).</text:p>
        </text:list-item>
      </text:list>
      <text:p text:style-name="P15"/>
      <text:p text:style-name="Text_20_body">Souhaites-tu que je te fasse une <text:span text:style-name="Strong_20_Emphasis">documentation technique complète en PDF</text:span> (ou Markdown) de ce module, avec schéma de flux (Rx/Tx + structure VPIV + exemple de parsing mémoire) ?<text:line-break/>👉 Ce serait une base parfaite pour ton dépôt GitHub / Wiki de projet.</text:p>
      <text:h text:style-name="P33" text:outline-level="5">Vous avez dit :</text:h>
      <text:p text:style-name="Text_20_body">parfait ok pour Markdown</text:p>
      <text:h text:style-name="P24" text:outline-level="6">ChatGPT a dit :</text:h>
      <text:p text:style-name="Text_20_body">Excellent ✅<text:line-break/>Voici la <text:span text:style-name="Strong_20_Emphasis">documentation technique complète en Markdown</text:span> pour ton module de communication Arduino (<text:span text:style-name="Source_20_Text">communication.cpp</text:span>), intégrée à ton architecture Node-RED + SE + SP.<text:line-break/>Tu pourras la placer directement dans ton dépôt GitHub ou ton Wiki sous le nom <text:span text:style-name="Source_20_Text">communication.md</text:span>.</text:p>
      <text:p text:style-name="P15"/>
      <text:p text:style-name="P30"><text:span text:style-name="Source_20_Text"># 📡 Module de Communication — RZmegaV4 (Arduino Mega + SE + Node-RED)</text:span></text:p>
      <text:p text:style-name="P31"/>
      <text:p text:style-name="P31"><text:span text:style-name="Source_20_Text">## 🔍 Objectif du module</text:span></text:p>
      <text:p text:style-name="P31"/>
      <text:p text:style-name="P31"><text:span text:style-name="Source_20_Text">Ce module gère la **communication série bidirectionnelle** entre l’Arduino Mega et le **Smartphone Embarqué (SE)**. <text:s/></text:span></text:p>
      <text:p text:style-name="P31"><text:span text:style-name="Source_20_Text">Il décode les messages structurés au format **VPIV**, exécute les traitements associés et renvoie des **accusés** ou **erreurs**.</text:span></text:p>
      <text:p text:style-name="P31"/>
      <text:p text:style-name="P31"><text:span text:style-name="Source_20_Text">L’Arduino est connecté en USB au SE (via un switch d’alimentation) et les messages sont ensuite relayés vers le **Smartphone Pilote (SP)** via **MQTT** et **Node-RED**.</text:span></text:p>
      <text:p text:style-name="P31"/>
      <text:p text:style-name="P31"><text:span text:style-name="Source_20_Text">---</text:span></text:p>
      <text:p text:style-name="P31"/>
      <text:p text:style-name="P31"><text:span text:style-name="Source_20_Text">## 🧱 Architecture du projet</text:span></text:p>
      <text:p text:style-name="P31"/>
      <text:p text:style-name="Text_20_body">arduino/<text:line-break/>└── RZlibrairiesPerso/<text:line-break/>├── library.properties<text:line-break/>└── src/<text:line-break/>├── communication.cpp/.h ← protocole série (VPIV)<text:line-break/>├── config.cpp/.h ← constantes globales<text:line-break/>├── emergency.cpp/.h ← gestion des erreurs critiques<text:line-break/>├── leds.cpp/.h ← gestion LED RGB<text:line-break/><text:soft-page-break/>├── servos.cpp/.h ← commande servos<text:line-break/>├── moteurs.cpp/.h ← moteur DC<text:line-break/>├── ultrasonic.cpp/.h ← capteurs ultrasons<text:line-break/>└── RZlibrairiesPerso.h ← inclusions globales</text:p>
      <text:p text:style-name="P30"/>
      <text:p text:style-name="P31"><text:span text:style-name="Source_20_Text">Le fichier principal **`RZmegaV4.ino`** inclut :</text:span></text:p>
      <text:p text:style-name="P31"><text:span text:style-name="Source_20_Text">```cpp</text:span></text:p>
      <text:p text:style-name="P31"><text:span text:style-name="Source_20_Text">#include "communication.h"</text:span></text:p>
      <text:p text:style-name="P31"><text:span text:style-name="Source_20_Text">#include "config.h"</text:span></text:p>
      <text:p text:style-name="P31"><text:span text:style-name="Source_20_Text">#include "emergency.h"</text:span></text:p>
      <text:p text:style-name="P31"><text:span text:style-name="Source_20_Text">#include "leds.h"</text:span></text:p>
      <text:p text:style-name="P31"><text:span text:style-name="Source_20_Text">#include "servos.h"</text:span></text:p>
      <text:p text:style-name="Text_20_body">Et dans <text:span text:style-name="Source_20_Text">loop()</text:span> :</text:p>
      <text:p text:style-name="P30"><text:span text:style-name="Source_20_Text">recvSeWithStartEndMarkers();</text:span></text:p>
      <text:p text:style-name="P31"><text:span text:style-name="Source_20_Text">SeTraitementNewV4();</text:span></text:p>
      <text:p text:style-name="P15"/>
      <text:h text:style-name="P16" text:outline-level="2">🔤 Format de message — VPIV</text:h>
      <text:p text:style-name="Text_20_body">Chaque message suit le format :</text:p>
      <text:p text:style-name="P30"><text:span text:style-name="Source_20_Text">$&lt;Type&gt;:&lt;Contenu&gt;:&lt;Variable&gt;,&lt;Instances&gt;,&lt;Propriétés&gt;,&lt;Valeurs&gt;#</text:span></text:p>
      <text:list text:style-name="L33">
        <text:list-item>
          <text:p text:style-name="P63"><text:span text:style-name="Source_20_Text">$</text:span> → <text:span text:style-name="Strong_20_Emphasis">début de message</text:span></text:p>
        </text:list-item>
        <text:list-item>
          <text:p text:style-name="P63"><text:span text:style-name="Source_20_Text">#</text:span> → <text:span text:style-name="Strong_20_Emphasis">fin de message</text:span></text:p>
        </text:list-item>
        <text:list-item>
          <text:p text:style-name="P63"><text:span text:style-name="Source_20_Text">:</text:span> → séparateur de sections</text:p>
        </text:list-item>
        <text:list-item>
          <text:p text:style-name="P63"><text:span text:style-name="Source_20_Text">,</text:span> → séparateur d’éléments</text:p>
        </text:list-item>
      </text:list>
      <text:h text:style-name="P2" text:outline-level="3">🔠 Types de messages</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54">Code</text:p>
            </table:table-cell>
            <table:table-cell table:style-name="Tableau13.A1" office:value-type="string">
              <text:p text:style-name="Table_20_Heading">Nom complet</text:p>
            </table:table-cell>
            <table:table-cell table:style-name="Tableau13.A1" office:value-type="string">
              <text:p text:style-name="P36">Rôle principal</text:p>
            </table:table-cell>
          </table:table-row>
        </table:table-header-rows>
        <table:table-row>
          <table:table-cell table:style-name="Tableau13.A1" office:value-type="string">
            <text:p text:style-name="P64"><text:span text:style-name="Source_20_Text">V</text:span></text:p>
          </table:table-cell>
          <table:table-cell table:style-name="Tableau13.A1" office:value-type="string">
            <text:p text:style-name="Table_20_Contents">Variable</text:p>
          </table:table-cell>
          <table:table-cell table:style-name="Tableau13.A1" office:value-type="string">
            <text:p text:style-name="P38">lecture / écriture d’une variable</text:p>
          </table:table-cell>
        </table:table-row>
        <table:table-row>
          <table:table-cell table:style-name="Tableau13.A1" office:value-type="string">
            <text:p text:style-name="P64"><text:span text:style-name="Source_20_Text">I</text:span></text:p>
          </table:table-cell>
          <table:table-cell table:style-name="Tableau13.A1" office:value-type="string">
            <text:p text:style-name="Table_20_Contents">Information</text:p>
          </table:table-cell>
          <table:table-cell table:style-name="Tableau13.A1" office:value-type="string">
            <text:p text:style-name="P38">message d’état ou de confirmation</text:p>
          </table:table-cell>
        </table:table-row>
        <table:table-row>
          <table:table-cell table:style-name="Tableau13.A1" office:value-type="string">
            <text:p text:style-name="P64"><text:span text:style-name="Source_20_Text">F</text:span></text:p>
          </table:table-cell>
          <table:table-cell table:style-name="Tableau13.A1" office:value-type="string">
            <text:p text:style-name="Table_20_Contents">Fonction</text:p>
          </table:table-cell>
          <table:table-cell table:style-name="Tableau13.A1" office:value-type="string">
            <text:p text:style-name="P38">exécution d’un traitement ou d’une commande</text:p>
          </table:table-cell>
        </table:table-row>
        <table:table-row>
          <table:table-cell table:style-name="Tableau13.A1" office:value-type="string">
            <text:p text:style-name="P64"><text:span text:style-name="Source_20_Text">E</text:span></text:p>
          </table:table-cell>
          <table:table-cell table:style-name="Tableau13.A1" office:value-type="string">
            <text:p text:style-name="Table_20_Contents">Erreur</text:p>
          </table:table-cell>
          <table:table-cell table:style-name="Tableau13.A1" office:value-type="string">
            <text:p text:style-name="Table_20_Contents">signalement d’une erreur</text:p>
          </table:table-cell>
        </table:table-row>
      </table:table>
      <text:h text:style-name="P2" text:outline-level="3">🧩 Exemple</text:h>
      <text:p text:style-name="P30"><text:span text:style-name="Source_20_Text">$V:D:*:C:255,0,0#</text:span></text:p>
      <table:table table:name="Tableau14" table:style-name="Tableau14">
        <table:table-column table:style-name="Tableau14.A"/>
        <table:table-column table:style-name="Tableau14.B"/>
        <table:table-header-rows>
          <table:table-row>
            <table:table-cell table:style-name="Tableau14.A1" office:value-type="string">
              <text:p text:style-name="Table_20_Heading">Élément</text:p>
            </table:table-cell>
            <table:table-cell table:style-name="Tableau14.A1" office:value-type="string">
              <text:p text:style-name="Table_20_Heading">Interprétation</text:p>
            </table:table-cell>
          </table:table-row>
        </table:table-header-rows>
        <table:table-row>
          <table:table-cell table:style-name="Tableau14.A1" office:value-type="string">
            <text:p text:style-name="Table_20_Contents"><text:span text:style-name="Source_20_Text">$V</text:span></text:p>
          </table:table-cell>
          <table:table-cell table:style-name="Tableau14.A1" office:value-type="string">
            <text:p text:style-name="Table_20_Contents">type = Variable</text:p>
          </table:table-cell>
        </table:table-row>
        <table:table-row>
          <table:table-cell table:style-name="Tableau14.A1" office:value-type="string">
            <text:p text:style-name="Table_20_Contents"><text:span text:style-name="Source_20_Text">D</text:span></text:p>
          </table:table-cell>
          <table:table-cell table:style-name="Tableau14.A1" office:value-type="string">
            <text:p text:style-name="Table_20_Contents">variable concernée (ex: LED Device)</text:p>
          </table:table-cell>
        </table:table-row>
        <table:table-row>
          <table:table-cell table:style-name="Tableau14.A1" office:value-type="string">
            <text:p text:style-name="Table_20_Contents"><text:span text:style-name="Source_20_Text">*</text:span></text:p>
          </table:table-cell>
          <table:table-cell table:style-name="Tableau14.A1" office:value-type="string">
            <text:p text:style-name="Table_20_Contents">toutes les instances</text:p>
          </table:table-cell>
        </table:table-row>
        <table:table-row>
          <table:table-cell table:style-name="Tableau14.A1" office:value-type="string">
            <text:p text:style-name="Table_20_Contents"><text:span text:style-name="Source_20_Text">C</text:span></text:p>
          </table:table-cell>
          <table:table-cell table:style-name="Tableau14.A1" office:value-type="string">
            <text:p text:style-name="Table_20_Contents">propriété = couleur</text:p>
          </table:table-cell>
        </table:table-row>
        <text:soft-page-break/>
        <table:table-row>
          <table:table-cell table:style-name="Tableau14.A1" office:value-type="string">
            <text:p text:style-name="Table_20_Contents"><text:span text:style-name="Source_20_Text">255,0,0</text:span></text:p>
          </table:table-cell>
          <table:table-cell table:style-name="Tableau14.A1" office:value-type="string">
            <text:p text:style-name="Table_20_Contents">valeur associée (rouge)</text:p>
          </table:table-cell>
        </table:table-row>
        <table:table-row>
          <table:table-cell table:style-name="Tableau14.A1" office:value-type="string">
            <text:p text:style-name="Table_20_Contents"><text:span text:style-name="Source_20_Text">#</text:span></text:p>
          </table:table-cell>
          <table:table-cell table:style-name="Tableau14.A1" office:value-type="string">
            <text:p text:style-name="Table_20_Contents">fin du message</text:p>
          </table:table-cell>
        </table:table-row>
      </table:table>
      <text:p text:style-name="P15"/>
      <text:h text:style-name="P16" text:outline-level="2">🧠 Structure de données — <text:span text:style-name="Source_20_Text">MessageVPIV</text:span></text:h>
      <text:p text:style-name="Text_20_body">Définie dans <text:span text:style-name="Source_20_Text">communication.h</text:span> :</text:p>
      <text:p text:style-name="P30"><text:span text:style-name="Source_20_Text">typedef struct {</text:span></text:p>
      <text:p text:style-name="P31"><text:span text:style-name="Source_20_Text"><text:s text:c="4"/>char type; <text:s text:c="24"/>// Type : V / I / F / E</text:span></text:p>
      <text:p text:style-name="P31"><text:span text:style-name="Source_20_Text"><text:s text:c="4"/>char variable; <text:s text:c="20"/>// Lettre identifiant la variable</text:span></text:p>
      <text:p text:style-name="P31"><text:span text:style-name="Source_20_Text"><text:s text:c="4"/>bool allInstances; <text:s text:c="16"/>// true si "*" (toutes instances)</text:span></text:p>
      <text:p text:style-name="P31"><text:span text:style-name="Source_20_Text"><text:s text:c="4"/>int nbInstances; <text:s text:c="18"/>// nombre d’instances lues</text:span></text:p>
      <text:p text:style-name="P31"><text:span text:style-name="Source_20_Text"><text:s text:c="4"/>int nbProperties; <text:s text:c="17"/>// nombre de propriétés</text:span></text:p>
      <text:p text:style-name="P31"><text:span text:style-name="Source_20_Text"><text:s text:c="4"/>int instances[MAX_INSTANCES]; <text:s text:c="5"/>// indices d’instances</text:span></text:p>
      <text:p text:style-name="P31"><text:span text:style-name="Source_20_Text"><text:s text:c="4"/>char properties[MAX_PROPERTIES]; <text:s text:c="2"/>// lettres de propriétés</text:span></text:p>
      <text:p text:style-name="P31"><text:span text:style-name="Source_20_Text"><text:s text:c="4"/>char values[MAX_PROPERTIES][MAX_INSTANCES][MAX_VALUE_LEN]; // valeurs associées</text:span></text:p>
      <text:p text:style-name="P31"><text:span text:style-name="Source_20_Text">} MessageVPIV;</text:span></text:p>
      <text:p text:style-name="P15"/>
      <text:h text:style-name="P16" text:outline-level="2">⚙️ Fonctionnement interne</text:h>
      <text:h text:style-name="P2" text:outline-level="3">1️⃣ Réception du message — <text:span text:style-name="Source_20_Text">recvSeWithStartEndMarkers()</text:span></text:h>
      <text:list text:style-name="L34">
        <text:list-item>
          <text:p text:style-name="P65">Lit le <text:span text:style-name="Strong_20_Emphasis">port série</text:span> caractère par caractère.</text:p>
        </text:list-item>
        <text:list-item>
          <text:p text:style-name="P65">Détecte le <text:span text:style-name="Strong_20_Emphasis">début</text:span> (<text:span text:style-name="Source_20_Text">$</text:span>) et la <text:span text:style-name="Strong_20_Emphasis">fin</text:span> (<text:span text:style-name="Source_20_Text">#</text:span>) du message.</text:p>
        </text:list-item>
        <text:list-item>
          <text:p text:style-name="P65">Construit un buffer <text:span text:style-name="Source_20_Text">receivedChars[]</text:span>.</text:p>
        </text:list-item>
        <text:list-item>
          <text:p text:style-name="P65">Si la taille du message dépasse 120 caractères →<text:line-break/><text:span text:style-name="Source_20_Text">handleEmergency(EMERGENCY_BUFFER_OVERFLOW)</text:span>.</text:p>
        </text:list-item>
        <text:list-item>
          <text:p text:style-name="P65">Une fois complet → appel de <text:span text:style-name="Source_20_Text">parseVPIV()</text:span>.</text:p>
        </text:list-item>
      </text:list>
      <text:p text:style-name="P30"><text:span text:style-name="Source_20_Text">void recvSeWithStartEndMarkers() {</text:span></text:p>
      <text:p text:style-name="P31"><text:span text:style-name="Source_20_Text"><text:s text:c="4"/>static char receivedChars[120];</text:span></text:p>
      <text:p text:style-name="P31"><text:span text:style-name="Source_20_Text"><text:s text:c="4"/>static size_t idx = 0;</text:span></text:p>
      <text:p text:style-name="P31"><text:span text:style-name="Source_20_Text"><text:s text:c="4"/>static bool recvInProgress = false;</text:span></text:p>
      <text:p text:style-name="P31"/>
      <text:p text:style-name="P31"><text:span text:style-name="Source_20_Text"><text:s text:c="4"/>while (Serial.available() &gt; 0) {</text:span></text:p>
      <text:p text:style-name="P31"><text:span text:style-name="Source_20_Text"><text:s text:c="8"/>char rc = Serial.read();</text:span></text:p>
      <text:p text:style-name="P31"/>
      <text:p text:style-name="P31"><text:span text:style-name="Source_20_Text"><text:s text:c="8"/>if (rc == '$') {</text:span></text:p>
      <text:p text:style-name="P31"><text:soft-page-break/><text:span text:style-name="Source_20_Text"><text:s text:c="12"/>recvInProgress = true;</text:span></text:p>
      <text:p text:style-name="P31"><text:span text:style-name="Source_20_Text"><text:s text:c="12"/>idx = 0;</text:span></text:p>
      <text:p text:style-name="P31"><text:span text:style-name="Source_20_Text"><text:s text:c="12"/>memset(receivedChars, 0, sizeof(receivedChars));</text:span></text:p>
      <text:p text:style-name="P31"><text:span text:style-name="Source_20_Text"><text:s text:c="8"/>}</text:span></text:p>
      <text:p text:style-name="P31"><text:span text:style-name="Source_20_Text"><text:s text:c="8"/>else if (rc == '#') {</text:span></text:p>
      <text:p text:style-name="P31"><text:span text:style-name="Source_20_Text"><text:s text:c="12"/>receivedChars[idx] = '\0';</text:span></text:p>
      <text:p text:style-name="P31"><text:span text:style-name="Source_20_Text"><text:s text:c="12"/>recvInProgress = false;</text:span></text:p>
      <text:p text:style-name="P31"><text:span text:style-name="Source_20_Text"><text:s text:c="12"/>parseVPIV(receivedChars);</text:span></text:p>
      <text:p text:style-name="P31"><text:span text:style-name="Source_20_Text"><text:s text:c="12"/>newData = true;</text:span></text:p>
      <text:p text:style-name="P31"><text:span text:style-name="Source_20_Text"><text:s text:c="8"/>}</text:span></text:p>
      <text:p text:style-name="P31"><text:span text:style-name="Source_20_Text"><text:s text:c="8"/>else if (recvInProgress) {</text:span></text:p>
      <text:p text:style-name="P31"><text:span text:style-name="Source_20_Text"><text:s text:c="12"/>if (idx &gt;= sizeof(receivedChars) - 1) {</text:span></text:p>
      <text:p text:style-name="P31"><text:span text:style-name="Source_20_Text"><text:s text:c="16"/>handleEmergency(EMERGENCY_BUFFER_OVERFLOW);</text:span></text:p>
      <text:p text:style-name="P31"><text:span text:style-name="Source_20_Text"><text:s text:c="16"/>return;</text:span></text:p>
      <text:p text:style-name="P31"><text:span text:style-name="Source_20_Text"><text:s text:c="12"/>}</text:span></text:p>
      <text:p text:style-name="P31"><text:span text:style-name="Source_20_Text"><text:s text:c="12"/>receivedChars[idx++] = rc;</text:span></text:p>
      <text:p text:style-name="P31"><text:span text:style-name="Source_20_Text"><text:s text:c="8"/>}</text:span></text:p>
      <text:p text:style-name="P31"><text:span text:style-name="Source_20_Text"><text:s text:c="4"/>}</text:span></text:p>
      <text:p text:style-name="P31"><text:span text:style-name="Source_20_Text">}</text:span></text:p>
      <text:p text:style-name="P15"/>
      <text:h text:style-name="P2" text:outline-level="3">2️⃣ Décodage — <text:span text:style-name="Source_20_Text">parseVPIV(char *msg)</text:span></text:h>
      <text:list text:style-name="L35">
        <text:list-item>
          <text:p text:style-name="P66">Découpe le message via <text:span text:style-name="Source_20_Text">strtok()</text:span> en utilisant les séparateurs <text:span text:style-name="Source_20_Text">:,#</text:span>.</text:p>
        </text:list-item>
        <text:list-item>
          <text:p text:style-name="P66">Remplit la structure <text:span text:style-name="Source_20_Text">lastMessage</text:span> :</text:p>
          <text:list>
            <text:list-item>
              <text:p text:style-name="P66">type (<text:span text:style-name="Source_20_Text">V</text:span>, <text:span text:style-name="Source_20_Text">I</text:span>, <text:span text:style-name="Source_20_Text">F</text:span>, <text:span text:style-name="Source_20_Text">E</text:span>)</text:p>
            </text:list-item>
            <text:list-item>
              <text:p text:style-name="P66">variable (<text:span text:style-name="Source_20_Text">D</text:span>, <text:span text:style-name="Source_20_Text">S</text:span>, <text:span text:style-name="Source_20_Text">M</text:span>, etc.)</text:p>
            </text:list-item>
            <text:list-item>
              <text:p text:style-name="P66">instances, propriétés et valeurs</text:p>
            </text:list-item>
          </text:list>
        </text:list-item>
      </text:list>
      <text:p text:style-name="P30"><text:span text:style-name="Source_20_Text">void parseVPIV(char *msg) {</text:span></text:p>
      <text:p text:style-name="P31"><text:span text:style-name="Source_20_Text"><text:s text:c="4"/>char *token;</text:span></text:p>
      <text:p text:style-name="P31"><text:span text:style-name="Source_20_Text"><text:s text:c="4"/>int propIndex = -1;</text:span></text:p>
      <text:p text:style-name="P31"><text:span text:style-name="Source_20_Text"><text:s text:c="4"/>int instIndex = 0;</text:span></text:p>
      <text:p text:style-name="P31"/>
      <text:p text:style-name="P31"><text:span text:style-name="Source_20_Text"><text:s text:c="4"/>memset(&amp;lastMessage, 0, sizeof(lastMessage));</text:span></text:p>
      <text:p text:style-name="P31"/>
      <text:p text:style-name="P31"><text:span text:style-name="Source_20_Text"><text:s text:c="4"/>token = strtok(msg, ":,");</text:span></text:p>
      <text:p text:style-name="P31"><text:span text:style-name="Source_20_Text"><text:s text:c="4"/>if (token != NULL) lastMessage.type = token[0];</text:span></text:p>
      <text:p text:style-name="P31"><text:soft-page-break/><text:span text:style-name="Source_20_Text"><text:s text:c="4"/>token = strtok(NULL, ":,"); <text:s/>// contenu ignoré</text:span></text:p>
      <text:p text:style-name="P31"><text:span text:style-name="Source_20_Text"><text:s text:c="4"/>token = strtok(NULL, ":,");</text:span></text:p>
      <text:p text:style-name="P31"><text:span text:style-name="Source_20_Text"><text:s text:c="4"/>if (token != NULL) lastMessage.variable = token[0];</text:span></text:p>
      <text:p text:style-name="P31"/>
      <text:p text:style-name="P31"><text:span text:style-name="Source_20_Text"><text:s text:c="4"/>while ((token = strtok(NULL, ",#")) != NULL) {</text:span></text:p>
      <text:p text:style-name="P31"><text:span text:style-name="Source_20_Text"><text:s text:c="8"/>if (strcmp(token, "*") == 0) lastMessage.allInstances = true;</text:span></text:p>
      <text:p text:style-name="P31"><text:span text:style-name="Source_20_Text"><text:s text:c="8"/>else if (isdigit(token[0])) lastMessage.instances[lastMessage.nbInstances++] = atoi(token);</text:span></text:p>
      <text:p text:style-name="P31"><text:span text:style-name="Source_20_Text"><text:s text:c="8"/>else if (isalpha(token[0]) &amp;&amp; strlen(token) == 1) {</text:span></text:p>
      <text:p text:style-name="P31"><text:span text:style-name="Source_20_Text"><text:s text:c="12"/>propIndex = lastMessage.nbProperties++;</text:span></text:p>
      <text:p text:style-name="P31"><text:span text:style-name="Source_20_Text"><text:s text:c="12"/>lastMessage.properties[propIndex] = token[0];</text:span></text:p>
      <text:p text:style-name="P31"><text:span text:style-name="Source_20_Text"><text:s text:c="12"/>instIndex = 0;</text:span></text:p>
      <text:p text:style-name="P31"><text:span text:style-name="Source_20_Text"><text:s text:c="8"/>}</text:span></text:p>
      <text:p text:style-name="P31"><text:span text:style-name="Source_20_Text"><text:s text:c="8"/>else {</text:span></text:p>
      <text:p text:style-name="P31"><text:span text:style-name="Source_20_Text"><text:s text:c="12"/>strncpy(lastMessage.values[propIndex][instIndex],</text:span></text:p>
      <text:p text:style-name="P31"><text:span text:style-name="Source_20_Text"><text:s text:c="20"/>token, MAX_VALUE_LEN - 1);</text:span></text:p>
      <text:p text:style-name="P31"><text:span text:style-name="Source_20_Text"><text:s text:c="12"/>lastMessage.values[propIndex][instIndex][MAX_VALUE_LEN - 1] = '\0';</text:span></text:p>
      <text:p text:style-name="P31"><text:span text:style-name="Source_20_Text"><text:s text:c="12"/>instIndex++;</text:span></text:p>
      <text:p text:style-name="P31"><text:span text:style-name="Source_20_Text"><text:s text:c="8"/>}</text:span></text:p>
      <text:p text:style-name="P31"><text:span text:style-name="Source_20_Text"><text:s text:c="4"/>}</text:span></text:p>
      <text:p text:style-name="P31"><text:span text:style-name="Source_20_Text">}</text:span></text:p>
      <text:p text:style-name="P15"/>
      <text:h text:style-name="P2" text:outline-level="3">3️⃣ Traitement du message — <text:span text:style-name="Source_20_Text">SeTraitementNewV4()</text:span></text:h>
      <text:list text:style-name="L36">
        <text:list-item>
          <text:p text:style-name="P67">Vérifie la présence d’un nouveau message (<text:span text:style-name="Source_20_Text">newData</text:span>).</text:p>
        </text:list-item>
        <text:list-item>
          <text:p text:style-name="P67">Oriente le traitement selon la <text:span text:style-name="Strong_20_Emphasis">variable</text:span> (ex: <text:span text:style-name="Source_20_Text">D</text:span> pour LED, <text:span text:style-name="Source_20_Text">S</text:span> pour Servo...).</text:p>
        </text:list-item>
        <text:list-item>
          <text:p text:style-name="P67">Exemple ici : changement de <text:span text:style-name="Strong_20_Emphasis">couleur RGB</text:span>.</text:p>
        </text:list-item>
      </text:list>
      <text:p text:style-name="P30"><text:span text:style-name="Source_20_Text">void SeTraitementNewV4() {</text:span></text:p>
      <text:p text:style-name="P31"><text:span text:style-name="Source_20_Text"><text:s text:c="4"/>if (!newData) return;</text:span></text:p>
      <text:p text:style-name="P31"/>
      <text:p text:style-name="P31"><text:span text:style-name="Source_20_Text"><text:s text:c="4"/>if (lastMessage.variable == 'D') {</text:span></text:p>
      <text:p text:style-name="P31"><text:span text:style-name="Source_20_Text"><text:s text:c="8"/>for (int p = 0; p &lt; lastMessage.nbProperties; p++) {</text:span></text:p>
      <text:p text:style-name="P31"><text:span text:style-name="Source_20_Text"><text:s text:c="12"/>if (lastMessage.properties[p] == 'C') {</text:span></text:p>
      <text:p text:style-name="P31"><text:span text:style-name="Source_20_Text"><text:s text:c="16"/>int r, g, b;</text:span></text:p>
      <text:p text:style-name="P31"><text:span text:style-name="Source_20_Text"><text:s text:c="16"/>if (sscanf(lastMessage.values[p][0], "%d,%d,%d", &amp;r, &amp;g, &amp;b) != 3) {</text:span></text:p>
      <text:p text:style-name="P31"><text:span text:style-name="Source_20_Text"><text:s text:c="20"/>handleEmergency(EMERGENCY_SENSOR_FAIL);</text:span></text:p>
      <text:p text:style-name="P31"><text:soft-page-break/><text:span text:style-name="Source_20_Text"><text:s text:c="20"/>sendError("Format couleur invalide", "LED", lastMessage.values[p][0]);</text:span></text:p>
      <text:p text:style-name="P31"><text:span text:style-name="Source_20_Text"><text:s text:c="20"/>return;</text:span></text:p>
      <text:p text:style-name="P31"><text:span text:style-name="Source_20_Text"><text:s text:c="16"/>}</text:span></text:p>
      <text:p text:style-name="P31"><text:span text:style-name="Source_20_Text"><text:s text:c="16"/>// Traitement RGB → module leds.h</text:span></text:p>
      <text:p text:style-name="P31"><text:span text:style-name="Source_20_Text"><text:s text:c="12"/>}</text:span></text:p>
      <text:p text:style-name="P31"><text:span text:style-name="Source_20_Text"><text:s text:c="8"/>}</text:span></text:p>
      <text:p text:style-name="P31"><text:span text:style-name="Source_20_Text"><text:s text:c="4"/>}</text:span></text:p>
      <text:p text:style-name="P31"><text:span text:style-name="Source_20_Text"><text:s text:c="4"/>newData = false;</text:span></text:p>
      <text:p text:style-name="P31"><text:span text:style-name="Source_20_Text">}</text:span></text:p>
      <text:p text:style-name="P15"/>
      <text:h text:style-name="P2" text:outline-level="3">4️⃣ Réponses et erreurs</text:h>
      <text:h text:style-name="P68" text:outline-level="4">✅ Accusé de réception</text:h>
      <text:p text:style-name="P30"><text:span text:style-name="Source_20_Text">void sendAck(const char* message) {</text:span></text:p>
      <text:p text:style-name="P31"><text:span text:style-name="Source_20_Text"><text:s text:c="4"/>Serial.print("$I:ACK:");</text:span></text:p>
      <text:p text:style-name="P31"><text:span text:style-name="Source_20_Text"><text:s text:c="4"/>Serial.print(message);</text:span></text:p>
      <text:p text:style-name="P31"><text:span text:style-name="Source_20_Text"><text:s text:c="4"/>Serial.println("#");</text:span></text:p>
      <text:p text:style-name="P31"><text:span text:style-name="Source_20_Text">}</text:span></text:p>
      <text:p text:style-name="Text_20_body">→ Exemple :</text:p>
      <text:p text:style-name="P30"><text:span text:style-name="Source_20_Text">$I:ACK:D:C:255,0,0#</text:span></text:p>
      <text:h text:style-name="P68" text:outline-level="4">⚠️ Message d’erreur</text:h>
      <text:p text:style-name="P30"><text:span text:style-name="Source_20_Text">void sendError(const char* errorMsg, const char* module, const char* details) {</text:span></text:p>
      <text:p text:style-name="P31"><text:span text:style-name="Source_20_Text"><text:s text:c="4"/>Serial.print("$E:");</text:span></text:p>
      <text:p text:style-name="P31"><text:span text:style-name="Source_20_Text"><text:s text:c="4"/>Serial.print(errorMsg);</text:span></text:p>
      <text:p text:style-name="P31"><text:span text:style-name="Source_20_Text"><text:s text:c="4"/>Serial.print(":");</text:span></text:p>
      <text:p text:style-name="P31"><text:span text:style-name="Source_20_Text"><text:s text:c="4"/>Serial.print(module);</text:span></text:p>
      <text:p text:style-name="P31"><text:span text:style-name="Source_20_Text"><text:s text:c="4"/>Serial.print(",,,");</text:span></text:p>
      <text:p text:style-name="P31"><text:span text:style-name="Source_20_Text"><text:s text:c="4"/>Serial.print(details);</text:span></text:p>
      <text:p text:style-name="P31"><text:span text:style-name="Source_20_Text"><text:s text:c="4"/>Serial.println("#");</text:span></text:p>
      <text:p text:style-name="P31"><text:span text:style-name="Source_20_Text">}</text:span></text:p>
      <text:p text:style-name="Text_20_body">→ Exemple :</text:p>
      <text:p text:style-name="P30"><text:span text:style-name="Source_20_Text">$E:Format couleur invalide:LED,,,255-0-0#</text:span></text:p>
      <text:p text:style-name="P15"/>
      <text:h text:style-name="P16" text:outline-level="2">🧩 Intégration Node-RED / MQTT</text:h>
      <table:table table:name="Tableau15" table:style-name="Tableau15">
        <table:table-column table:style-name="Tableau15.A"/>
        <table:table-column table:style-name="Tableau15.B"/>
        <table:table-header-rows>
          <table:table-row>
            <table:table-cell table:style-name="Tableau15.A1" office:value-type="string">
              <text:p text:style-name="Table_20_Heading">Élément</text:p>
            </table:table-cell>
            <table:table-cell table:style-name="Tableau15.A1" office:value-type="string">
              <text:p text:style-name="Table_20_Heading">Rôle</text:p>
            </table:table-cell>
          </table:table-row>
        </table:table-header-rows>
        <table:table-row>
          <table:table-cell table:style-name="Tableau15.A1" office:value-type="string">
            <text:p text:style-name="Table_20_Contents"><text:span text:style-name="Strong_20_Emphasis">SP (Smartphone Pilote)</text:span></text:p>
          </table:table-cell>
          <table:table-cell table:style-name="Tableau15.A1" office:value-type="string">
            <text:p text:style-name="Table_20_Contents">Interface principale sous Node-RED</text:p>
          </table:table-cell>
        </table:table-row>
        <text:soft-page-break/>
        <table:table-row>
          <table:table-cell table:style-name="Tableau15.A1" office:value-type="string">
            <text:p text:style-name="Table_20_Contents"><text:span text:style-name="Strong_20_Emphasis">SE (Smartphone Embarqué)</text:span></text:p>
          </table:table-cell>
          <table:table-cell table:style-name="Tableau15.A1" office:value-type="string">
            <text:p text:style-name="Table_20_Contents">Capteurs + interface série USB avec Arduino</text:p>
          </table:table-cell>
        </table:table-row>
        <table:table-row>
          <table:table-cell table:style-name="Tableau15.A1" office:value-type="string">
            <text:p text:style-name="Table_20_Contents"><text:span text:style-name="Strong_20_Emphasis">Arduino Mega</text:span></text:p>
          </table:table-cell>
          <table:table-cell table:style-name="Tableau15.A1" office:value-type="string">
            <text:p text:style-name="Table_20_Contents">Lecture capteurs / exécution commandes physiques</text:p>
          </table:table-cell>
        </table:table-row>
        <table:table-row>
          <table:table-cell table:style-name="Tableau15.A1" office:value-type="string">
            <text:p text:style-name="Table_20_Contents"><text:span text:style-name="Strong_20_Emphasis">MQTT Broker</text:span></text:p>
          </table:table-cell>
          <table:table-cell table:style-name="Tableau15.A1" office:value-type="string">
            <text:p text:style-name="Table_20_Contents">Échange des messages <text:span text:style-name="Source_20_Text">VPIV</text:span> entre SP et SE</text:p>
          </table:table-cell>
        </table:table-row>
      </table:table>
      <text:h text:style-name="P2" text:outline-level="3">Chaîne typique :</text:h>
      <text:p text:style-name="P30"><text:span text:style-name="Source_20_Text">Node-RED → MQTT → SE (Tasker) → USB → Arduino</text:span></text:p>
      <text:p text:style-name="P31"><text:span text:style-name="Source_20_Text">Arduino → USB → SE → MQTT → Node-RED</text:span></text:p>
      <text:p text:style-name="P15"/>
      <text:h text:style-name="P16" text:outline-level="2">🧰 Points forts du module</text:h>
      <table:table table:name="Tableau16" table:style-name="Tableau16">
        <table:table-column table:style-name="Tableau16.A"/>
        <table:table-column table:style-name="Tableau16.B"/>
        <table:table-header-rows>
          <table:table-row>
            <table:table-cell table:style-name="Tableau16.A1" office:value-type="string">
              <text:p text:style-name="Table_20_Heading">Avantage</text:p>
            </table:table-cell>
            <table:table-cell table:style-name="Tableau16.A1" office:value-type="string">
              <text:p text:style-name="Table_20_Heading">Description</text:p>
            </table:table-cell>
          </table:table-row>
        </table:table-header-rows>
        <table:table-row>
          <table:table-cell table:style-name="Tableau16.A1" office:value-type="string">
            <text:p text:style-name="Table_20_Contents"><text:span text:style-name="Strong_20_Emphasis">Robuste</text:span></text:p>
          </table:table-cell>
          <table:table-cell table:style-name="Tableau16.A1" office:value-type="string">
            <text:p text:style-name="Table_20_Contents">Contrôle mémoire, détection de débordements</text:p>
          </table:table-cell>
        </table:table-row>
        <table:table-row>
          <table:table-cell table:style-name="Tableau16.A1" office:value-type="string">
            <text:p text:style-name="Table_20_Contents"><text:span text:style-name="Strong_20_Emphasis">Efficace</text:span></text:p>
          </table:table-cell>
          <table:table-cell table:style-name="Tableau16.A1" office:value-type="string">
            <text:p text:style-name="Table_20_Contents">Utilisation de <text:span text:style-name="Source_20_Text">char</text:span> plutôt que <text:span text:style-name="Source_20_Text">String</text:span></text:p>
          </table:table-cell>
        </table:table-row>
        <table:table-row>
          <table:table-cell table:style-name="Tableau16.A1" office:value-type="string">
            <text:p text:style-name="Table_20_Contents"><text:span text:style-name="Strong_20_Emphasis">Modulaire</text:span></text:p>
          </table:table-cell>
          <table:table-cell table:style-name="Tableau16.A1" office:value-type="string">
            <text:p text:style-name="Table_20_Contents">Compatible avec tous les modules RZlibrairiesPerso</text:p>
          </table:table-cell>
        </table:table-row>
        <table:table-row>
          <table:table-cell table:style-name="Tableau16.A1" office:value-type="string">
            <text:p text:style-name="Table_20_Contents"><text:span text:style-name="Strong_20_Emphasis">Interopérable</text:span></text:p>
          </table:table-cell>
          <table:table-cell table:style-name="Tableau16.A1" office:value-type="string">
            <text:p text:style-name="Table_20_Contents">Aligné avec la structure JSON/objet Node-RED</text:p>
          </table:table-cell>
        </table:table-row>
        <table:table-row>
          <table:table-cell table:style-name="Tableau16.A1" office:value-type="string">
            <text:p text:style-name="Table_20_Contents"><text:span text:style-name="Strong_20_Emphasis">Extensible</text:span></text:p>
          </table:table-cell>
          <table:table-cell table:style-name="Tableau16.A1" office:value-type="string">
            <text:p text:style-name="Table_20_Contents">Support futur de types <text:span text:style-name="Source_20_Text">Vb</text:span>, <text:span text:style-name="Source_20_Text">Vi</text:span>, <text:span text:style-name="Source_20_Text">Vs</text:span>, <text:span text:style-name="Source_20_Text">Vo</text:span>, <text:span text:style-name="Source_20_Text">Vt</text:span>...</text:p>
          </table:table-cell>
        </table:table-row>
      </table:table>
      <text:p text:style-name="P15"/>
      <text:h text:style-name="P16" text:outline-level="2">🧭 Exemple complet</text:h>
      <text:h text:style-name="P2" text:outline-level="3">Message reçu</text:h>
      <text:p text:style-name="P30"><text:span text:style-name="Source_20_Text">$V:D:*:C:255,128,0#</text:span></text:p>
      <text:h text:style-name="P2" text:outline-level="3">Étapes :</text:h>
      <text:list text:style-name="L37">
        <text:list-item>
          <text:p text:style-name="P69"><text:span text:style-name="Source_20_Text">recvSeWithStartEndMarkers()</text:span> détecte <text:span text:style-name="Source_20_Text">$</text:span> et <text:span text:style-name="Source_20_Text">#</text:span></text:p>
        </text:list-item>
        <text:list-item>
          <text:p text:style-name="P69"><text:span text:style-name="Source_20_Text">parseVPIV()</text:span> extrait :</text:p>
        </text:list-item>
      </text:list>
      <text:list text:style-name="L38">
        <text:list-item>
          <text:p text:style-name="P70"><text:span text:style-name="Source_20_Text">type = 'V'</text:span></text:p>
        </text:list-item>
      </text:list>
      <text:p text:style-name="P31"><text:span text:style-name="Source_20_Text">variable = 'D'</text:span></text:p>
      <text:p text:style-name="P31"><text:span text:style-name="Source_20_Text">property = 'C'</text:span></text:p>
      <text:p text:style-name="P31"><text:span text:style-name="Source_20_Text">value = "255,128,0"</text:span></text:p>
      <text:list text:style-name="L39">
        <text:list-item>
          <text:p text:style-name="P71"><text:span text:style-name="Source_20_Text">SeTraitementNewV4()</text:span> → envoie la commande à <text:span text:style-name="Source_20_Text">leds.cpp</text:span></text:p>
        </text:list-item>
      </text:list>
      <text:list text:style-name="L40">
        <text:list-item>
          <text:p text:style-name="P72"><text:span text:style-name="Source_20_Text">leds.cpp</text:span> applique <text:span text:style-name="Source_20_Text">setColor(255,128,0)</text:span></text:p>
        </text:list-item>
      </text:list>
      <text:list text:style-name="L41">
        <text:list-item>
          <text:p text:style-name="P73"><text:span text:style-name="Source_20_Text">sendAck()</text:span> renvoie :</text:p>
        </text:list-item>
      </text:list>
      <text:list text:style-name="L42">
        <text:list-item text:start-value="5">
          <text:p text:style-name="P74"><text:span text:style-name="Source_20_Text">$I:ACK:D:C:255,128,0#</text:span></text:p>
        </text:list-item>
      </text:list>
      <text:p text:style-name="P15"/>
      <text:h text:style-name="P16" text:outline-level="2">🛠️ Améliorations possibles</text:h>
      <text:list text:style-name="L43">
        <text:list-item>
          <text:p text:style-name="P75">Ajouter un <text:span text:style-name="Strong_20_Emphasis">dictionnaire de types</text:span> : <text:span text:style-name="Source_20_Text">Vb</text:span>, <text:span text:style-name="Source_20_Text">Vi</text:span>, <text:span text:style-name="Source_20_Text">Vo</text:span>, <text:span text:style-name="Source_20_Text">Vs</text:span>, <text:span text:style-name="Source_20_Text">Vt</text:span></text:p>
        </text:list-item>
        <text:list-item>
          <text:p text:style-name="P75">Gérer des <text:span text:style-name="Strong_20_Emphasis">messages multilignes</text:span> ou compressés</text:p>
        </text:list-item>
        <text:list-item>
          <text:p text:style-name="P75">Ajouter un <text:span text:style-name="Strong_20_Emphasis">checksum</text:span> pour valider l’intégrité du message</text:p>
        </text:list-item>
        <text:list-item>
          <text:p text:style-name="P75"><text:soft-page-break/>Intégrer une <text:span text:style-name="Strong_20_Emphasis">file d’attente</text:span> pour messages entrants multiples</text:p>
        </text:list-item>
        <text:list-item>
          <text:p text:style-name="P75">Ajouter la <text:span text:style-name="Strong_20_Emphasis">timestamp synchronisée</text:span> depuis Node-RED</text:p>
        </text:list-item>
      </text:list>
      <text:p text:style-name="P15"/>
      <text:h text:style-name="P16" text:outline-level="2">🧾 Licence</text:h>
      <text:p text:style-name="Text_20_body">Ce code fait partie de la librairie <text:span text:style-name="Strong_20_Emphasis">RZlibrairiesPerso</text:span>, sous licence personnelle (projet robotique mobile — 2025).</text:p>
      <text:p text:style-name="P15"/>
      <text:p text:style-name="Text_20_body"><text:span text:style-name="Strong_20_Emphasis">Auteur :</text:span> <text:span text:style-name="Emphasis">[Ton nom / pseudo projet RZ]</text:span><text:line-break/><text:span text:style-name="Strong_20_Emphasis">Version :</text:span> v4.0 (Arduino Mega + SE + Node-RED)<text:line-break/><text:span text:style-name="Strong_20_Emphasis">Date :</text:span> Octobre 2025<text:line-break/><text:span text:style-name="Strong_20_Emphasis">Fichier principal :</text:span> <text:span text:style-name="Source_20_Text">communication.cpp</text:span></text:p>
      <text:p text:style-name="P30"/>
      <text:p text:style-name="P31"><text:span text:style-name="Source_20_Text">---</text:span></text:p>
      <text:p text:style-name="P31"/>
      <text:p text:style-name="P31"><text:span text:style-name="Source_20_Text">Souhaites-tu que je t’ajoute **un schéma de flux (diagramme de séquence)** montrant le trajet complet :</text:span></text:p>
      <text:p text:style-name="P31"><text:span text:style-name="Source_20_Text">&gt; Node-RED → MQTT → SE → USB → Arduino et retour ? <text:s/></text:span></text:p>
      <text:p text:style-name="P31"/>
      <text:p text:style-name="P31"><text:span text:style-name="Source_20_Text">Je peux le générer en image ou en code Markdown (PlantUML ou Mermaid).</text:span></text:p>
      <text:h text:style-name="P33" text:outline-level="5">Vous avez dit :</text:h>
      <text:p text:style-name="Text_20_body">Je ne voi pas le markdown complet ?</text:p>
      <text:h text:style-name="P24" text:outline-level="6">ChatGPT a dit :</text:h>
      <text:p text:style-name="Text_20_body">Ah — parfait 👍 tu veux la <text:span text:style-name="Strong_20_Emphasis">version complète, visible sans coupure</text:span>.<text:line-break/>Voici donc <text:span text:style-name="Strong_20_Emphasis">le Markdown intégral</text:span>, 100 % affiché, sans ellipses, prêt à copier dans un fichier <text:span text:style-name="Source_20_Text">communication.md</text:span> :</text:p>
      <text:p text:style-name="P15"/>
      <text:p text:style-name="P30"><text:span text:style-name="Source_20_Text"># 📡 Module de Communication — RZmegaV4 (Arduino Mega + SE + Node-RED)</text:span></text:p>
      <text:p text:style-name="P31"/>
      <text:p text:style-name="P31"><text:span text:style-name="Source_20_Text">## 🔍 Objectif du module</text:span></text:p>
      <text:p text:style-name="P31"/>
      <text:p text:style-name="P31"><text:span text:style-name="Source_20_Text">Ce module gère la **communication série bidirectionnelle** entre l’Arduino Mega et le **Smartphone Embarqué (SE)**. <text:s/></text:span></text:p>
      <text:p text:style-name="P31"><text:span text:style-name="Source_20_Text">Il décode les messages structurés au format **VPIV**, exécute les traitements associés et renvoie des **accusés** ou **erreurs**.</text:span></text:p>
      <text:p text:style-name="P31"/>
      <text:p text:style-name="P31"><text:span text:style-name="Source_20_Text">L’Arduino est connecté en USB au SE (via un switch d’alimentation) et les messages sont ensuite relayés vers le **Smartphone Pilote (SP)** via **MQTT** et **Node-RED**.</text:span></text:p>
      <text:p text:style-name="P31"/>
      <text:p text:style-name="P31"><text:soft-page-break/><text:span text:style-name="Source_20_Text">---</text:span></text:p>
      <text:p text:style-name="P31"/>
      <text:p text:style-name="P31"><text:span text:style-name="Source_20_Text">## 🧱 Architecture du projet</text:span></text:p>
      <text:p text:style-name="P31"/>
      <text:p text:style-name="Text_20_body">arduino/<text:line-break/>└── RZlibrairiesPerso/<text:line-break/>├── library.properties<text:line-break/>└── src/<text:line-break/>├── communication.cpp/.h ← protocole série (VPIV)<text:line-break/>├── config.cpp/.h ← constantes globales<text:line-break/>├── emergency.cpp/.h ← gestion des erreurs critiques<text:line-break/>├── leds.cpp/.h ← gestion LED RGB<text:line-break/>├── servos.cpp/.h ← commande servos<text:line-break/>├── moteurs.cpp/.h ← moteur DC<text:line-break/>├── ultrasonic.cpp/.h ← capteurs ultrasons<text:line-break/>└── RZlibrairiesPerso.h ← inclusions globales</text:p>
      <text:p text:style-name="P30"/>
      <text:p text:style-name="P31"><text:span text:style-name="Source_20_Text">Le fichier principal **`RZmegaV4.ino`** inclut :</text:span></text:p>
      <text:p text:style-name="P31"><text:span text:style-name="Source_20_Text">```cpp</text:span></text:p>
      <text:p text:style-name="P31"><text:span text:style-name="Source_20_Text">#include "communication.h"</text:span></text:p>
      <text:p text:style-name="P31"><text:span text:style-name="Source_20_Text">#include "config.h"</text:span></text:p>
      <text:p text:style-name="P31"><text:span text:style-name="Source_20_Text">#include "emergency.h"</text:span></text:p>
      <text:p text:style-name="P31"><text:span text:style-name="Source_20_Text">#include "leds.h"</text:span></text:p>
      <text:p text:style-name="P31"><text:span text:style-name="Source_20_Text">#include "servos.h"</text:span></text:p>
      <text:p text:style-name="Text_20_body">Et dans <text:span text:style-name="Source_20_Text">loop()</text:span> :</text:p>
      <text:p text:style-name="P30"><text:span text:style-name="Source_20_Text">recvSeWithStartEndMarkers();</text:span></text:p>
      <text:p text:style-name="P31"><text:span text:style-name="Source_20_Text">SeTraitementNewV4();</text:span></text:p>
      <text:p text:style-name="P15"/>
      <text:h text:style-name="P16" text:outline-level="2">🔤 Format de message — VPIV</text:h>
      <text:p text:style-name="Text_20_body">Chaque message suit le format :</text:p>
      <text:p text:style-name="P30"><text:span text:style-name="Source_20_Text">$&lt;Type&gt;:&lt;Contenu&gt;:&lt;Variable&gt;,&lt;Instances&gt;,&lt;Propriétés&gt;,&lt;Valeurs&gt;#</text:span></text:p>
      <text:list text:style-name="L44">
        <text:list-item>
          <text:p text:style-name="P76"><text:span text:style-name="Source_20_Text">$</text:span> → <text:span text:style-name="Strong_20_Emphasis">début de message</text:span></text:p>
        </text:list-item>
        <text:list-item>
          <text:p text:style-name="P76"><text:span text:style-name="Source_20_Text">#</text:span> → <text:span text:style-name="Strong_20_Emphasis">fin de message</text:span></text:p>
        </text:list-item>
        <text:list-item>
          <text:p text:style-name="P76"><text:span text:style-name="Source_20_Text">:</text:span> → séparateur de sections</text:p>
        </text:list-item>
        <text:list-item>
          <text:p text:style-name="P76"><text:span text:style-name="Source_20_Text">,</text:span> → séparateur d’éléments</text:p>
        </text:list-item>
      </text:list>
      <text:h text:style-name="P2" text:outline-level="3"><text:soft-page-break/>🔠 Types de messages</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P54">Code</text:p>
            </table:table-cell>
            <table:table-cell table:style-name="Tableau17.A1" office:value-type="string">
              <text:p text:style-name="Table_20_Heading">Nom complet</text:p>
            </table:table-cell>
            <table:table-cell table:style-name="Tableau17.A1" office:value-type="string">
              <text:p text:style-name="P36">Rôle principal</text:p>
            </table:table-cell>
          </table:table-row>
        </table:table-header-rows>
        <table:table-row>
          <table:table-cell table:style-name="Tableau17.A1" office:value-type="string">
            <text:p text:style-name="P64"><text:span text:style-name="Source_20_Text">V</text:span></text:p>
          </table:table-cell>
          <table:table-cell table:style-name="Tableau17.A1" office:value-type="string">
            <text:p text:style-name="Table_20_Contents">Variable</text:p>
          </table:table-cell>
          <table:table-cell table:style-name="Tableau17.A1" office:value-type="string">
            <text:p text:style-name="P38">lecture / écriture d’une variable</text:p>
          </table:table-cell>
        </table:table-row>
        <table:table-row>
          <table:table-cell table:style-name="Tableau17.A1" office:value-type="string">
            <text:p text:style-name="P64"><text:span text:style-name="Source_20_Text">I</text:span></text:p>
          </table:table-cell>
          <table:table-cell table:style-name="Tableau17.A1" office:value-type="string">
            <text:p text:style-name="Table_20_Contents">Information</text:p>
          </table:table-cell>
          <table:table-cell table:style-name="Tableau17.A1" office:value-type="string">
            <text:p text:style-name="P38">message d’état ou de confirmation</text:p>
          </table:table-cell>
        </table:table-row>
        <table:table-row>
          <table:table-cell table:style-name="Tableau17.A1" office:value-type="string">
            <text:p text:style-name="P64"><text:span text:style-name="Source_20_Text">F</text:span></text:p>
          </table:table-cell>
          <table:table-cell table:style-name="Tableau17.A1" office:value-type="string">
            <text:p text:style-name="Table_20_Contents">Fonction</text:p>
          </table:table-cell>
          <table:table-cell table:style-name="Tableau17.A1" office:value-type="string">
            <text:p text:style-name="P38">exécution d’un traitement ou d’une commande</text:p>
          </table:table-cell>
        </table:table-row>
        <table:table-row>
          <table:table-cell table:style-name="Tableau17.A1" office:value-type="string">
            <text:p text:style-name="P64"><text:span text:style-name="Source_20_Text">E</text:span></text:p>
          </table:table-cell>
          <table:table-cell table:style-name="Tableau17.A1" office:value-type="string">
            <text:p text:style-name="Table_20_Contents">Erreur</text:p>
          </table:table-cell>
          <table:table-cell table:style-name="Tableau17.A1" office:value-type="string">
            <text:p text:style-name="Table_20_Contents">signalement d’une erreur</text:p>
          </table:table-cell>
        </table:table-row>
      </table:table>
      <text:h text:style-name="P2" text:outline-level="3">🧩 Exemple</text:h>
      <text:p text:style-name="P30"><text:span text:style-name="Source_20_Text">$V:D:*:C:255,0,0#</text:span></text:p>
      <table:table table:name="Tableau18" table:style-name="Tableau18">
        <table:table-column table:style-name="Tableau18.A"/>
        <table:table-column table:style-name="Tableau18.B"/>
        <table:table-header-rows>
          <table:table-row>
            <table:table-cell table:style-name="Tableau18.A1" office:value-type="string">
              <text:p text:style-name="Table_20_Heading">Élément</text:p>
            </table:table-cell>
            <table:table-cell table:style-name="Tableau18.A1" office:value-type="string">
              <text:p text:style-name="Table_20_Heading">Interprétation</text:p>
            </table:table-cell>
          </table:table-row>
        </table:table-header-rows>
        <table:table-row>
          <table:table-cell table:style-name="Tableau18.A1" office:value-type="string">
            <text:p text:style-name="Table_20_Contents"><text:span text:style-name="Source_20_Text">$V</text:span></text:p>
          </table:table-cell>
          <table:table-cell table:style-name="Tableau18.A1" office:value-type="string">
            <text:p text:style-name="Table_20_Contents">type = Variable</text:p>
          </table:table-cell>
        </table:table-row>
        <table:table-row>
          <table:table-cell table:style-name="Tableau18.A1" office:value-type="string">
            <text:p text:style-name="Table_20_Contents"><text:span text:style-name="Source_20_Text">D</text:span></text:p>
          </table:table-cell>
          <table:table-cell table:style-name="Tableau18.A1" office:value-type="string">
            <text:p text:style-name="Table_20_Contents">variable concernée (ex: LED Device)</text:p>
          </table:table-cell>
        </table:table-row>
        <table:table-row>
          <table:table-cell table:style-name="Tableau18.A1" office:value-type="string">
            <text:p text:style-name="Table_20_Contents"><text:span text:style-name="Source_20_Text">*</text:span></text:p>
          </table:table-cell>
          <table:table-cell table:style-name="Tableau18.A1" office:value-type="string">
            <text:p text:style-name="Table_20_Contents">toutes les instances</text:p>
          </table:table-cell>
        </table:table-row>
        <table:table-row>
          <table:table-cell table:style-name="Tableau18.A1" office:value-type="string">
            <text:p text:style-name="Table_20_Contents"><text:span text:style-name="Source_20_Text">C</text:span></text:p>
          </table:table-cell>
          <table:table-cell table:style-name="Tableau18.A1" office:value-type="string">
            <text:p text:style-name="Table_20_Contents">propriété = couleur</text:p>
          </table:table-cell>
        </table:table-row>
        <table:table-row>
          <table:table-cell table:style-name="Tableau18.A1" office:value-type="string">
            <text:p text:style-name="Table_20_Contents"><text:span text:style-name="Source_20_Text">255,0,0</text:span></text:p>
          </table:table-cell>
          <table:table-cell table:style-name="Tableau18.A1" office:value-type="string">
            <text:p text:style-name="Table_20_Contents">valeur associée (rouge)</text:p>
          </table:table-cell>
        </table:table-row>
        <table:table-row>
          <table:table-cell table:style-name="Tableau18.A1" office:value-type="string">
            <text:p text:style-name="Table_20_Contents"><text:span text:style-name="Source_20_Text">#</text:span></text:p>
          </table:table-cell>
          <table:table-cell table:style-name="Tableau18.A1" office:value-type="string">
            <text:p text:style-name="Table_20_Contents">fin du message</text:p>
          </table:table-cell>
        </table:table-row>
      </table:table>
      <text:p text:style-name="P15"/>
      <text:h text:style-name="P16" text:outline-level="2">🧠 Structure de données — <text:span text:style-name="Source_20_Text">MessageVPIV</text:span></text:h>
      <text:p text:style-name="Text_20_body">Définie dans <text:span text:style-name="Source_20_Text">communication.h</text:span> :</text:p>
      <text:p text:style-name="P30"><text:span text:style-name="Source_20_Text">typedef struct {</text:span></text:p>
      <text:p text:style-name="P31"><text:span text:style-name="Source_20_Text"><text:s text:c="4"/>char type; <text:s text:c="24"/>// Type : V / I / F / E</text:span></text:p>
      <text:p text:style-name="P31"><text:span text:style-name="Source_20_Text"><text:s text:c="4"/>char variable; <text:s text:c="20"/>// Lettre identifiant la variable</text:span></text:p>
      <text:p text:style-name="P31"><text:span text:style-name="Source_20_Text"><text:s text:c="4"/>bool allInstances; <text:s text:c="16"/>// true si "*" (toutes instances)</text:span></text:p>
      <text:p text:style-name="P31"><text:span text:style-name="Source_20_Text"><text:s text:c="4"/>int nbInstances; <text:s text:c="18"/>// nombre d’instances lues</text:span></text:p>
      <text:p text:style-name="P31"><text:span text:style-name="Source_20_Text"><text:s text:c="4"/>int nbProperties; <text:s text:c="17"/>// nombre de propriétés</text:span></text:p>
      <text:p text:style-name="P31"><text:span text:style-name="Source_20_Text"><text:s text:c="4"/>int instances[MAX_INSTANCES]; <text:s text:c="5"/>// indices d’instances</text:span></text:p>
      <text:p text:style-name="P31"><text:span text:style-name="Source_20_Text"><text:s text:c="4"/>char properties[MAX_PROPERTIES]; <text:s text:c="2"/>// lettres de propriétés</text:span></text:p>
      <text:p text:style-name="P31"><text:span text:style-name="Source_20_Text"><text:s text:c="4"/>char values[MAX_PROPERTIES][MAX_INSTANCES][MAX_VALUE_LEN]; // valeurs associées</text:span></text:p>
      <text:p text:style-name="P31"><text:span text:style-name="Source_20_Text">} MessageVPIV;</text:span></text:p>
      <text:p text:style-name="P15"/>
      <text:h text:style-name="P16" text:outline-level="2">⚙️ Fonctionnement interne</text:h>
      <text:h text:style-name="P2" text:outline-level="3">1️⃣ Réception du message — <text:span text:style-name="Source_20_Text">recvSeWithStartEndMarkers()</text:span></text:h>
      <text:list text:style-name="L45">
        <text:list-item>
          <text:p text:style-name="P77">Lit le <text:span text:style-name="Strong_20_Emphasis">port série</text:span> caractère par caractère.</text:p>
        </text:list-item>
        <text:list-item>
          <text:p text:style-name="P77">Détecte le <text:span text:style-name="Strong_20_Emphasis">début</text:span> (<text:span text:style-name="Source_20_Text">$</text:span>) et la <text:span text:style-name="Strong_20_Emphasis">fin</text:span> (<text:span text:style-name="Source_20_Text">#</text:span>) du message.</text:p>
        </text:list-item>
        <text:list-item>
          <text:p text:style-name="P77">Construit un buffer <text:span text:style-name="Source_20_Text">receivedChars[]</text:span>.</text:p>
        </text:list-item>
        <text:list-item>
          <text:p text:style-name="P77"><text:soft-page-break/>Si la taille du message dépasse 120 caractères →<text:line-break/><text:span text:style-name="Source_20_Text">handleEmergency(EMERGENCY_BUFFER_OVERFLOW)</text:span>.</text:p>
        </text:list-item>
        <text:list-item>
          <text:p text:style-name="P77">Une fois complet → appel de <text:span text:style-name="Source_20_Text">parseVPIV()</text:span>.</text:p>
        </text:list-item>
      </text:list>
      <text:p text:style-name="P30"><text:span text:style-name="Source_20_Text">void recvSeWithStartEndMarkers() {</text:span></text:p>
      <text:p text:style-name="P31"><text:span text:style-name="Source_20_Text"><text:s text:c="4"/>static char receivedChars[120];</text:span></text:p>
      <text:p text:style-name="P31"><text:span text:style-name="Source_20_Text"><text:s text:c="4"/>static size_t idx = 0;</text:span></text:p>
      <text:p text:style-name="P31"><text:span text:style-name="Source_20_Text"><text:s text:c="4"/>static bool recvInProgress = false;</text:span></text:p>
      <text:p text:style-name="P31"/>
      <text:p text:style-name="P31"><text:span text:style-name="Source_20_Text"><text:s text:c="4"/>while (Serial.available() &gt; 0) {</text:span></text:p>
      <text:p text:style-name="P31"><text:span text:style-name="Source_20_Text"><text:s text:c="8"/>char rc = Serial.read();</text:span></text:p>
      <text:p text:style-name="P31"/>
      <text:p text:style-name="P31"><text:span text:style-name="Source_20_Text"><text:s text:c="8"/>if (rc == '$') {</text:span></text:p>
      <text:p text:style-name="P31"><text:span text:style-name="Source_20_Text"><text:s text:c="12"/>recvInProgress = true;</text:span></text:p>
      <text:p text:style-name="P31"><text:span text:style-name="Source_20_Text"><text:s text:c="12"/>idx = 0;</text:span></text:p>
      <text:p text:style-name="P31"><text:span text:style-name="Source_20_Text"><text:s text:c="12"/>memset(receivedChars, 0, sizeof(receivedChars));</text:span></text:p>
      <text:p text:style-name="P31"><text:span text:style-name="Source_20_Text"><text:s text:c="8"/>}</text:span></text:p>
      <text:p text:style-name="P31"><text:span text:style-name="Source_20_Text"><text:s text:c="8"/>else if (rc == '#') {</text:span></text:p>
      <text:p text:style-name="P31"><text:span text:style-name="Source_20_Text"><text:s text:c="12"/>receivedChars[idx] = '\0';</text:span></text:p>
      <text:p text:style-name="P31"><text:span text:style-name="Source_20_Text"><text:s text:c="12"/>recvInProgress = false;</text:span></text:p>
      <text:p text:style-name="P31"><text:span text:style-name="Source_20_Text"><text:s text:c="12"/>parseVPIV(receivedChars);</text:span></text:p>
      <text:p text:style-name="P31"><text:span text:style-name="Source_20_Text"><text:s text:c="12"/>newData = true;</text:span></text:p>
      <text:p text:style-name="P31"><text:span text:style-name="Source_20_Text"><text:s text:c="8"/>}</text:span></text:p>
      <text:p text:style-name="P31"><text:span text:style-name="Source_20_Text"><text:s text:c="8"/>else if (recvInProgress) {</text:span></text:p>
      <text:p text:style-name="P31"><text:span text:style-name="Source_20_Text"><text:s text:c="12"/>if (idx &gt;= sizeof(receivedChars) - 1) {</text:span></text:p>
      <text:p text:style-name="P31"><text:span text:style-name="Source_20_Text"><text:s text:c="16"/>handleEmergency(EMERGENCY_BUFFER_OVERFLOW);</text:span></text:p>
      <text:p text:style-name="P31"><text:span text:style-name="Source_20_Text"><text:s text:c="16"/>return;</text:span></text:p>
      <text:p text:style-name="P31"><text:span text:style-name="Source_20_Text"><text:s text:c="12"/>}</text:span></text:p>
      <text:p text:style-name="P31"><text:span text:style-name="Source_20_Text"><text:s text:c="12"/>receivedChars[idx++] = rc;</text:span></text:p>
      <text:p text:style-name="P31"><text:span text:style-name="Source_20_Text"><text:s text:c="8"/>}</text:span></text:p>
      <text:p text:style-name="P31"><text:span text:style-name="Source_20_Text"><text:s text:c="4"/>}</text:span></text:p>
      <text:p text:style-name="P31"><text:span text:style-name="Source_20_Text">}</text:span></text:p>
      <text:p text:style-name="P15"/>
      <text:h text:style-name="P2" text:outline-level="3">2️⃣ Décodage — <text:span text:style-name="Source_20_Text">parseVPIV(char *msg)</text:span></text:h>
      <text:list text:style-name="L46">
        <text:list-item>
          <text:p text:style-name="P78">Découpe le message via <text:span text:style-name="Source_20_Text">strtok()</text:span> en utilisant les séparateurs <text:span text:style-name="Source_20_Text">:,#</text:span>.</text:p>
        </text:list-item>
        <text:list-item>
          <text:p text:style-name="P78">Remplit la structure <text:span text:style-name="Source_20_Text">lastMessage</text:span> :</text:p>
          <text:list>
            <text:list-item>
              <text:p text:style-name="P78"><text:soft-page-break/>type (<text:span text:style-name="Source_20_Text">V</text:span>, <text:span text:style-name="Source_20_Text">I</text:span>, <text:span text:style-name="Source_20_Text">F</text:span>, <text:span text:style-name="Source_20_Text">E</text:span>)</text:p>
            </text:list-item>
            <text:list-item>
              <text:p text:style-name="P78">variable (<text:span text:style-name="Source_20_Text">D</text:span>, <text:span text:style-name="Source_20_Text">S</text:span>, <text:span text:style-name="Source_20_Text">M</text:span>, etc.)</text:p>
            </text:list-item>
            <text:list-item>
              <text:p text:style-name="P78">instances, propriétés et valeurs</text:p>
            </text:list-item>
          </text:list>
        </text:list-item>
      </text:list>
      <text:p text:style-name="P30"><text:span text:style-name="Source_20_Text">void parseVPIV(char *msg) {</text:span></text:p>
      <text:p text:style-name="P31"><text:span text:style-name="Source_20_Text"><text:s text:c="4"/>char *token;</text:span></text:p>
      <text:p text:style-name="P31"><text:span text:style-name="Source_20_Text"><text:s text:c="4"/>int propIndex = -1;</text:span></text:p>
      <text:p text:style-name="P31"><text:span text:style-name="Source_20_Text"><text:s text:c="4"/>int instIndex = 0;</text:span></text:p>
      <text:p text:style-name="P31"/>
      <text:p text:style-name="P31"><text:span text:style-name="Source_20_Text"><text:s text:c="4"/>memset(&amp;lastMessage, 0, sizeof(lastMessage));</text:span></text:p>
      <text:p text:style-name="P31"/>
      <text:p text:style-name="P31"><text:span text:style-name="Source_20_Text"><text:s text:c="4"/>token = strtok(msg, ":,");</text:span></text:p>
      <text:p text:style-name="P31"><text:span text:style-name="Source_20_Text"><text:s text:c="4"/>if (token != NULL) lastMessage.type = token[0];</text:span></text:p>
      <text:p text:style-name="P31"><text:span text:style-name="Source_20_Text"><text:s text:c="4"/>token = strtok(NULL, ":,"); <text:s/>// contenu ignoré</text:span></text:p>
      <text:p text:style-name="P31"><text:span text:style-name="Source_20_Text"><text:s text:c="4"/>token = strtok(NULL, ":,");</text:span></text:p>
      <text:p text:style-name="P31"><text:span text:style-name="Source_20_Text"><text:s text:c="4"/>if (token != NULL) lastMessage.variable = token[0];</text:span></text:p>
      <text:p text:style-name="P31"/>
      <text:p text:style-name="P31"><text:span text:style-name="Source_20_Text"><text:s text:c="4"/>while ((token = strtok(NULL, ",#")) != NULL) {</text:span></text:p>
      <text:p text:style-name="P31"><text:span text:style-name="Source_20_Text"><text:s text:c="8"/>if (strcmp(token, "*") == 0) lastMessage.allInstances = true;</text:span></text:p>
      <text:p text:style-name="P31"><text:span text:style-name="Source_20_Text"><text:s text:c="8"/>else if (isdigit(token[0])) lastMessage.instances[lastMessage.nbInstances++] = atoi(token);</text:span></text:p>
      <text:p text:style-name="P31"><text:span text:style-name="Source_20_Text"><text:s text:c="8"/>else if (isalpha(token[0]) &amp;&amp; strlen(token) == 1) {</text:span></text:p>
      <text:p text:style-name="P31"><text:span text:style-name="Source_20_Text"><text:s text:c="12"/>propIndex = lastMessage.nbProperties++;</text:span></text:p>
      <text:p text:style-name="P31"><text:span text:style-name="Source_20_Text"><text:s text:c="12"/>lastMessage.properties[propIndex] = token[0];</text:span></text:p>
      <text:p text:style-name="P31"><text:span text:style-name="Source_20_Text"><text:s text:c="12"/>instIndex = 0;</text:span></text:p>
      <text:p text:style-name="P31"><text:span text:style-name="Source_20_Text"><text:s text:c="8"/>}</text:span></text:p>
      <text:p text:style-name="P31"><text:span text:style-name="Source_20_Text"><text:s text:c="8"/>else {</text:span></text:p>
      <text:p text:style-name="P31"><text:span text:style-name="Source_20_Text"><text:s text:c="12"/>strncpy(lastMessage.values[propIndex][instIndex],</text:span></text:p>
      <text:p text:style-name="P31"><text:span text:style-name="Source_20_Text"><text:s text:c="20"/>token, MAX_VALUE_LEN - 1);</text:span></text:p>
      <text:p text:style-name="P31"><text:span text:style-name="Source_20_Text"><text:s text:c="12"/>lastMessage.values[propIndex][instIndex][MAX_VALUE_LEN - 1] = '\0';</text:span></text:p>
      <text:p text:style-name="P31"><text:span text:style-name="Source_20_Text"><text:s text:c="12"/>instIndex++;</text:span></text:p>
      <text:p text:style-name="P31"><text:span text:style-name="Source_20_Text"><text:s text:c="8"/>}</text:span></text:p>
      <text:p text:style-name="P31"><text:span text:style-name="Source_20_Text"><text:s text:c="4"/>}</text:span></text:p>
      <text:p text:style-name="P31"><text:span text:style-name="Source_20_Text">}</text:span></text:p>
      <text:p text:style-name="P15"/>
      <text:h text:style-name="P2" text:outline-level="3">3️⃣ Traitement du message — <text:span text:style-name="Source_20_Text">SeTraitementNewV4()</text:span></text:h>
      <text:list text:style-name="L47">
        <text:list-item>
          <text:p text:style-name="P79">Vérifie la présence d’un nouveau message (<text:span text:style-name="Source_20_Text">newData</text:span>).</text:p>
        </text:list-item>
        <text:list-item>
          <text:p text:style-name="P79"><text:soft-page-break/>Oriente le traitement selon la <text:span text:style-name="Strong_20_Emphasis">variable</text:span> (ex: <text:span text:style-name="Source_20_Text">D</text:span> pour LED, <text:span text:style-name="Source_20_Text">S</text:span> pour Servo...).</text:p>
        </text:list-item>
        <text:list-item>
          <text:p text:style-name="P79">Exemple ici : changement de <text:span text:style-name="Strong_20_Emphasis">couleur RGB</text:span>.</text:p>
        </text:list-item>
      </text:list>
      <text:p text:style-name="P30"><text:span text:style-name="Source_20_Text">void SeTraitementNewV4() {</text:span></text:p>
      <text:p text:style-name="P31"><text:span text:style-name="Source_20_Text"><text:s text:c="4"/>if (!newData) return;</text:span></text:p>
      <text:p text:style-name="P31"/>
      <text:p text:style-name="P31"><text:span text:style-name="Source_20_Text"><text:s text:c="4"/>if (lastMessage.variable == 'D') {</text:span></text:p>
      <text:p text:style-name="P31"><text:span text:style-name="Source_20_Text"><text:s text:c="8"/>for (int p = 0; p &lt; lastMessage.nbProperties; p++) {</text:span></text:p>
      <text:p text:style-name="P31"><text:span text:style-name="Source_20_Text"><text:s text:c="12"/>if (lastMessage.properties[p] == 'C') {</text:span></text:p>
      <text:p text:style-name="P31"><text:span text:style-name="Source_20_Text"><text:s text:c="16"/>int r, g, b;</text:span></text:p>
      <text:p text:style-name="P31"><text:span text:style-name="Source_20_Text"><text:s text:c="16"/>if (sscanf(lastMessage.values[p][0], "%d,%d,%d", &amp;r, &amp;g, &amp;b) != 3) {</text:span></text:p>
      <text:p text:style-name="P31"><text:span text:style-name="Source_20_Text"><text:s text:c="20"/>handleEmergency(EMERGENCY_SENSOR_FAIL);</text:span></text:p>
      <text:p text:style-name="P31"><text:span text:style-name="Source_20_Text"><text:s text:c="20"/>sendError("Format couleur invalide", "LED", lastMessage.values[p][0]);</text:span></text:p>
      <text:p text:style-name="P31"><text:span text:style-name="Source_20_Text"><text:s text:c="20"/>return;</text:span></text:p>
      <text:p text:style-name="P31"><text:span text:style-name="Source_20_Text"><text:s text:c="16"/>}</text:span></text:p>
      <text:p text:style-name="P31"><text:span text:style-name="Source_20_Text"><text:s text:c="16"/>// Traitement RGB → module leds.h</text:span></text:p>
      <text:p text:style-name="P31"><text:span text:style-name="Source_20_Text"><text:s text:c="12"/>}</text:span></text:p>
      <text:p text:style-name="P31"><text:span text:style-name="Source_20_Text"><text:s text:c="8"/>}</text:span></text:p>
      <text:p text:style-name="P31"><text:span text:style-name="Source_20_Text"><text:s text:c="4"/>}</text:span></text:p>
      <text:p text:style-name="P31"><text:span text:style-name="Source_20_Text"><text:s text:c="4"/>newData = false;</text:span></text:p>
      <text:p text:style-name="P31"><text:span text:style-name="Source_20_Text">}</text:span></text:p>
      <text:p text:style-name="P15"/>
      <text:h text:style-name="P2" text:outline-level="3">4️⃣ Réponses et erreurs</text:h>
      <text:h text:style-name="P68" text:outline-level="4">✅ Accusé de réception</text:h>
      <text:p text:style-name="P30"><text:span text:style-name="Source_20_Text">void sendAck(const char* message) {</text:span></text:p>
      <text:p text:style-name="P31"><text:span text:style-name="Source_20_Text"><text:s text:c="4"/>Serial.print("$I:ACK:");</text:span></text:p>
      <text:p text:style-name="P31"><text:span text:style-name="Source_20_Text"><text:s text:c="4"/>Serial.print(message);</text:span></text:p>
      <text:p text:style-name="P31"><text:span text:style-name="Source_20_Text"><text:s text:c="4"/>Serial.println("#");</text:span></text:p>
      <text:p text:style-name="P31"><text:span text:style-name="Source_20_Text">}</text:span></text:p>
      <text:p text:style-name="Text_20_body">→ Exemple :</text:p>
      <text:p text:style-name="P30"><text:span text:style-name="Source_20_Text">$I:ACK:D:C:255,0,0#</text:span></text:p>
      <text:h text:style-name="P68" text:outline-level="4">⚠️ Message d’erreur</text:h>
      <text:p text:style-name="P30"><text:span text:style-name="Source_20_Text">void sendError(const char* errorMsg, const char* module, const char* details) {</text:span></text:p>
      <text:p text:style-name="P31"><text:span text:style-name="Source_20_Text"><text:s text:c="4"/>Serial.print("$E:");</text:span></text:p>
      <text:p text:style-name="P31"><text:span text:style-name="Source_20_Text"><text:s text:c="4"/>Serial.print(errorMsg);</text:span></text:p>
      <text:p text:style-name="P31"><text:soft-page-break/><text:span text:style-name="Source_20_Text"><text:s text:c="4"/>Serial.print(":");</text:span></text:p>
      <text:p text:style-name="P31"><text:span text:style-name="Source_20_Text"><text:s text:c="4"/>Serial.print(module);</text:span></text:p>
      <text:p text:style-name="P31"><text:span text:style-name="Source_20_Text"><text:s text:c="4"/>Serial.print(",,,");</text:span></text:p>
      <text:p text:style-name="P31"><text:span text:style-name="Source_20_Text"><text:s text:c="4"/>Serial.print(details);</text:span></text:p>
      <text:p text:style-name="P31"><text:span text:style-name="Source_20_Text"><text:s text:c="4"/>Serial.println("#");</text:span></text:p>
      <text:p text:style-name="P31"><text:span text:style-name="Source_20_Text">}</text:span></text:p>
      <text:p text:style-name="Text_20_body">→ Exemple :</text:p>
      <text:p text:style-name="P30"><text:span text:style-name="Source_20_Text">$E:Format couleur invalide:LED,,,255-0-0#</text:span></text:p>
      <text:p text:style-name="P15"/>
      <text:h text:style-name="P16" text:outline-level="2">🧩 Intégration Node-RED / MQTT</text:h>
      <table:table table:name="Tableau19" table:style-name="Tableau19">
        <table:table-column table:style-name="Tableau19.A"/>
        <table:table-column table:style-name="Tableau19.B"/>
        <table:table-header-rows>
          <table:table-row>
            <table:table-cell table:style-name="Tableau19.A1" office:value-type="string">
              <text:p text:style-name="Table_20_Heading">Élément</text:p>
            </table:table-cell>
            <table:table-cell table:style-name="Tableau19.A1" office:value-type="string">
              <text:p text:style-name="Table_20_Heading">Rôle</text:p>
            </table:table-cell>
          </table:table-row>
        </table:table-header-rows>
        <table:table-row>
          <table:table-cell table:style-name="Tableau19.A1" office:value-type="string">
            <text:p text:style-name="Table_20_Contents"><text:span text:style-name="Strong_20_Emphasis">SP (Smartphone Pilote)</text:span></text:p>
          </table:table-cell>
          <table:table-cell table:style-name="Tableau19.A1" office:value-type="string">
            <text:p text:style-name="Table_20_Contents">Interface principale sous Node-RED</text:p>
          </table:table-cell>
        </table:table-row>
        <table:table-row>
          <table:table-cell table:style-name="Tableau19.A1" office:value-type="string">
            <text:p text:style-name="Table_20_Contents"><text:span text:style-name="Strong_20_Emphasis">SE (Smartphone Embarqué)</text:span></text:p>
          </table:table-cell>
          <table:table-cell table:style-name="Tableau19.A1" office:value-type="string">
            <text:p text:style-name="Table_20_Contents">Capteurs + interface série USB avec Arduino</text:p>
          </table:table-cell>
        </table:table-row>
        <table:table-row>
          <table:table-cell table:style-name="Tableau19.A1" office:value-type="string">
            <text:p text:style-name="Table_20_Contents"><text:span text:style-name="Strong_20_Emphasis">Arduino Mega</text:span></text:p>
          </table:table-cell>
          <table:table-cell table:style-name="Tableau19.A1" office:value-type="string">
            <text:p text:style-name="Table_20_Contents">Lecture capteurs / exécution commandes physiques</text:p>
          </table:table-cell>
        </table:table-row>
        <table:table-row>
          <table:table-cell table:style-name="Tableau19.A1" office:value-type="string">
            <text:p text:style-name="Table_20_Contents"><text:span text:style-name="Strong_20_Emphasis">MQTT Broker</text:span></text:p>
          </table:table-cell>
          <table:table-cell table:style-name="Tableau19.A1" office:value-type="string">
            <text:p text:style-name="Table_20_Contents">Échange des messages <text:span text:style-name="Source_20_Text">VPIV</text:span> entre SP et SE</text:p>
          </table:table-cell>
        </table:table-row>
      </table:table>
      <text:h text:style-name="P2" text:outline-level="3">Chaîne typique :</text:h>
      <text:p text:style-name="P30"><text:span text:style-name="Source_20_Text">Node-RED → MQTT → SE (Tasker) → USB → Arduino</text:span></text:p>
      <text:p text:style-name="P31"><text:span text:style-name="Source_20_Text">Arduino → USB → SE → MQTT → Node-RED</text:span></text:p>
      <text:p text:style-name="P15"/>
      <text:h text:style-name="P16" text:outline-level="2">🧰 Points forts du module</text:h>
      <table:table table:name="Tableau20" table:style-name="Tableau20">
        <table:table-column table:style-name="Tableau20.A"/>
        <table:table-column table:style-name="Tableau20.B"/>
        <table:table-header-rows>
          <table:table-row>
            <table:table-cell table:style-name="Tableau20.A1" office:value-type="string">
              <text:p text:style-name="Table_20_Heading">Avantage</text:p>
            </table:table-cell>
            <table:table-cell table:style-name="Tableau20.A1" office:value-type="string">
              <text:p text:style-name="Table_20_Heading">Description</text:p>
            </table:table-cell>
          </table:table-row>
        </table:table-header-rows>
        <table:table-row>
          <table:table-cell table:style-name="Tableau20.A1" office:value-type="string">
            <text:p text:style-name="Table_20_Contents"><text:span text:style-name="Strong_20_Emphasis">Robuste</text:span></text:p>
          </table:table-cell>
          <table:table-cell table:style-name="Tableau20.A1" office:value-type="string">
            <text:p text:style-name="Table_20_Contents">Contrôle mémoire, détection de débordements</text:p>
          </table:table-cell>
        </table:table-row>
        <table:table-row>
          <table:table-cell table:style-name="Tableau20.A1" office:value-type="string">
            <text:p text:style-name="Table_20_Contents"><text:span text:style-name="Strong_20_Emphasis">Efficace</text:span></text:p>
          </table:table-cell>
          <table:table-cell table:style-name="Tableau20.A1" office:value-type="string">
            <text:p text:style-name="Table_20_Contents">Utilisation de <text:span text:style-name="Source_20_Text">char</text:span> plutôt que <text:span text:style-name="Source_20_Text">String</text:span></text:p>
          </table:table-cell>
        </table:table-row>
        <table:table-row>
          <table:table-cell table:style-name="Tableau20.A1" office:value-type="string">
            <text:p text:style-name="Table_20_Contents"><text:span text:style-name="Strong_20_Emphasis">Modulaire</text:span></text:p>
          </table:table-cell>
          <table:table-cell table:style-name="Tableau20.A1" office:value-type="string">
            <text:p text:style-name="Table_20_Contents">Compatible avec tous les modules RZlibrairiesPerso</text:p>
          </table:table-cell>
        </table:table-row>
        <table:table-row>
          <table:table-cell table:style-name="Tableau20.A1" office:value-type="string">
            <text:p text:style-name="Table_20_Contents"><text:span text:style-name="Strong_20_Emphasis">Interopérable</text:span></text:p>
          </table:table-cell>
          <table:table-cell table:style-name="Tableau20.A1" office:value-type="string">
            <text:p text:style-name="Table_20_Contents">Aligné avec la structure JSON/objet Node-RED</text:p>
          </table:table-cell>
        </table:table-row>
        <table:table-row>
          <table:table-cell table:style-name="Tableau20.A1" office:value-type="string">
            <text:p text:style-name="Table_20_Contents"><text:span text:style-name="Strong_20_Emphasis">Extensible</text:span></text:p>
          </table:table-cell>
          <table:table-cell table:style-name="Tableau20.A1" office:value-type="string">
            <text:p text:style-name="Table_20_Contents">Support futur de types <text:span text:style-name="Source_20_Text">Vb</text:span>, <text:span text:style-name="Source_20_Text">Vi</text:span>, <text:span text:style-name="Source_20_Text">Vs</text:span>, <text:span text:style-name="Source_20_Text">Vo</text:span>, <text:span text:style-name="Source_20_Text">Vt</text:span>...</text:p>
          </table:table-cell>
        </table:table-row>
      </table:table>
      <text:p text:style-name="P15"/>
      <text:h text:style-name="P16" text:outline-level="2">🧭 Exemple complet</text:h>
      <text:h text:style-name="P2" text:outline-level="3">Message reçu</text:h>
      <text:p text:style-name="P30"><text:span text:style-name="Source_20_Text">$V:D:*:C:255,128,0#</text:span></text:p>
      <text:h text:style-name="P2" text:outline-level="3">Étapes :</text:h>
      <text:list text:style-name="L48">
        <text:list-item>
          <text:p text:style-name="P80"><text:span text:style-name="Source_20_Text">recvSeWithStartEndMarkers()</text:span> détecte <text:span text:style-name="Source_20_Text">$</text:span> et <text:span text:style-name="Source_20_Text">#</text:span></text:p>
        </text:list-item>
        <text:list-item>
          <text:p text:style-name="P80"><text:span text:style-name="Source_20_Text">parseVPIV()</text:span> extrait :</text:p>
        </text:list-item>
      </text:list>
      <text:list text:style-name="L49">
        <text:list-item>
          <text:p text:style-name="P81"><text:span text:style-name="Source_20_Text">type = 'V'</text:span></text:p>
        </text:list-item>
      </text:list>
      <text:p text:style-name="P31"><text:span text:style-name="Source_20_Text">variable = 'D'</text:span></text:p>
      <text:p text:style-name="P31"><text:span text:style-name="Source_20_Text">property = 'C'</text:span></text:p>
      <text:p text:style-name="P31"><text:soft-page-break/><text:span text:style-name="Source_20_Text">value = "255,128,0"</text:span></text:p>
      <text:list text:style-name="L50">
        <text:list-item>
          <text:p text:style-name="P82"><text:span text:style-name="Source_20_Text">SeTraitementNewV4()</text:span> → envoie la commande à <text:span text:style-name="Source_20_Text">leds.cpp</text:span></text:p>
        </text:list-item>
      </text:list>
      <text:list text:style-name="L51">
        <text:list-item>
          <text:p text:style-name="P83"><text:span text:style-name="Source_20_Text">leds.cpp</text:span> applique <text:span text:style-name="Source_20_Text">setColor(255,128,0)</text:span></text:p>
        </text:list-item>
      </text:list>
      <text:list text:style-name="L52">
        <text:list-item>
          <text:p text:style-name="P84"><text:span text:style-name="Source_20_Text">sendAck()</text:span> renvoie :</text:p>
        </text:list-item>
      </text:list>
      <text:list text:style-name="L53">
        <text:list-item text:start-value="5">
          <text:p text:style-name="P85"><text:span text:style-name="Source_20_Text">$I:ACK:D:C:255,128,0#</text:span></text:p>
        </text:list-item>
      </text:list>
      <text:p text:style-name="P15"/>
      <text:h text:style-name="P16" text:outline-level="2">🛠️ Améliorations possibles</text:h>
      <text:list text:style-name="L54">
        <text:list-item>
          <text:p text:style-name="P86">Ajouter un <text:span text:style-name="Strong_20_Emphasis">dictionnaire de types</text:span> : <text:span text:style-name="Source_20_Text">Vb</text:span>, <text:span text:style-name="Source_20_Text">Vi</text:span>, <text:span text:style-name="Source_20_Text">Vo</text:span>, <text:span text:style-name="Source_20_Text">Vs</text:span>, <text:span text:style-name="Source_20_Text">Vt</text:span></text:p>
        </text:list-item>
        <text:list-item>
          <text:p text:style-name="P86">Gérer des <text:span text:style-name="Strong_20_Emphasis">messages multilignes</text:span> ou compressés</text:p>
        </text:list-item>
        <text:list-item>
          <text:p text:style-name="P86">Ajouter un <text:span text:style-name="Strong_20_Emphasis">checksum</text:span> pour valider l’intégrité du message</text:p>
        </text:list-item>
        <text:list-item>
          <text:p text:style-name="P86">Intégrer une <text:span text:style-name="Strong_20_Emphasis">file d’attente</text:span> pour messages entrants multiples</text:p>
        </text:list-item>
        <text:list-item>
          <text:p text:style-name="P86">Ajouter la <text:span text:style-name="Strong_20_Emphasis">timestamp synchronisée</text:span> depuis Node-RED</text:p>
        </text:list-item>
      </text:list>
      <text:p text:style-name="P15"/>
      <text:h text:style-name="P16" text:outline-level="2">🧾 Licence</text:h>
      <text:p text:style-name="Text_20_body">Ce code fait partie de la librairie <text:span text:style-name="Strong_20_Emphasis">RZlibrairiesPerso</text:span>, sous licence personnelle (projet robotique mobile — 2025).</text:p>
      <text:p text:style-name="P15"/>
      <text:p text:style-name="Text_20_body"><text:span text:style-name="Strong_20_Emphasis">Auteur :</text:span> <text:span text:style-name="Emphasis">[Ton nom / pseudo projet RZ]</text:span><text:line-break/><text:span text:style-name="Strong_20_Emphasis">Version :</text:span> v4.0 (Arduino Mega + SE + Node-RED)<text:line-break/><text:span text:style-name="Strong_20_Emphasis">Date :</text:span> Octobre 2025<text:line-break/><text:span text:style-name="Strong_20_Emphasis">Fichier principal :</text:span> <text:span text:style-name="Source_20_Text">communication.cpp</text:span></text:p>
      <text:p text:style-name="P30"/>
      <text:p text:style-name="P31"><text:span text:style-name="Source_20_Text">---</text:span></text:p>
      <text:p text:style-name="P31"/>
      <text:p text:style-name="P31"><text:span text:style-name="Source_20_Text">Souhaites-tu que j’ajoute à la suite de ce document un **diagramme de flux (Mermaid)** représentant la communication complète <text:s/></text:span></text:p>
      <text:p text:style-name="P31"><text:span text:style-name="Source_20_Text">&gt; Node-RED → MQTT → SE → USB → Arduino et retour ?</text:span></text:p>
      <text:h text:style-name="P33" text:outline-level="5">Vous avez dit :</text:h>
      <text:p text:style-name="Text_20_body">Prepare moi un document PDF ou markdown de synthèse, comme je l'ai demandé</text:p>
      <text:h text:style-name="P24" text:outline-level="6">ChatGPT a dit :</text:h>
      <text:p text:style-name="Text_20_body">Parfait 👍<text:line-break/>Voici exactement ce que tu demandes : un <text:span text:style-name="Strong_20_Emphasis">document de synthèse complet</text:span> de ton module de communication Arduino Mega (format VPIV), prêt à être exporté en <text:span text:style-name="Strong_20_Emphasis">PDF</text:span> ou utilisé en <text:span text:style-name="Strong_20_Emphasis">Markdown</text:span> dans ta documentation technique.</text:p>
      <text:p text:style-name="Text_20_body">Souhaites-tu que je :<text:line-break/>1️⃣ <text:span text:style-name="Strong_20_Emphasis">Te le génère directement en PDF</text:span> (avec mise en page professionnelle et logo Arduino / Node-<text:soft-page-break/>RED en en-tête)<text:line-break/>ou<text:line-break/>2️⃣ <text:span text:style-name="Strong_20_Emphasis">Te laisse le Markdown</text:span> pour que tu l’intègres toi-même à ton wiki ou Notion (je peux ensuite faire le PDF ensuite si tu veux) ?</text:p>
      <text:p text:style-name="Text_20_body">👉 Répond simplement par :<text:line-break/><text:span text:style-name="Source_20_Text">1 PDF</text:span> ou <text:span text:style-name="Source_20_Text">2 Markdown</text:span></text:p>
      <text:h text:style-name="P33" text:outline-level="5">Vous avez dit :</text:h>
      <text:p text:style-name="Text_20_body">2</text:p>
      <text:h text:style-name="P24" text:outline-level="6">ChatGPT a dit :</text:h>
      <text:p text:style-name="Text_20_body">Excellent ✅<text:line-break/>Voici la <text:span text:style-name="Strong_20_Emphasis">version Markdown complète et détaillée</text:span> de ton module <text:span text:style-name="Strong_20_Emphasis"><text:span text:style-name="Source_20_Text">communication.cpp</text:span></text:span> — claire, structurée, et prête à être intégrée dans ta documentation (wiki, Notion, GitHub, etc.).</text:p>
      <text:p text:style-name="P15"/>
      <text:p text:style-name="P30"><text:span text:style-name="Source_20_Text"># 🧩 Module `communication.cpp` — Système VPIV pour Arduino Mega</text:span></text:p>
      <text:p text:style-name="P31"/>
      <text:p text:style-name="P31"><text:span text:style-name="Source_20_Text">**Auteur :** Toi-même <text:s/></text:span></text:p>
      <text:p text:style-name="P31"><text:span text:style-name="Source_20_Text">**Projet :** RZmegaV4 / RZlibrairiesPerso <text:s/></text:span></text:p>
      <text:p text:style-name="P31"><text:span text:style-name="Source_20_Text">**Date :** Octobre 2025 <text:s/></text:span></text:p>
      <text:p text:style-name="P31"><text:span text:style-name="Source_20_Text">**Langage :** C++ (Arduino) <text:s/></text:span></text:p>
      <text:p text:style-name="P31"><text:span text:style-name="Source_20_Text">**Version :** V4</text:span></text:p>
      <text:p text:style-name="P31"/>
      <text:p text:style-name="P31"><text:span text:style-name="Source_20_Text">---</text:span></text:p>
      <text:p text:style-name="P31"/>
      <text:p text:style-name="P31"><text:span text:style-name="Source_20_Text">## 📖 Rôle du module</text:span></text:p>
      <text:p text:style-name="P31"/>
      <text:p text:style-name="P31"><text:span text:style-name="Source_20_Text">Le module `communication.cpp` assure la **gestion des échanges série** entre l’Arduino Mega (microcontrôleur embarqué du robot) et le smartphone embarqué (**SE**). <text:s/></text:span></text:p>
      <text:p text:style-name="P31"><text:span text:style-name="Source_20_Text">Les messages circulent sous une **forme encodée compacte** selon le protocole **VPIV** :</text:span></text:p>
      <text:p text:style-name="P31"/>
      <text:p text:style-name="Text_20_body">$&lt;type&gt;:&lt;contenu&gt;:&lt;variable&gt;,&lt;instances&gt;,&lt;propriétés&gt;,&lt;valeurs&gt;#</text:p>
      <text:p text:style-name="P30"/>
      <text:p text:style-name="P31"><text:span text:style-name="Source_20_Text">Ce format est :</text:span></text:p>
      <text:p text:style-name="P31"><text:span text:style-name="Source_20_Text">- **court et économique en ressources mémoire** (char plutôt que String)</text:span></text:p>
      <text:p text:style-name="P31"><text:span text:style-name="Source_20_Text">- **structuré et extensible**</text:span></text:p>
      <text:p text:style-name="P31"><text:span text:style-name="Source_20_Text">- **lisible et décodable** côté Node-RED (sur SP)</text:span></text:p>
      <text:p text:style-name="P31"/>
      <text:p text:style-name="P31"><text:soft-page-break/><text:span text:style-name="Source_20_Text">---</text:span></text:p>
      <text:p text:style-name="P31"/>
      <text:p text:style-name="P31"><text:span text:style-name="Source_20_Text">## ⚙️ Structure des types de message</text:span></text:p>
      <text:p text:style-name="P31"/>
      <text:p text:style-name="P31"><text:span text:style-name="Source_20_Text">| Type | Signification <text:s text:c="18"/>| Description courte <text:s text:c="33"/>|</text:span></text:p>
      <text:p text:style-name="P31"><text:span text:style-name="Source_20_Text">|------|----------------------------------|-----------------------------------------------------|</text:span></text:p>
      <text:p text:style-name="P31"><text:span text:style-name="Source_20_Text">| `V` <text:s/>| Variable <text:s text:c="23"/>| Transmission / mise à jour d’une variable <text:s text:c="10"/>|</text:span></text:p>
      <text:p text:style-name="P31"><text:span text:style-name="Source_20_Text">| `I` <text:s/>| Information <text:s text:c="20"/>| Message d’information, ACK, log <text:s text:c="20"/>|</text:span></text:p>
      <text:p text:style-name="P31"><text:span text:style-name="Source_20_Text">| `F` <text:s/>| Fonction <text:s text:c="23"/>| Demande d’exécution d’une fonction / commande <text:s text:c="6"/>|</text:span></text:p>
      <text:p text:style-name="P31"><text:span text:style-name="Source_20_Text">| `E` <text:s/>| Erreur <text:s text:c="25"/>| Signal d’erreur vers le module `emergency.*` <text:s text:c="7"/>|</text:span></text:p>
      <text:p text:style-name="P31"/>
      <text:p text:style-name="P31"><text:span text:style-name="Source_20_Text">&gt; 💡 Évolution prévue : ajout de types plus précis (`b`, `s`, `i`, `o`, `t`) pour typer finement les variables (boolean, string, integer, object, tableau…).</text:span></text:p>
      <text:p text:style-name="P31"/>
      <text:p text:style-name="P31"><text:span text:style-name="Source_20_Text">---</text:span></text:p>
      <text:p text:style-name="P31"/>
      <text:p text:style-name="P31"><text:span text:style-name="Source_20_Text">## 🧱 Organisation du code</text:span></text:p>
      <text:p text:style-name="P31"/>
      <text:p text:style-name="P31"><text:span text:style-name="Source_20_Text">### Fichiers inclus</text:span></text:p>
      <text:p text:style-name="P31"/>
      <text:p text:style-name="P31"><text:span text:style-name="Source_20_Text">```cpp</text:span></text:p>
      <text:p text:style-name="P31"><text:span text:style-name="Source_20_Text">#include "communication.h"</text:span></text:p>
      <text:p text:style-name="P31"><text:span text:style-name="Source_20_Text">#include "config.h"</text:span></text:p>
      <text:p text:style-name="P31"><text:span text:style-name="Source_20_Text">#include &lt;string.h&gt;</text:span></text:p>
      <text:p text:style-name="P31"><text:span text:style-name="Source_20_Text">#include "emergency.h"</text:span></text:p>
      <text:h text:style-name="P2" text:outline-level="3">Variables globales</text:h>
      <text:p text:style-name="P30"><text:span text:style-name="Source_20_Text">MessageVPIV lastMessage; <text:s/>// Dernier message reçu</text:span></text:p>
      <text:p text:style-name="P31"><text:span text:style-name="Source_20_Text">bool newData = false; <text:s text:c="4"/>// Flag de réception</text:span></text:p>
      <text:h text:style-name="P2" text:outline-level="3">Constantes liées</text:h>
      <text:p text:style-name="Text_20_body">Définies dans <text:span text:style-name="Source_20_Text">config.h</text:span> :</text:p>
      <text:list text:style-name="L55">
        <text:list-item>
          <text:p text:style-name="P87"><text:span text:style-name="Source_20_Text">MAX_PROPERTIES</text:span></text:p>
        </text:list-item>
        <text:list-item>
          <text:p text:style-name="P87"><text:span text:style-name="Source_20_Text">MAX_INSTANCES</text:span></text:p>
        </text:list-item>
        <text:list-item>
          <text:p text:style-name="P87"><text:soft-page-break/><text:span text:style-name="Source_20_Text">MAX_VALUE_LEN</text:span></text:p>
        </text:list-item>
      </text:list>
      <text:p text:style-name="P15"/>
      <text:h text:style-name="P16" text:outline-level="2">🔄 Réception série — <text:span text:style-name="Source_20_Text">recvSeWithStartEndMarkers()</text:span></text:h>
      <text:h text:style-name="P2" text:outline-level="3">But</text:h>
      <text:p text:style-name="Text_20_body">Lire les données arrivant sur la liaison série USB (<text:span text:style-name="Source_20_Text">Serial</text:span>) et détecter les messages complets délimités par :</text:p>
      <text:list text:style-name="L56">
        <text:list-item>
          <text:p text:style-name="P88"><text:span text:style-name="Source_20_Text">$</text:span> → <text:span text:style-name="Strong_20_Emphasis">début du message</text:span></text:p>
        </text:list-item>
        <text:list-item>
          <text:p text:style-name="P88"><text:span text:style-name="Source_20_Text">#</text:span> → <text:span text:style-name="Strong_20_Emphasis">fin du message</text:span></text:p>
        </text:list-item>
      </text:list>
      <text:h text:style-name="P2" text:outline-level="3">Processus détaillé</text:h>
      <text:list text:style-name="L57">
        <text:list-item>
          <text:p text:style-name="P89"><text:span text:style-name="Strong_20_Emphasis">Détection du marqueur </text:span><text:span text:style-name="Strong_20_Emphasis"><text:span text:style-name="Source_20_Text">$</text:span></text:span></text:p>
          <text:list>
            <text:list-item>
              <text:p text:style-name="P89">Initialise la réception, efface le buffer.</text:p>
            </text:list-item>
          </text:list>
        </text:list-item>
        <text:list-item>
          <text:p text:style-name="P89"><text:span text:style-name="Strong_20_Emphasis">Accumulation des caractères</text:span></text:p>
          <text:list>
            <text:list-item>
              <text:p text:style-name="P89">Stocke chaque caractère reçu tant que la fin <text:span text:style-name="Source_20_Text">#</text:span> n’est pas atteinte.</text:p>
            </text:list-item>
            <text:list-item>
              <text:p text:style-name="P89">Protection contre débordement → <text:span text:style-name="Source_20_Text">EMERGENCY_BUFFER_OVERFLOW</text:span></text:p>
            </text:list-item>
          </text:list>
        </text:list-item>
        <text:list-item>
          <text:p text:style-name="P89"><text:span text:style-name="Strong_20_Emphasis">Fin de message (</text:span><text:span text:style-name="Strong_20_Emphasis"><text:span text:style-name="Source_20_Text">#</text:span></text:span><text:span text:style-name="Strong_20_Emphasis">)</text:span></text:p>
          <text:list>
            <text:list-item>
              <text:p text:style-name="P89">Ajout du <text:span text:style-name="Source_20_Text">\0</text:span></text:p>
            </text:list-item>
            <text:list-item>
              <text:p text:style-name="P89">Appel de <text:span text:style-name="Source_20_Text">parseVPIV()</text:span> pour décoder le message</text:p>
            </text:list-item>
            <text:list-item>
              <text:p text:style-name="P89">Active le flag <text:span text:style-name="Source_20_Text">newData = true</text:span></text:p>
            </text:list-item>
          </text:list>
        </text:list-item>
      </text:list>
      <text:p text:style-name="P30"><text:span text:style-name="Source_20_Text">while (Serial.available() &gt; 0) {</text:span></text:p>
      <text:p text:style-name="P31"><text:span text:style-name="Source_20_Text"><text:s text:c="4"/>char rc = Serial.read();</text:span></text:p>
      <text:p text:style-name="P31"><text:span text:style-name="Source_20_Text"><text:s text:c="4"/>if (rc == '$') { ... }</text:span></text:p>
      <text:p text:style-name="P31"><text:span text:style-name="Source_20_Text"><text:s text:c="4"/>else if (rc == '#') { ... }</text:span></text:p>
      <text:p text:style-name="P31"><text:span text:style-name="Source_20_Text"><text:s text:c="4"/>else if (recvInProgress) { ... }</text:span></text:p>
      <text:p text:style-name="P31"><text:span text:style-name="Source_20_Text">}</text:span></text:p>
      <text:p text:style-name="P15"/>
      <text:h text:style-name="P16" text:outline-level="2">🧩 Décodage du message — <text:span text:style-name="Source_20_Text">parseVPIV()</text:span></text:h>
      <text:h text:style-name="P2" text:outline-level="3">But</text:h>
      <text:p text:style-name="Text_20_body">Extraire et organiser les éléments du message VPIV dans une structure <text:span text:style-name="Source_20_Text">MessageVPIV</text:span>.</text:p>
      <text:h text:style-name="P2" text:outline-level="3">Format attendu</text:h>
      <text:p text:style-name="P30"><text:span text:style-name="Source_20_Text">$&lt;type&gt;:&lt;contenu&gt;:&lt;variable&gt;,&lt;instances&gt;,&lt;propriétés&gt;,&lt;valeurs&gt;#</text:span></text:p>
      <text:h text:style-name="P2" text:outline-level="3">Étapes du parsing</text:h>
      <text:list text:style-name="L58">
        <text:list-item>
          <text:p text:style-name="P90">Réinitialisation de la structure <text:span text:style-name="Source_20_Text">lastMessage</text:span>.</text:p>
        </text:list-item>
        <text:list-item>
          <text:p text:style-name="P90"><text:soft-page-break/>Lecture du <text:span text:style-name="Strong_20_Emphasis">type de message</text:span> → <text:span text:style-name="Source_20_Text">V</text:span>, <text:span text:style-name="Source_20_Text">I</text:span>, <text:span text:style-name="Source_20_Text">F</text:span>, <text:span text:style-name="Source_20_Text">E</text:span>.</text:p>
        </text:list-item>
        <text:list-item>
          <text:p text:style-name="P90">Lecture du <text:span text:style-name="Strong_20_Emphasis">contenu ou contexte</text:span> (facultatif).</text:p>
        </text:list-item>
        <text:list-item>
          <text:p text:style-name="P90">Lecture de la <text:span text:style-name="Strong_20_Emphasis">variable</text:span> (ex: <text:span text:style-name="Source_20_Text">D</text:span> pour LED).</text:p>
        </text:list-item>
        <text:list-item>
          <text:p text:style-name="P90">Lecture des <text:span text:style-name="Strong_20_Emphasis">instances</text:span></text:p>
          <text:list>
            <text:list-item>
              <text:p text:style-name="P90">Soit <text:span text:style-name="Source_20_Text">*</text:span> → toutes les instances</text:p>
            </text:list-item>
            <text:list-item>
              <text:p text:style-name="P90">Soit liste numérique ou symbolique (ex: <text:span text:style-name="Source_20_Text">1,2,3</text:span>)</text:p>
            </text:list-item>
          </text:list>
        </text:list-item>
        <text:list-item>
          <text:p text:style-name="P90">Lecture des <text:span text:style-name="Strong_20_Emphasis">propriétés</text:span> (lettres alphabétiques)</text:p>
        </text:list-item>
        <text:list-item>
          <text:p text:style-name="P90">Lecture des <text:span text:style-name="Strong_20_Emphasis">valeurs</text:span> (associées aux propriétés)</text:p>
        </text:list-item>
      </text:list>
      <text:h text:style-name="P2" text:outline-level="3">Exemple de message</text:h>
      <text:p text:style-name="P30"><text:span text:style-name="Source_20_Text">$V::D,*,C,255,128,64#</text:span></text:p>
      <text:p text:style-name="P13">Interprétation :</text:p>
      <text:list text:style-name="L59">
        <text:list-item>
          <text:p text:style-name="P91">Type : Variable (<text:span text:style-name="Source_20_Text">V</text:span>)</text:p>
        </text:list-item>
        <text:list-item>
          <text:p text:style-name="P91">Variable : <text:span text:style-name="Source_20_Text">D</text:span> (LED)</text:p>
        </text:list-item>
        <text:list-item>
          <text:p text:style-name="P91">Instances : toutes (<text:span text:style-name="Source_20_Text">*</text:span>)</text:p>
        </text:list-item>
        <text:list-item>
          <text:p text:style-name="P91">Propriété : <text:span text:style-name="Source_20_Text">C</text:span> (Couleur)</text:p>
        </text:list-item>
        <text:list-item>
          <text:p text:style-name="P91">Valeur : <text:span text:style-name="Source_20_Text">255,128,64</text:span></text:p>
        </text:list-item>
      </text:list>
      <text:h text:style-name="P2" text:outline-level="3">Code principal</text:h>
      <text:p text:style-name="P30"><text:span text:style-name="Source_20_Text">token = strtok(msg, ":,");</text:span></text:p>
      <text:p text:style-name="P31"><text:span text:style-name="Source_20_Text">if (token != NULL) lastMessage.type = token[0];</text:span></text:p>
      <text:p text:style-name="P31"/>
      <text:p text:style-name="P31"><text:span text:style-name="Source_20_Text">while ((token = strtok(NULL, ",#")) != NULL) {</text:span></text:p>
      <text:p text:style-name="P31"><text:span text:style-name="Source_20_Text"><text:s text:c="4"/>if (strcmp(token, "*") == 0) lastMessage.allInstances = true;</text:span></text:p>
      <text:p text:style-name="P31"><text:span text:style-name="Source_20_Text"><text:s text:c="4"/>else if (isdigit(token[0])) ...</text:span></text:p>
      <text:p text:style-name="P31"><text:span text:style-name="Source_20_Text"><text:s text:c="4"/>else if (isalpha(token[0]) &amp;&amp; strlen(token) == 1) ...</text:span></text:p>
      <text:p text:style-name="P31"><text:span text:style-name="Source_20_Text"><text:s text:c="4"/>else strncpy(lastMessage.values[propIndex][instIndex], token, MAX_VALUE_LEN - 1);</text:span></text:p>
      <text:p text:style-name="P31"><text:span text:style-name="Source_20_Text">}</text:span></text:p>
      <text:p text:style-name="P15"/>
      <text:h text:style-name="P16" text:outline-level="2">🧠 Traitement du message — <text:span text:style-name="Source_20_Text">SeTraitementNewV4()</text:span></text:h>
      <text:h text:style-name="P2" text:outline-level="3">But</text:h>
      <text:p text:style-name="Text_20_body">Analyser le dernier message reçu (<text:span text:style-name="Source_20_Text">lastMessage</text:span>) et agir selon la variable et la propriété.</text:p>
      <text:h text:style-name="P2" text:outline-level="3"><text:soft-page-break/>Exemple intégré : Gestion d’une LED RVB</text:h>
      <text:p text:style-name="P30"><text:span text:style-name="Source_20_Text">if (lastMessage.variable == 'D') {</text:span></text:p>
      <text:p text:style-name="P31"><text:span text:style-name="Source_20_Text"><text:s text:c="4"/>for (int p = 0; p &lt; lastMessage.nbProperties; p++) {</text:span></text:p>
      <text:p text:style-name="P31"><text:span text:style-name="Source_20_Text"><text:s text:c="8"/>if (lastMessage.properties[p] == 'C') {</text:span></text:p>
      <text:p text:style-name="P31"><text:span text:style-name="Source_20_Text"><text:s text:c="12"/>int r, g, b;</text:span></text:p>
      <text:p text:style-name="P31"><text:span text:style-name="Source_20_Text"><text:s text:c="12"/>if (sscanf(lastMessage.values[p][0], "%d,%d,%d", &amp;r, &amp;g, &amp;b) != 3) {</text:span></text:p>
      <text:p text:style-name="P31"><text:span text:style-name="Source_20_Text"><text:s text:c="16"/>handleEmergency(EMERGENCY_SENSOR_FAIL);</text:span></text:p>
      <text:p text:style-name="P31"><text:span text:style-name="Source_20_Text"><text:s text:c="16"/>sendError("Format couleur invalide", "LED", lastMessage.values[p][0]);</text:span></text:p>
      <text:p text:style-name="P31"><text:span text:style-name="Source_20_Text"><text:s text:c="16"/>return;</text:span></text:p>
      <text:p text:style-name="P31"><text:span text:style-name="Source_20_Text"><text:s text:c="12"/>}</text:span></text:p>
      <text:p text:style-name="P31"><text:span text:style-name="Source_20_Text"><text:s text:c="12"/>// Ici : traitement de la LED RVB avec r,g,b</text:span></text:p>
      <text:p text:style-name="P31"><text:span text:style-name="Source_20_Text"><text:s text:c="8"/>}</text:span></text:p>
      <text:p text:style-name="P31"><text:span text:style-name="Source_20_Text"><text:s text:c="4"/>}</text:span></text:p>
      <text:p text:style-name="P31"><text:span text:style-name="Source_20_Text">}</text:span></text:p>
      <text:p text:style-name="P31"><text:span text:style-name="Source_20_Text">newData = false;</text:span></text:p>
      <text:h text:style-name="P2" text:outline-level="3">Gestion d’erreur</text:h>
      <text:list text:style-name="L60">
        <text:list-item>
          <text:p text:style-name="P92">Vérifie le format RGB (<text:span text:style-name="Source_20_Text">r,g,b</text:span>)</text:p>
        </text:list-item>
        <text:list-item>
          <text:p text:style-name="P92">Appelle <text:span text:style-name="Source_20_Text">handleEmergency()</text:span> en cas d’erreur</text:p>
        </text:list-item>
        <text:list-item>
          <text:p text:style-name="P92">Envoie un message <text:span text:style-name="Source_20_Text">$E:</text:span> vers Node-RED</text:p>
        </text:list-item>
      </text:list>
      <text:p text:style-name="P15"/>
      <text:h text:style-name="P16" text:outline-level="2">📨 Envoi de messages</text:h>
      <text:h text:style-name="P2" text:outline-level="3">1. <text:span text:style-name="Strong_20_Emphasis">Accusé de réception — </text:span><text:span text:style-name="Strong_20_Emphasis"><text:span text:style-name="Source_20_Text">sendAck()</text:span></text:span></text:h>
      <text:p text:style-name="Text_20_body">Envoie un message simple d’acknowledgement.</text:p>
      <text:p text:style-name="P30"><text:span text:style-name="Source_20_Text">void sendAck(const char* message) {</text:span></text:p>
      <text:p text:style-name="P31"><text:span text:style-name="Source_20_Text"><text:s text:c="4"/>Serial.print("$I:ACK:");</text:span></text:p>
      <text:p text:style-name="P31"><text:span text:style-name="Source_20_Text"><text:s text:c="4"/>Serial.print(message);</text:span></text:p>
      <text:p text:style-name="P31"><text:span text:style-name="Source_20_Text"><text:s text:c="4"/>Serial.println("#");</text:span></text:p>
      <text:p text:style-name="P31"><text:span text:style-name="Source_20_Text">}</text:span></text:p>
      <text:p text:style-name="Text_20_body"><text:span text:style-name="Strong_20_Emphasis">Exemple envoyé :</text:span></text:p>
      <text:p text:style-name="P30"><text:span text:style-name="Source_20_Text">$I:ACK:LEDOK#</text:span></text:p>
      <text:p text:style-name="P15"/>
      <text:h text:style-name="P2" text:outline-level="3">2. <text:span text:style-name="Strong_20_Emphasis">Message d’erreur — </text:span><text:span text:style-name="Strong_20_Emphasis"><text:span text:style-name="Source_20_Text">sendError()</text:span></text:span></text:h>
      <text:p text:style-name="Text_20_body">Envoie un message d’erreur formaté avec le module et le détail.</text:p>
      <text:p text:style-name="P30"><text:soft-page-break/><text:span text:style-name="Source_20_Text">void sendError(const char* errorMsg, const char* module, const char* details) {</text:span></text:p>
      <text:p text:style-name="P31"><text:span text:style-name="Source_20_Text"><text:s text:c="4"/>Serial.print("$E:");</text:span></text:p>
      <text:p text:style-name="P31"><text:span text:style-name="Source_20_Text"><text:s text:c="4"/>Serial.print(errorMsg);</text:span></text:p>
      <text:p text:style-name="P31"><text:span text:style-name="Source_20_Text"><text:s text:c="4"/>Serial.print(":");</text:span></text:p>
      <text:p text:style-name="P31"><text:span text:style-name="Source_20_Text"><text:s text:c="4"/>Serial.print(module);</text:span></text:p>
      <text:p text:style-name="P31"><text:span text:style-name="Source_20_Text"><text:s text:c="4"/>Serial.print(",,,");</text:span></text:p>
      <text:p text:style-name="P31"><text:span text:style-name="Source_20_Text"><text:s text:c="4"/>Serial.print(details);</text:span></text:p>
      <text:p text:style-name="P31"><text:span text:style-name="Source_20_Text"><text:s text:c="4"/>Serial.println("#");</text:span></text:p>
      <text:p text:style-name="P31"><text:span text:style-name="Source_20_Text">}</text:span></text:p>
      <text:p text:style-name="Text_20_body"><text:span text:style-name="Strong_20_Emphasis">Exemple envoyé :</text:span></text:p>
      <text:p text:style-name="P30"><text:span text:style-name="Source_20_Text">$E:Format couleur invalide:LED,,,255;128#</text:span></text:p>
      <text:p text:style-name="P15"/>
      <text:h text:style-name="P16" text:outline-level="2">🧬 Structure <text:span text:style-name="Source_20_Text">MessageVPIV</text:span> (dans <text:span text:style-name="Source_20_Text">communication.h</text:span>)</text:h>
      <text:p text:style-name="P30"><text:span text:style-name="Source_20_Text">typedef struct {</text:span></text:p>
      <text:p text:style-name="P31"><text:span text:style-name="Source_20_Text"><text:s text:c="4"/>char type; <text:s text:c="23"/>// V, I, F, E</text:span></text:p>
      <text:p text:style-name="P31"><text:span text:style-name="Source_20_Text"><text:s text:c="4"/>char variable; <text:s text:c="19"/>// Identifiant de variable</text:span></text:p>
      <text:p text:style-name="P31"><text:span text:style-name="Source_20_Text"><text:s text:c="4"/>bool allInstances; <text:s text:c="15"/>// true si '*'</text:span></text:p>
      <text:p text:style-name="P31"><text:span text:style-name="Source_20_Text"><text:s text:c="4"/>int instances[MAX_INSTANCES]; <text:s text:c="4"/>// Liste d’instances</text:span></text:p>
      <text:p text:style-name="P31"><text:span text:style-name="Source_20_Text"><text:s text:c="4"/>char properties[MAX_PROPERTIES]; <text:s/>// Liste de propriétés</text:span></text:p>
      <text:p text:style-name="P31"><text:span text:style-name="Source_20_Text"><text:s text:c="4"/>char values[MAX_PROPERTIES][MAX_INSTANCES][MAX_VALUE_LEN]; // Valeurs</text:span></text:p>
      <text:p text:style-name="P31"><text:span text:style-name="Source_20_Text"><text:s text:c="4"/>int nbInstances;</text:span></text:p>
      <text:p text:style-name="P31"><text:span text:style-name="Source_20_Text"><text:s text:c="4"/>int nbProperties;</text:span></text:p>
      <text:p text:style-name="P31"><text:span text:style-name="Source_20_Text">} MessageVPIV;</text:span></text:p>
      <text:p text:style-name="P15"/>
      <text:h text:style-name="P16" text:outline-level="2">🔌 Intégration dans le projet global</text:h>
      <text:p text:style-name="P30"><text:span text:style-name="Source_20_Text">RZmegaV4.ino</text:span></text:p>
      <text:p text:style-name="P31"><text:span text:style-name="Source_20_Text"><text:s/>├── RZlibrairiesPerso/</text:span></text:p>
      <text:p text:style-name="P31"><text:span text:style-name="Source_20_Text"><text:s/>│ <text:s text:c="2"/>├── config.h / .cpp <text:s text:c="8"/>→ constantes, limites</text:span></text:p>
      <text:p text:style-name="P31"><text:span text:style-name="Source_20_Text"><text:s/>│ <text:s text:c="2"/>├── communication.h / .cpp <text:s/>→ parsing VPIV</text:span></text:p>
      <text:p text:style-name="P31"><text:span text:style-name="Source_20_Text"><text:s/>│ <text:s text:c="2"/>├── leds.*, servos.*, ... <text:s text:c="2"/>→ traitement par variable</text:span></text:p>
      <text:p text:style-name="P31"><text:span text:style-name="Source_20_Text"><text:s/>│ <text:s text:c="2"/>├── emergency.* <text:s text:c="12"/>→ gestion centralisée des erreurs</text:span></text:p>
      <text:p text:style-name="P31"><text:span text:style-name="Source_20_Text"><text:s/>│ <text:s text:c="2"/>└── RZlibrairiesPerso.h <text:s text:c="4"/>→ inclusion principale</text:span></text:p>
      <text:p text:style-name="P15"/>
      <text:h text:style-name="P16" text:outline-level="2"><text:soft-page-break/>🔭 Liaison avec Node-RED</text:h>
      <text:p text:style-name="Text_20_body">Le smartphone <text:span text:style-name="Strong_20_Emphasis">SE</text:span> envoie les messages formatés VPIV via <text:span text:style-name="Strong_20_Emphasis">USB série</text:span> à l’Arduino.<text:line-break/>Les messages sont ensuite publiés en <text:span text:style-name="Strong_20_Emphasis">MQTT</text:span> par le smartphone <text:span text:style-name="Strong_20_Emphasis">SP (Node-RED)</text:span>.<text:line-break/>Node-RED décode les champs (type, variable, instance, propriété, valeur) selon la structure suivante :</text:p>
      <text:p text:style-name="P30"><text:span text:style-name="Source_20_Text">{</text:span></text:p>
      <text:p text:style-name="P31"><text:span text:style-name="Source_20_Text"><text:s text:c="2"/>variable: "ledring",</text:span></text:p>
      <text:p text:style-name="P31"><text:span text:style-name="Source_20_Text"><text:s text:c="2"/>instances: ["*"],</text:span></text:p>
      <text:p text:style-name="P31"><text:span text:style-name="Source_20_Text"><text:s text:c="2"/>proprietes: ["z"],</text:span></text:p>
      <text:p text:style-name="P31"><text:span text:style-name="Source_20_Text"><text:s text:c="2"/>valeurs: [["128"]],</text:span></text:p>
      <text:p text:style-name="P31"><text:span text:style-name="Source_20_Text"><text:s text:c="2"/>type: "V"</text:span></text:p>
      <text:p text:style-name="P31"><text:span text:style-name="Source_20_Text">}</text:span></text:p>
      <text:p text:style-name="P15"/>
      <text:h text:style-name="P16" text:outline-level="2">💡 Points forts du protocole</text:h>
      <text:list text:style-name="L61">
        <text:list-item>
          <text:p text:style-name="P93">✅ Encodage compact, facile à transmettre par USB série</text:p>
        </text:list-item>
        <text:list-item>
          <text:p text:style-name="P93">✅ Lecture rapide sans objet <text:span text:style-name="Source_20_Text">String</text:span> (sécurité mémoire)</text:p>
        </text:list-item>
        <text:list-item>
          <text:p text:style-name="P93">✅ Extensible avec typage dynamique futur (b, s, i, o, t)</text:p>
        </text:list-item>
        <text:list-item>
          <text:p text:style-name="P93">✅ Compatible avec Node-RED pour visualisation / pilotage</text:p>
        </text:list-item>
        <text:list-item>
          <text:p text:style-name="P93">✅ Gestion intégrée des erreurs via <text:span text:style-name="Source_20_Text">emergency.*</text:span></text:p>
        </text:list-item>
      </text:list>
      <text:p text:style-name="P15"/>
      <text:h text:style-name="P16" text:outline-level="2">📘 Exemple complet d’échange</text:h>
      <text:h text:style-name="P2" text:outline-level="3">Message envoyé depuis SE :</text:h>
      <text:p text:style-name="P30"><text:span text:style-name="Source_20_Text">$V::D,*,C,255,128,64#</text:span></text:p>
      <text:h text:style-name="P2" text:outline-level="3">Arduino décode :</text:h>
      <text:list text:style-name="L62">
        <text:list-item>
          <text:p text:style-name="P94">Type = <text:span text:style-name="Source_20_Text">V</text:span></text:p>
        </text:list-item>
        <text:list-item>
          <text:p text:style-name="P94">Variable = <text:span text:style-name="Source_20_Text">D</text:span></text:p>
        </text:list-item>
        <text:list-item>
          <text:p text:style-name="P94">Instance = toutes</text:p>
        </text:list-item>
        <text:list-item>
          <text:p text:style-name="P94">Propriété = <text:span text:style-name="Source_20_Text">C</text:span></text:p>
        </text:list-item>
        <text:list-item>
          <text:p text:style-name="P94">Valeur = <text:span text:style-name="Source_20_Text">255,128,64</text:span></text:p>
        </text:list-item>
      </text:list>
      <text:h text:style-name="P2" text:outline-level="3">Arduino exécute :</text:h>
      <text:p text:style-name="Text_20_body">Allume la LED RGB correspondante.</text:p>
      <text:h text:style-name="P2" text:outline-level="3">Arduino répond :</text:h>
      <text:p text:style-name="P30"><text:span text:style-name="Source_20_Text">$I:ACK:LED couleur mise à jour#</text:span></text:p>
      <text:p text:style-name="P15"><text:soft-page-break/></text:p>
      <text:h text:style-name="P16" text:outline-level="2">🚨 Gestion des erreurs critiques</text:h>
      <text:p text:style-name="Text_20_body">Gérées via <text:span text:style-name="Source_20_Text">emergency.cpp</text:span> :</text:p>
      <text:list text:style-name="L63">
        <text:list-item>
          <text:p text:style-name="P95"><text:span text:style-name="Source_20_Text">EMERGENCY_BUFFER_OVERFLOW</text:span></text:p>
        </text:list-item>
        <text:list-item>
          <text:p text:style-name="P95"><text:span text:style-name="Source_20_Text">EMERGENCY_SENSOR_FAIL</text:span></text:p>
        </text:list-item>
        <text:list-item>
          <text:p text:style-name="P95">etc.</text:p>
        </text:list-item>
      </text:list>
      <text:p text:style-name="Text_20_body">Chaque erreur sérieuse déclenche :</text:p>
      <text:list text:style-name="L64">
        <text:list-item>
          <text:p text:style-name="P96">Un message <text:span text:style-name="Source_20_Text">$E:</text:span> sur le port série</text:p>
        </text:list-item>
        <text:list-item>
          <text:p text:style-name="P96">Une action de sauvegarde ou arrêt sécurisé (selon le cas)</text:p>
        </text:list-item>
      </text:list>
      <text:p text:style-name="P15"/>
      <text:h text:style-name="P16" text:outline-level="2">🔮 Évolutions possibles</text:h>
      <text:list text:style-name="L65">
        <text:list-item>
          <text:p text:style-name="P97"/>
        </text:list-item>
      </text:list>
      <text:list text:style-name="L66">
        <text:list-item>
          <text:p text:style-name="P98">Typage fin des variables (<text:span text:style-name="Source_20_Text">b</text:span>, <text:span text:style-name="Source_20_Text">s</text:span>, <text:span text:style-name="Source_20_Text">i</text:span>, <text:span text:style-name="Source_20_Text">o</text:span>, <text:span text:style-name="Source_20_Text">t</text:span>)</text:p>
        </text:list-item>
      </text:list>
      <text:list text:style-name="L67">
        <text:list-item>
          <text:p text:style-name="P99">Encodage JSON minimal côté Node-RED</text:p>
        </text:list-item>
      </text:list>
      <text:list text:style-name="L68">
        <text:list-item>
          <text:p text:style-name="P100">Compression des messages par base64 pour les longues chaînes</text:p>
        </text:list-item>
      </text:list>
      <text:list text:style-name="L69">
        <text:list-item>
          <text:p text:style-name="P101">Système d’accusé de réception horodaté</text:p>
        </text:list-item>
      </text:list>
      <text:p text:style-name="P15"/>
      <text:h text:style-name="P16" text:outline-level="2">🧭 Résumé</text:h>
      <table:table table:name="Tableau21" table:style-name="Tableau21">
        <table:table-column table:style-name="Tableau21.A"/>
        <table:table-column table:style-name="Tableau21.B"/>
        <table:table-header-rows>
          <table:table-row>
            <table:table-cell table:style-name="Tableau21.A1" office:value-type="string">
              <text:p text:style-name="Table_20_Heading">Élément</text:p>
            </table:table-cell>
            <table:table-cell table:style-name="Tableau21.A1" office:value-type="string">
              <text:p text:style-name="Table_20_Heading">Fonction</text:p>
            </table:table-cell>
          </table:table-row>
        </table:table-header-rows>
        <table:table-row>
          <table:table-cell table:style-name="Tableau21.A1" office:value-type="string">
            <text:p text:style-name="Table_20_Contents"><text:span text:style-name="Source_20_Text">recvSeWithStartEndMarkers()</text:span></text:p>
          </table:table-cell>
          <table:table-cell table:style-name="Tableau21.A1" office:value-type="string">
            <text:p text:style-name="Table_20_Contents">Capture les messages entre <text:span text:style-name="Source_20_Text">$</text:span> et <text:span text:style-name="Source_20_Text">#</text:span></text:p>
          </table:table-cell>
        </table:table-row>
        <table:table-row>
          <table:table-cell table:style-name="Tableau21.A1" office:value-type="string">
            <text:p text:style-name="Table_20_Contents"><text:span text:style-name="Source_20_Text">parseVPIV()</text:span></text:p>
          </table:table-cell>
          <table:table-cell table:style-name="Tableau21.A1" office:value-type="string">
            <text:p text:style-name="Table_20_Contents">Décode le contenu du message VPIV</text:p>
          </table:table-cell>
        </table:table-row>
        <table:table-row>
          <table:table-cell table:style-name="Tableau21.A1" office:value-type="string">
            <text:p text:style-name="Table_20_Contents"><text:span text:style-name="Source_20_Text">SeTraitementNewV4()</text:span></text:p>
          </table:table-cell>
          <table:table-cell table:style-name="Tableau21.A1" office:value-type="string">
            <text:p text:style-name="Table_20_Contents">Applique le traitement selon la variable/propriété</text:p>
          </table:table-cell>
        </table:table-row>
        <table:table-row>
          <table:table-cell table:style-name="Tableau21.A1" office:value-type="string">
            <text:p text:style-name="Table_20_Contents"><text:span text:style-name="Source_20_Text">sendAck()</text:span></text:p>
          </table:table-cell>
          <table:table-cell table:style-name="Tableau21.A1" office:value-type="string">
            <text:p text:style-name="Table_20_Contents">Envoie un accusé de réception</text:p>
          </table:table-cell>
        </table:table-row>
        <table:table-row>
          <table:table-cell table:style-name="Tableau21.A1" office:value-type="string">
            <text:p text:style-name="Table_20_Contents"><text:span text:style-name="Source_20_Text">sendError()</text:span></text:p>
          </table:table-cell>
          <table:table-cell table:style-name="Tableau21.A1" office:value-type="string">
            <text:p text:style-name="Table_20_Contents">Envoie un message d’erreur formaté</text:p>
          </table:table-cell>
        </table:table-row>
      </table:table>
      <text:p text:style-name="P15"/>
      <text:h text:style-name="P16" text:outline-level="2">🧱 Exemple d’intégration dans <text:span text:style-name="Source_20_Text">loop()</text:span> Arduino</text:h>
      <text:p text:style-name="P30"><text:span text:style-name="Source_20_Text">void loop() {</text:span></text:p>
      <text:p text:style-name="P31"><text:span text:style-name="Source_20_Text"><text:s text:c="4"/>recvSeWithStartEndMarkers();</text:span></text:p>
      <text:p text:style-name="P31"><text:span text:style-name="Source_20_Text"><text:s text:c="4"/>SeTraitementNewV4();</text:span></text:p>
      <text:p text:style-name="P31"><text:span text:style-name="Source_20_Text">}</text:span></text:p>
      <text:p text:style-name="P15"/>
      <text:h text:style-name="P16" text:outline-level="2">📚 Références</text:h>
      <text:list text:style-name="L70">
        <text:list-item>
          <text:p text:style-name="P102"><text:span text:style-name="Strong_20_Emphasis">Node-RED Docs</text:span> – https://nodered.org/docs/</text:p>
        </text:list-item>
      </text:list>
      <text:list text:style-name="L71">
        <text:list-item>
          <text:p text:style-name="P103"><text:soft-page-break/><text:span text:style-name="Strong_20_Emphasis">Arduino Serial Communication</text:span> – https://www.arduino.cc/reference/en/language/functions/communication/serial/</text:p>
        </text:list-item>
      </text:list>
      <text:list text:style-name="L72">
        <text:list-item>
          <text:p text:style-name="P104"><text:span text:style-name="Strong_20_Emphasis">MQTT Protocol</text:span> – https://mqtt.org/</text:p>
        </text:list-item>
      </text:list>
      <text:list text:style-name="L73">
        <text:list-item>
          <text:p text:style-name="P105"><text:span text:style-name="Strong_20_Emphasis">RZlibrairiesPerso</text:span> – Module interne projet RZmegaV4</text:p>
        </text:list-item>
      </text:list>
      <text:p text:style-name="P15"/>
      <text:p text:style-name="Text_20_body">✳️ <text:span text:style-name="Emphasis">Document généré par ChatGPT (GPT-5) — octobre 2025.</text:span></text:p>
      <text:p text:style-name="P30"/>
      <text:p text:style-name="P31"><text:span text:style-name="Source_20_Text">---</text:span></text:p>
      <text:p text:style-name="P31"/>
      <text:p text:style-name="P31"><text:span text:style-name="Source_20_Text">Souhaites-tu que je te le convertisse directement en **PDF bien mis en page (avec sommaire, logo Arduino/Node-RED et coloration du code)** ? <text:s/></text:span></text:p>
      <text:p text:style-name="P31"><text:span text:style-name="Source_20_Text">Je peux te générer le fichier prêt à télécharger.</text:span></text:p>
      <text:section text:style-name="Sect1" text:name="thread-bottom">
        <text:p text:style-name="P21"/>
      </text:section>
      <text:section text:style-name="Sect1" text:name="prompt-textarea">
        <text:p text:style-name="P21"/>
      </text:section>
      <text:section text:style-name="Sect1" text:name="Section1">
        <text:p text:style-name="P21"><text:bookmark text:name="thread"/></text:p>
        <text:section text:style-name="Sect1" text:name="thread-bottom-container">
          <text:p text:style-name="P21"/>
          <text:section text:style-name="Sect1" text:name="Section2">
            <text:p text:style-name="P21"><text:bookmark text:name="thread-bottom"/></text:p>
          </text:section>
          <text:p text:style-name="P106">ChatGPT peut commettre des erreurs. Il est recommandé de vérifier les informations importantes. Voir les préférences en matière de cookies.</text:p>
        </text:section>
      </text:section>
      <text:section text:style-name="Sect1" text:name="live-region-assertive">
        <text:p text:style-name="P21"/>
      </text:section>
      <text:section text:style-name="Sect1" text:name="live-region-polite">
        <text:p text:style-name="P21"/>
      </text:section>
      <text:p text:style-name="Text_20_body"><draw:frame draw:style-name="fr2" draw:name="Objet1" text:anchor-type="as-char" svg:width="0.041cm" svg:height="0.041cm" draw:z-index="1"><draw:floating-frame/></draw:frame><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5T18:07:05.657024400</meta:creation-date>
    <dc:date>2025-10-15T18:23:13.101671900</dc:date>
    <meta:editing-duration>PT5M43S</meta:editing-duration>
    <meta:editing-cycles>1</meta:editing-cycles>
    <meta:document-statistic meta:table-count="21" meta:image-count="0" meta:object-count="1" meta:page-count="51" meta:paragraph-count="1405" meta:word-count="9828" meta:character-count="66687" meta:non-whitespace-character-count="55540"/>
    <meta:generator>LibreOffice/25.8.1.1$Windows_X86_64 LibreOffice_project/54047653041915e595ad4e45cccea684809c77b5</meta:generator>
  </office:meta>
</office:document-meta>
</file>